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2.0098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099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1.3181in"/>
    </style:style>
    <style:style style:name="co12" style:family="table-column">
      <style:table-column-properties fo:break-before="auto" style:column-width="1.9555in"/>
    </style:style>
    <style:style style:name="co13" style:family="table-column">
      <style:table-column-properties fo:break-before="auto" style:column-width="1.3071in"/>
    </style:style>
    <style:style style:name="co14" style:family="table-column">
      <style:table-column-properties fo:break-before="auto" style:column-width="1.9772in"/>
    </style:style>
    <style:style style:name="co15" style:family="table-column">
      <style:table-column-properties fo:break-before="auto" style:column-width="1.2752in"/>
    </style:style>
    <style:style style:name="co16" style:family="table-column">
      <style:table-column-properties fo:break-before="auto" style:column-width="1.9126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3.5291in"/>
    </style:style>
    <style:style style:name="co20" style:family="table-column">
      <style:table-column-properties fo:break-before="auto" style:column-width="1.6543in"/>
    </style:style>
    <style:style style:name="co21" style:family="table-column">
      <style:table-column-properties fo:break-before="auto" style:column-width="2.008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c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15" style:family="table-cell" style:parent-style-name="Default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bdd7e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c55a11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2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ce7"/>
        <table:table-column table:style-name="co7" table:default-cell-style-name="ce4"/>
        <table:table-column table:style-name="co8" table:default-cell-style-name="ce7"/>
        <table:table-column table:style-name="co7" table:default-cell-style-name="ce7"/>
        <table:table-column table:style-name="co9" table:default-cell-style-name="ce4"/>
        <table:table-column table:style-name="co10" table:default-cell-style-name="ce7"/>
        <table:table-column table:style-name="co7" table:default-cell-style-name="ce7"/>
        <table:table-column table:style-name="co11" table:default-cell-style-name="ce4"/>
        <table:table-column table:style-name="co12" table:default-cell-style-name="ce7"/>
        <table:table-column table:style-name="co7" table:default-cell-style-name="ce7"/>
        <table:table-column table:style-name="co13" table:default-cell-style-name="ce4"/>
        <table:table-column table:style-name="co14" table:default-cell-style-name="ce7"/>
        <table:table-column table:style-name="co7" table:default-cell-style-name="ce7"/>
        <table:table-column table:style-name="co15" table:default-cell-style-name="ce4"/>
        <table:table-column table:style-name="co16" table:default-cell-style-name="ce4"/>
        <table:table-column table:style-name="co7" table:default-cell-style-name="ce7"/>
        <table:table-column table:style-name="co17" table:number-columns-repeated="1001" table:default-cell-style-name="Default"/>
        <table:table-row table:style-name="ro1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8" office:value-type="string" calcext:value-type="string">
            <text:p>Serial -O0</text:p>
          </table:table-cell>
          <table:table-cell table:style-name="ce8" office:value-type="string" calcext:value-type="string">
            <text:p>Serial -O3</text:p>
          </table:table-cell>
          <table:table-cell table:style-name="ce8" office:value-type="string" calcext:value-type="string">
            <text:p>OMP - Static -O0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8" office:value-type="string" calcext:value-type="string">
            <text:p>OMP-Static -O3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8" office:value-type="string" calcext:value-type="string">
            <text:p>OMP - Dynamic -O0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8" office:value-type="string" calcext:value-type="string">
            <text:p>OMP-Dynamic -O3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8" office:value-type="string" calcext:value-type="string">
            <text:p>OMP - Guided -O0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20" office:value-type="string" calcext:value-type="string">
            <text:p>OMP- Guided -O3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8.040963" calcext:value-type="float">
            <text:p>8.040963</text:p>
          </table:table-cell>
          <table:table-cell table:style-name="ce12" table:formula="of:=[.D2]/[.F2]" office:value-type="float" office:value="0.994905709676813" calcext:value-type="float">
            <text:p>0.994905709676813</text:p>
          </table:table-cell>
          <table:table-cell table:style-name="ce12" table:formula="of:=[.G2]/[.A2]" office:value-type="float" office:value="0.994905709676813" calcext:value-type="float">
            <text:p>0.994905709676813</text:p>
          </table:table-cell>
          <table:table-cell table:style-name="Default" office:value-type="float" office:value="4.841185" calcext:value-type="float">
            <text:p>4.841185</text:p>
          </table:table-cell>
          <table:table-cell table:style-name="ce12" table:formula="of:=[.E2]/[.I2]" office:value-type="float" office:value="0.991492785340779" calcext:value-type="float">
            <text:p>0.991492785340779</text:p>
          </table:table-cell>
          <table:table-cell table:style-name="ce12" table:formula="of:=[.J2]/[.A2]" office:value-type="float" office:value="0.991492785340779" calcext:value-type="float">
            <text:p>0.991492785340779</text:p>
          </table:table-cell>
          <table:table-cell table:style-name="Default" office:value-type="float" office:value="7.995833" calcext:value-type="float">
            <text:p>7.995833</text:p>
          </table:table-cell>
          <table:table-cell table:style-name="ce12" table:formula="of:=[.D2]/[.L2]" office:value-type="float" office:value="1.00052114645216" calcext:value-type="float">
            <text:p>1.00052114645216</text:p>
          </table:table-cell>
          <table:table-cell table:style-name="ce12" table:formula="of:=[.M2]/[.A2]" office:value-type="float" office:value="1.00052114645216" calcext:value-type="float">
            <text:p>1.00052114645216</text:p>
          </table:table-cell>
          <table:table-cell table:style-name="Default" office:value-type="float" office:value="4.841009" calcext:value-type="float">
            <text:p>4.841009</text:p>
          </table:table-cell>
          <table:table-cell table:style-name="ce12" table:formula="of:=[.E2]/[.O2]" office:value-type="float" office:value="0.991528832109174" calcext:value-type="float">
            <text:p>0.991528832109174</text:p>
          </table:table-cell>
          <table:table-cell table:style-name="ce12" table:formula="of:=[.P2]/[.A2]" office:value-type="float" office:value="0.991528832109174" calcext:value-type="float">
            <text:p>0.991528832109174</text:p>
          </table:table-cell>
          <table:table-cell table:style-name="Default" office:value-type="float" office:value="4.841009" calcext:value-type="float">
            <text:p>4.841009</text:p>
          </table:table-cell>
          <table:table-cell table:style-name="ce12" table:formula="of:=[.D2]/[.R2]" office:value-type="float" office:value="1.65254805351529" calcext:value-type="float">
            <text:p>1.65254805351529</text:p>
          </table:table-cell>
          <table:table-cell table:style-name="ce12" table:formula="of:=[.S2]/[.A2]" office:value-type="float" office:value="1.65254805351529" calcext:value-type="float">
            <text:p>1.65254805351529</text:p>
          </table:table-cell>
          <table:table-cell table:style-name="Default" office:value-type="float" office:value="4.840545" calcext:value-type="float">
            <text:p>4.840545</text:p>
          </table:table-cell>
          <table:table-cell table:style-name="ce12" table:formula="of:=[.E2]/[.U2]" office:value-type="float" office:value="0.99162387706343" calcext:value-type="float">
            <text:p>0.99162387706343</text:p>
          </table:table-cell>
          <table:table-cell table:style-name="ce12" table:formula="of:=[.V2]/[.A2]" office:value-type="float" office:value="0.99162387706343" calcext:value-type="float">
            <text:p>0.99162387706343</text:p>
          </table:table-cell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style-name="ce6" table:formula="of:=1/((1-0.88)+(0.88/[.A3]))" office:value-type="float" office:value="1.78571428571429" calcext:value-type="float">
            <text:p>1.78571428571429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5.183346" calcext:value-type="float">
            <text:p>5.183346</text:p>
          </table:table-cell>
          <table:table-cell table:style-name="ce13" table:formula="of:=[.D3]/[.F3]" office:value-type="float" office:value="1.54340458846467" calcext:value-type="float">
            <text:p>1.54340458846467</text:p>
          </table:table-cell>
          <table:table-cell table:style-name="ce12" table:formula="of:=[.G3]/[.A3]" office:value-type="float" office:value="0.771702294232336" calcext:value-type="float">
            <text:p>0.771702294232336</text:p>
          </table:table-cell>
          <table:table-cell table:style-name="Default" office:value-type="float" office:value="3.319483" calcext:value-type="float">
            <text:p>3.319483</text:p>
          </table:table-cell>
          <table:table-cell table:style-name="ce13" table:formula="of:=[.E3]/[.I3]" office:value-type="float" office:value="1.44600830912525" calcext:value-type="float">
            <text:p>1.44600830912525</text:p>
          </table:table-cell>
          <table:table-cell table:style-name="ce12" table:formula="of:=[.J3]/[.A3]" office:value-type="float" office:value="0.723004154562623" calcext:value-type="float">
            <text:p>0.723004154562623</text:p>
          </table:table-cell>
          <table:table-cell table:style-name="Default" office:value-type="float" office:value="5.768886" calcext:value-type="float">
            <text:p>5.768886</text:p>
          </table:table-cell>
          <table:table-cell table:style-name="ce13" table:formula="of:=[.D3]/[.L3]" office:value-type="float" office:value="1.38674953881911" calcext:value-type="float">
            <text:p>1.38674953881911</text:p>
          </table:table-cell>
          <table:table-cell table:style-name="ce12" table:formula="of:=[.M3]/[.A3]" office:value-type="float" office:value="0.693374769409553" calcext:value-type="float">
            <text:p>0.693374769409553</text:p>
          </table:table-cell>
          <table:table-cell table:style-name="Default" office:value-type="float" office:value="3.655257" calcext:value-type="float">
            <text:p>3.655257</text:p>
          </table:table-cell>
          <table:table-cell table:style-name="ce13" table:formula="of:=[.E3]/[.O3]" office:value-type="float" office:value="1.31317715826821" calcext:value-type="float">
            <text:p>1.31317715826821</text:p>
          </table:table-cell>
          <table:table-cell table:style-name="ce12" table:formula="of:=[.P3]/[.A3]" office:value-type="float" office:value="0.656588579134107" calcext:value-type="float">
            <text:p>0.656588579134107</text:p>
          </table:table-cell>
          <table:table-cell table:style-name="Default" office:value-type="float" office:value="3.655257" calcext:value-type="float">
            <text:p>3.655257</text:p>
          </table:table-cell>
          <table:table-cell table:style-name="ce13" table:formula="of:=[.D3]/[.R3]" office:value-type="float" office:value="2.18862859711369" calcext:value-type="float">
            <text:p>2.18862859711369</text:p>
          </table:table-cell>
          <table:table-cell table:style-name="ce12" table:formula="of:=[.S3]/[.A3]" office:value-type="float" office:value="1.09431429855685" calcext:value-type="float">
            <text:p>1.09431429855685</text:p>
          </table:table-cell>
          <table:table-cell table:style-name="Default" office:value-type="float" office:value="3.142849" calcext:value-type="float">
            <text:p>3.142849</text:p>
          </table:table-cell>
          <table:table-cell table:style-name="ce13" table:formula="of:=[.E3]/[.U3]" office:value-type="float" office:value="1.52727668430777" calcext:value-type="float">
            <text:p>1.52727668430777</text:p>
          </table:table-cell>
          <table:table-cell table:style-name="ce12" table:formula="of:=[.V3]/[.A3]" office:value-type="float" office:value="0.763638342153886" calcext:value-type="float">
            <text:p>0.763638342153886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6" table:formula="of:=1/((1-0.88)+(0.88/[.A4]))" office:value-type="float" office:value="2.41935483870968" calcext:value-type="float">
            <text:p>2.4193548387096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3.710405" calcext:value-type="float">
            <text:p>3.710405</text:p>
          </table:table-cell>
          <table:table-cell table:style-name="ce13" table:formula="of:=[.D4]/[.F4]" office:value-type="float" office:value="2.15609886252309" calcext:value-type="float">
            <text:p>2.15609886252309</text:p>
          </table:table-cell>
          <table:table-cell table:style-name="ce12" table:formula="of:=[.G4]/[.A4]" office:value-type="float" office:value="0.718699620841031" calcext:value-type="float">
            <text:p>0.718699620841031</text:p>
          </table:table-cell>
          <table:table-cell table:style-name="Default" office:value-type="float" office:value="2.356606" calcext:value-type="float">
            <text:p>2.356606</text:p>
          </table:table-cell>
          <table:table-cell table:style-name="ce13" table:formula="of:=[.E4]/[.I4]" office:value-type="float" office:value="2.03682753926622" calcext:value-type="float">
            <text:p>2.03682753926622</text:p>
          </table:table-cell>
          <table:table-cell table:style-name="ce12" table:formula="of:=[.J4]/[.A4]" office:value-type="float" office:value="0.678942513088739" calcext:value-type="float">
            <text:p>0.678942513088739</text:p>
          </table:table-cell>
          <table:table-cell table:style-name="Default" office:value-type="float" office:value="3.164591" calcext:value-type="float">
            <text:p>3.164591</text:p>
          </table:table-cell>
          <table:table-cell table:style-name="ce13" table:formula="of:=[.D4]/[.L4]" office:value-type="float" office:value="2.52797280912446" calcext:value-type="float">
            <text:p>2.52797280912446</text:p>
          </table:table-cell>
          <table:table-cell table:style-name="ce12" table:formula="of:=[.M4]/[.A4]" office:value-type="float" office:value="0.842657603041488" calcext:value-type="float">
            <text:p>0.842657603041488</text:p>
          </table:table-cell>
          <table:table-cell table:style-name="Default" office:value-type="float" office:value="2.284258" calcext:value-type="float">
            <text:p>2.284258</text:p>
          </table:table-cell>
          <table:table-cell table:style-name="ce13" table:formula="of:=[.E4]/[.O4]" office:value-type="float" office:value="2.10133881549282" calcext:value-type="float">
            <text:p>2.10133881549282</text:p>
          </table:table-cell>
          <table:table-cell table:style-name="ce12" table:formula="of:=[.P4]/[.A4]" office:value-type="float" office:value="0.70044627183094" calcext:value-type="float">
            <text:p>0.70044627183094</text:p>
          </table:table-cell>
          <table:table-cell table:style-name="Default" office:value-type="float" office:value="2.284258" calcext:value-type="float">
            <text:p>2.284258</text:p>
          </table:table-cell>
          <table:table-cell table:style-name="ce13" table:formula="of:=[.D4]/[.R4]" office:value-type="float" office:value="3.5022313591547" calcext:value-type="float">
            <text:p>3.5022313591547</text:p>
          </table:table-cell>
          <table:table-cell table:style-name="ce12" table:formula="of:=[.S4]/[.A4]" office:value-type="float" office:value="1.16741045305157" calcext:value-type="float">
            <text:p>1.16741045305157</text:p>
          </table:table-cell>
          <table:table-cell table:style-name="Default" office:value-type="float" office:value="1.972682" calcext:value-type="float">
            <text:p>1.972682</text:p>
          </table:table-cell>
          <table:table-cell table:style-name="ce13" table:formula="of:=[.E4]/[.U4]" office:value-type="float" office:value="2.43323556457655" calcext:value-type="float">
            <text:p>2.43323556457655</text:p>
          </table:table-cell>
          <table:table-cell table:style-name="ce12" table:formula="of:=[.V4]/[.A4]" office:value-type="float" office:value="0.811078521525517" calcext:value-type="float">
            <text:p>0.811078521525517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6" table:formula="of:=1/((1-0.88)+(0.88/[.A5]))" office:value-type="float" office:value="2.94117647058824" calcext:value-type="float">
            <text:p>2.94117647058824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2.513407" calcext:value-type="float">
            <text:p>2.513407</text:p>
          </table:table-cell>
          <table:table-cell table:style-name="ce13" table:formula="of:=[.D5]/[.F5]" office:value-type="float" office:value="3.18293057988619" calcext:value-type="float">
            <text:p>3.18293057988619</text:p>
          </table:table-cell>
          <table:table-cell table:style-name="ce12" table:formula="of:=[.G5]/[.A5]" office:value-type="float" office:value="0.795732644971547" calcext:value-type="float">
            <text:p>0.795732644971547</text:p>
          </table:table-cell>
          <table:table-cell table:style-name="Default" office:value-type="float" office:value="1.569093" calcext:value-type="float">
            <text:p>1.569093</text:p>
          </table:table-cell>
          <table:table-cell table:style-name="ce13" table:formula="of:=[.E5]/[.I5]" office:value-type="float" office:value="3.05909209970346" calcext:value-type="float">
            <text:p>3.05909209970346</text:p>
          </table:table-cell>
          <table:table-cell table:style-name="ce12" table:formula="of:=[.J5]/[.A5]" office:value-type="float" office:value="0.764773024925865" calcext:value-type="float">
            <text:p>0.764773024925865</text:p>
          </table:table-cell>
          <table:table-cell table:style-name="Default" office:value-type="float" office:value="3.353239" calcext:value-type="float">
            <text:p>3.353239</text:p>
          </table:table-cell>
          <table:table-cell table:style-name="ce13" table:formula="of:=[.D5]/[.L5]" office:value-type="float" office:value="2.38575299881696" calcext:value-type="float">
            <text:p>2.38575299881696</text:p>
          </table:table-cell>
          <table:table-cell table:style-name="ce12" table:formula="of:=[.M5]/[.A5]" office:value-type="float" office:value="0.596438249704241" calcext:value-type="float">
            <text:p>0.596438249704241</text:p>
          </table:table-cell>
          <table:table-cell table:style-name="Default" office:value-type="float" office:value="2.188224" calcext:value-type="float">
            <text:p>2.188224</text:p>
          </table:table-cell>
          <table:table-cell table:style-name="ce13" table:formula="of:=[.E5]/[.O5]" office:value-type="float" office:value="2.19355970869527" calcext:value-type="float">
            <text:p>2.19355970869527</text:p>
          </table:table-cell>
          <table:table-cell table:style-name="ce12" table:formula="of:=[.P5]/[.A5]" office:value-type="float" office:value="0.548389927173818" calcext:value-type="float">
            <text:p>0.548389927173818</text:p>
          </table:table-cell>
          <table:table-cell table:style-name="Default" office:value-type="float" office:value="2.188224" calcext:value-type="float">
            <text:p>2.188224</text:p>
          </table:table-cell>
          <table:table-cell table:style-name="ce13" table:formula="of:=[.D5]/[.R5]" office:value-type="float" office:value="3.65593284782545" calcext:value-type="float">
            <text:p>3.65593284782545</text:p>
          </table:table-cell>
          <table:table-cell table:style-name="ce12" table:formula="of:=[.S5]/[.A5]" office:value-type="float" office:value="0.913983211956363" calcext:value-type="float">
            <text:p>0.913983211956363</text:p>
          </table:table-cell>
          <table:table-cell table:style-name="Default" office:value-type="float" office:value="1.67378" calcext:value-type="float">
            <text:p>1.67378</text:p>
          </table:table-cell>
          <table:table-cell table:style-name="ce13" table:formula="of:=[.E5]/[.U5]" office:value-type="float" office:value="2.86776039861869" calcext:value-type="float">
            <text:p>2.86776039861869</text:p>
          </table:table-cell>
          <table:table-cell table:style-name="ce12" table:formula="of:=[.V5]/[.A5]" office:value-type="float" office:value="0.716940099654674" calcext:value-type="float">
            <text:p>0.716940099654674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6" table:formula="of:=1/((1-0.88)+(0.88/[.A6]))" office:value-type="float" office:value="3.37837837837838" calcext:value-type="float">
            <text:p>3.3783783783783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2.244979" calcext:value-type="float">
            <text:p>2.244979</text:p>
          </table:table-cell>
          <table:table-cell table:style-name="ce13" table:formula="of:=[.D6]/[.F6]" office:value-type="float" office:value="3.56350772100764" calcext:value-type="float">
            <text:p>3.56350772100764</text:p>
          </table:table-cell>
          <table:table-cell table:style-name="ce12" table:formula="of:=[.G6]/[.A6]" office:value-type="float" office:value="0.712701544201527" calcext:value-type="float">
            <text:p>0.712701544201527</text:p>
          </table:table-cell>
          <table:table-cell table:style-name="Default" office:value-type="float" office:value="1.682333" calcext:value-type="float">
            <text:p>1.682333</text:p>
          </table:table-cell>
          <table:table-cell table:style-name="ce13" table:formula="of:=[.E6]/[.I6]" office:value-type="float" office:value="2.85318067231636" calcext:value-type="float">
            <text:p>2.85318067231636</text:p>
          </table:table-cell>
          <table:table-cell table:style-name="ce12" table:formula="of:=[.J6]/[.A6]" office:value-type="float" office:value="0.570636134463272" calcext:value-type="float">
            <text:p>0.570636134463272</text:p>
          </table:table-cell>
          <table:table-cell table:style-name="Default" office:value-type="float" office:value="3.186956" calcext:value-type="float">
            <text:p>3.186956</text:p>
          </table:table-cell>
          <table:table-cell table:style-name="ce13" table:formula="of:=[.D6]/[.L6]" office:value-type="float" office:value="2.51023233455372" calcext:value-type="float">
            <text:p>2.51023233455372</text:p>
          </table:table-cell>
          <table:table-cell table:style-name="ce12" table:formula="of:=[.M6]/[.A6]" office:value-type="float" office:value="0.502046466910745" calcext:value-type="float">
            <text:p>0.502046466910745</text:p>
          </table:table-cell>
          <table:table-cell table:style-name="Default" office:value-type="float" office:value="2.017984" calcext:value-type="float">
            <text:p>2.017984</text:p>
          </table:table-cell>
          <table:table-cell table:style-name="ce13" table:formula="of:=[.E6]/[.O6]" office:value-type="float" office:value="2.37861152516571" calcext:value-type="float">
            <text:p>2.37861152516571</text:p>
          </table:table-cell>
          <table:table-cell table:style-name="ce12" table:formula="of:=[.P6]/[.A6]" office:value-type="float" office:value="0.475722305033142" calcext:value-type="float">
            <text:p>0.475722305033142</text:p>
          </table:table-cell>
          <table:table-cell table:style-name="Default" office:value-type="float" office:value="2.017984" calcext:value-type="float">
            <text:p>2.017984</text:p>
          </table:table-cell>
          <table:table-cell table:style-name="ce13" table:formula="of:=[.D6]/[.R6]" office:value-type="float" office:value="3.96435254194285" calcext:value-type="float">
            <text:p>3.96435254194285</text:p>
          </table:table-cell>
          <table:table-cell table:style-name="ce12" table:formula="of:=[.S6]/[.A6]" office:value-type="float" office:value="0.79287050838857" calcext:value-type="float">
            <text:p>0.79287050838857</text:p>
          </table:table-cell>
          <table:table-cell table:style-name="Default" office:value-type="float" office:value="1.439418" calcext:value-type="float">
            <text:p>1.439418</text:p>
          </table:table-cell>
          <table:table-cell table:style-name="ce13" table:formula="of:=[.E6]/[.U6]" office:value-type="float" office:value="3.33468110027803" calcext:value-type="float">
            <text:p>3.33468110027803</text:p>
          </table:table-cell>
          <table:table-cell table:style-name="ce12" table:formula="of:=[.V6]/[.A6]" office:value-type="float" office:value="0.666936220055606" calcext:value-type="float">
            <text:p>0.666936220055606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6" table:formula="of:=1/((1-0.88)+(0.88/[.A7]))" office:value-type="float" office:value="3.75" calcext:value-type="float">
            <text:p>3.7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702065" calcext:value-type="float">
            <text:p>1.702065</text:p>
          </table:table-cell>
          <table:table-cell table:style-name="ce13" table:formula="of:=[.D7]/[.F7]" office:value-type="float" office:value="4.70017302511949" calcext:value-type="float">
            <text:p>4.70017302511949</text:p>
          </table:table-cell>
          <table:table-cell table:style-name="ce12" table:formula="of:=[.G7]/[.A7]" office:value-type="float" office:value="0.783362170853248" calcext:value-type="float">
            <text:p>0.783362170853248</text:p>
          </table:table-cell>
          <table:table-cell table:style-name="Default" office:value-type="float" office:value="1.157469" calcext:value-type="float">
            <text:p>1.157469</text:p>
          </table:table-cell>
          <table:table-cell table:style-name="ce13" table:formula="of:=[.E7]/[.I7]" office:value-type="float" office:value="4.14697931434881" calcext:value-type="float">
            <text:p>4.14697931434881</text:p>
          </table:table-cell>
          <table:table-cell table:style-name="ce12" table:formula="of:=[.J7]/[.A7]" office:value-type="float" office:value="0.691163219058135" calcext:value-type="float">
            <text:p>0.691163219058135</text:p>
          </table:table-cell>
          <table:table-cell table:style-name="Default" office:value-type="float" office:value="2.828866" calcext:value-type="float">
            <text:p>2.828866</text:p>
          </table:table-cell>
          <table:table-cell table:style-name="ce13" table:formula="of:=[.D7]/[.L7]" office:value-type="float" office:value="2.82798831758026" calcext:value-type="float">
            <text:p>2.82798831758026</text:p>
          </table:table-cell>
          <table:table-cell table:style-name="ce12" table:formula="of:=[.M7]/[.A7]" office:value-type="float" office:value="0.471331386263377" calcext:value-type="float">
            <text:p>0.471331386263377</text:p>
          </table:table-cell>
          <table:table-cell table:style-name="Default" office:value-type="float" office:value="1.814557" calcext:value-type="float">
            <text:p>1.814557</text:p>
          </table:table-cell>
          <table:table-cell table:style-name="ce13" table:formula="of:=[.E7]/[.O7]" office:value-type="float" office:value="2.64527375001171" calcext:value-type="float">
            <text:p>2.64527375001171</text:p>
          </table:table-cell>
          <table:table-cell table:style-name="ce12" table:formula="of:=[.P7]/[.A7]" office:value-type="float" office:value="0.440878958335285" calcext:value-type="float">
            <text:p>0.440878958335285</text:p>
          </table:table-cell>
          <table:table-cell table:style-name="Default" office:value-type="float" office:value="1.814557" calcext:value-type="float">
            <text:p>1.814557</text:p>
          </table:table-cell>
          <table:table-cell table:style-name="ce13" table:formula="of:=[.D7]/[.R7]" office:value-type="float" office:value="4.40878958335285" calcext:value-type="float">
            <text:p>4.40878958335285</text:p>
          </table:table-cell>
          <table:table-cell table:style-name="ce12" table:formula="of:=[.S7]/[.A7]" office:value-type="float" office:value="0.734798263892142" calcext:value-type="float">
            <text:p>0.734798263892142</text:p>
          </table:table-cell>
          <table:table-cell table:style-name="Default" office:value-type="float" office:value="1.151025" calcext:value-type="float">
            <text:p>1.151025</text:p>
          </table:table-cell>
          <table:table-cell table:style-name="ce13" table:formula="of:=[.E7]/[.U7]" office:value-type="float" office:value="4.17019612953672" calcext:value-type="float">
            <text:p>4.17019612953672</text:p>
          </table:table-cell>
          <table:table-cell table:style-name="ce12" table:formula="of:=[.V7]/[.A7]" office:value-type="float" office:value="0.69503268825612" calcext:value-type="float">
            <text:p>0.69503268825612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6" table:formula="of:=1/((1-0.88)+(0.88/[.A8]))" office:value-type="float" office:value="4.06976744186047" calcext:value-type="float">
            <text:p>4.06976744186047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591906" calcext:value-type="float">
            <text:p>1.591906</text:p>
          </table:table-cell>
          <table:table-cell table:style-name="ce13" table:formula="of:=[.D8]/[.F8]" office:value-type="float" office:value="5.02542235534008" calcext:value-type="float">
            <text:p>5.02542235534008</text:p>
          </table:table-cell>
          <table:table-cell table:style-name="ce12" table:formula="of:=[.G8]/[.A8]" office:value-type="float" office:value="0.717917479334297" calcext:value-type="float">
            <text:p>0.717917479334297</text:p>
          </table:table-cell>
          <table:table-cell table:style-name="Default" office:value-type="float" office:value="1.27332" calcext:value-type="float">
            <text:p>1.27332</text:p>
          </table:table-cell>
          <table:table-cell table:style-name="ce13" table:formula="of:=[.E8]/[.I8]" office:value-type="float" office:value="3.76967298086891" calcext:value-type="float">
            <text:p>3.76967298086891</text:p>
          </table:table-cell>
          <table:table-cell table:style-name="ce12" table:formula="of:=[.J8]/[.A8]" office:value-type="float" office:value="0.538524711552701" calcext:value-type="float">
            <text:p>0.538524711552701</text:p>
          </table:table-cell>
          <table:table-cell table:style-name="Default" office:value-type="float" office:value="2.599882" calcext:value-type="float">
            <text:p>2.599882</text:p>
          </table:table-cell>
          <table:table-cell table:style-name="ce13" table:formula="of:=[.D8]/[.L8]" office:value-type="float" office:value="3.07706272823151" calcext:value-type="float">
            <text:p>3.07706272823151</text:p>
          </table:table-cell>
          <table:table-cell table:style-name="ce12" table:formula="of:=[.M8]/[.A8]" office:value-type="float" office:value="0.439580389747359" calcext:value-type="float">
            <text:p>0.439580389747359</text:p>
          </table:table-cell>
          <table:table-cell table:style-name="Default" office:value-type="float" office:value="1.57475" calcext:value-type="float">
            <text:p>1.57475</text:p>
          </table:table-cell>
          <table:table-cell table:style-name="ce13" table:formula="of:=[.E8]/[.O8]" office:value-type="float" office:value="3.04810287347198" calcext:value-type="float">
            <text:p>3.04810287347198</text:p>
          </table:table-cell>
          <table:table-cell table:style-name="ce12" table:formula="of:=[.P8]/[.A8]" office:value-type="float" office:value="0.435443267638854" calcext:value-type="float">
            <text:p>0.435443267638854</text:p>
          </table:table-cell>
          <table:table-cell table:style-name="Default" office:value-type="float" office:value="1.57475" calcext:value-type="float">
            <text:p>1.57475</text:p>
          </table:table-cell>
          <table:table-cell table:style-name="ce13" table:formula="of:=[.D8]/[.R8]" office:value-type="float" office:value="5.08017145578663" calcext:value-type="float">
            <text:p>5.08017145578663</text:p>
          </table:table-cell>
          <table:table-cell table:style-name="ce12" table:formula="of:=[.S8]/[.A8]" office:value-type="float" office:value="0.72573877939809" calcext:value-type="float">
            <text:p>0.72573877939809</text:p>
          </table:table-cell>
          <table:table-cell table:style-name="Default" office:value-type="float" office:value="0.934045" calcext:value-type="float">
            <text:p>0.934045</text:p>
          </table:table-cell>
          <table:table-cell table:style-name="ce13" table:formula="of:=[.E8]/[.U8]" office:value-type="float" office:value="5.13893870209679" calcext:value-type="float">
            <text:p>5.13893870209679</text:p>
          </table:table-cell>
          <table:table-cell table:style-name="ce12" table:formula="of:=[.V8]/[.A8]" office:value-type="float" office:value="0.734134100299542" calcext:value-type="float">
            <text:p>0.734134100299542</text:p>
          </table:table-cell>
          <table:table-cell table:number-columns-repeated="100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6" table:formula="of:=1/((1-0.88)+(0.88/[.A9]))" office:value-type="float" office:value="4.34782608695652" calcext:value-type="float">
            <text:p>4.3478260869565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91291" calcext:value-type="float">
            <text:p>1.391291</text:p>
          </table:table-cell>
          <table:table-cell table:style-name="ce13" table:formula="of:=[.D9]/[.F9]" office:value-type="float" office:value="5.75005516459174" calcext:value-type="float">
            <text:p>5.75005516459174</text:p>
          </table:table-cell>
          <table:table-cell table:style-name="ce12" table:formula="of:=[.G9]/[.A9]" office:value-type="float" office:value="0.718756895573967" calcext:value-type="float">
            <text:p>0.718756895573967</text:p>
          </table:table-cell>
          <table:table-cell table:style-name="Default" office:value-type="float" office:value="0.969102" calcext:value-type="float">
            <text:p>0.969102</text:p>
          </table:table-cell>
          <table:table-cell table:style-name="ce13" table:formula="of:=[.E9]/[.I9]" office:value-type="float" office:value="4.95303899899082" calcext:value-type="float">
            <text:p>4.95303899899082</text:p>
          </table:table-cell>
          <table:table-cell table:style-name="ce12" table:formula="of:=[.J9]/[.A9]" office:value-type="float" office:value="0.619129874873852" calcext:value-type="float">
            <text:p>0.619129874873852</text:p>
          </table:table-cell>
          <table:table-cell table:style-name="Default" office:value-type="float" office:value="2.311152" calcext:value-type="float">
            <text:p>2.311152</text:p>
          </table:table-cell>
          <table:table-cell table:style-name="ce13" table:formula="of:=[.D9]/[.L9]" office:value-type="float" office:value="3.46147722001842" calcext:value-type="float">
            <text:p>3.46147722001842</text:p>
          </table:table-cell>
          <table:table-cell table:style-name="ce12" table:formula="of:=[.M9]/[.A9]" office:value-type="float" office:value="0.432684652502302" calcext:value-type="float">
            <text:p>0.432684652502302</text:p>
          </table:table-cell>
          <table:table-cell table:style-name="Default" office:value-type="float" office:value="1.456464" calcext:value-type="float">
            <text:p>1.456464</text:p>
          </table:table-cell>
          <table:table-cell table:style-name="ce13" table:formula="of:=[.E9]/[.O9]" office:value-type="float" office:value="3.29565303364862" calcext:value-type="float">
            <text:p>3.29565303364862</text:p>
          </table:table-cell>
          <table:table-cell table:style-name="ce12" table:formula="of:=[.P9]/[.A9]" office:value-type="float" office:value="0.411956629206077" calcext:value-type="float">
            <text:p>0.411956629206077</text:p>
          </table:table-cell>
          <table:table-cell table:style-name="Default" office:value-type="float" office:value="1.456464" calcext:value-type="float">
            <text:p>1.456464</text:p>
          </table:table-cell>
          <table:table-cell table:style-name="ce13" table:formula="of:=[.D9]/[.R9]" office:value-type="float" office:value="5.49275505608103" calcext:value-type="float">
            <text:p>5.49275505608103</text:p>
          </table:table-cell>
          <table:table-cell table:style-name="ce12" table:formula="of:=[.S9]/[.A9]" office:value-type="float" office:value="0.686594382010129" calcext:value-type="float">
            <text:p>0.686594382010129</text:p>
          </table:table-cell>
          <table:table-cell table:style-name="Default" office:value-type="float" office:value="0.791637" calcext:value-type="float">
            <text:p>0.791637</text:p>
          </table:table-cell>
          <table:table-cell table:style-name="ce13" table:formula="of:=[.E9]/[.U9]" office:value-type="float" office:value="6.06338511211578" calcext:value-type="float">
            <text:p>6.06338511211578</text:p>
          </table:table-cell>
          <table:table-cell table:style-name="ce12" table:formula="of:=[.V9]/[.A9]" office:value-type="float" office:value="0.757923139014472" calcext:value-type="float">
            <text:p>0.757923139014472</text:p>
          </table:table-cell>
          <table:table-cell table:number-columns-repeated="100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6" table:formula="of:=1/((1-0.88)+(0.88/[.A10]))" office:value-type="float" office:value="4.59183673469388" calcext:value-type="float">
            <text:p>4.5918367346938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41449" calcext:value-type="float">
            <text:p>1.41449</text:p>
          </table:table-cell>
          <table:table-cell table:style-name="ce13" table:formula="of:=[.D10]/[.F10]" office:value-type="float" office:value="5.65574871508459" calcext:value-type="float">
            <text:p>5.65574871508459</text:p>
          </table:table-cell>
          <table:table-cell table:style-name="ce12" table:formula="of:=[.G10]/[.A10]" office:value-type="float" office:value="0.628416523898288" calcext:value-type="float">
            <text:p>0.628416523898288</text:p>
          </table:table-cell>
          <table:table-cell table:style-name="Default" office:value-type="float" office:value="1.005684" calcext:value-type="float">
            <text:p>1.005684</text:p>
          </table:table-cell>
          <table:table-cell table:style-name="ce13" table:formula="of:=[.E10]/[.I10]" office:value-type="float" office:value="4.77287100122901" calcext:value-type="float">
            <text:p>4.77287100122901</text:p>
          </table:table-cell>
          <table:table-cell table:style-name="ce12" table:formula="of:=[.J10]/[.A10]" office:value-type="float" office:value="0.530319000136557" calcext:value-type="float">
            <text:p>0.530319000136557</text:p>
          </table:table-cell>
          <table:table-cell table:style-name="Default" office:value-type="float" office:value="2.48713" calcext:value-type="float">
            <text:p>2.48713</text:p>
          </table:table-cell>
          <table:table-cell table:style-name="ce13" table:formula="of:=[.D10]/[.L10]" office:value-type="float" office:value="3.21655884493372" calcext:value-type="float">
            <text:p>3.21655884493372</text:p>
          </table:table-cell>
          <table:table-cell table:style-name="ce12" table:formula="of:=[.M10]/[.A10]" office:value-type="float" office:value="0.357395427214858" calcext:value-type="float">
            <text:p>0.357395427214858</text:p>
          </table:table-cell>
          <table:table-cell table:style-name="Default" office:value-type="float" office:value="1.567177" calcext:value-type="float">
            <text:p>1.567177</text:p>
          </table:table-cell>
          <table:table-cell table:style-name="ce13" table:formula="of:=[.E10]/[.O10]" office:value-type="float" office:value="3.0628320859737" calcext:value-type="float">
            <text:p>3.0628320859737</text:p>
          </table:table-cell>
          <table:table-cell table:style-name="ce12" table:formula="of:=[.P10]/[.A10]" office:value-type="float" office:value="0.3403146762193" calcext:value-type="float">
            <text:p>0.3403146762193</text:p>
          </table:table-cell>
          <table:table-cell table:style-name="Default" office:value-type="float" office:value="1.567177" calcext:value-type="float">
            <text:p>1.567177</text:p>
          </table:table-cell>
          <table:table-cell table:style-name="ce13" table:formula="of:=[.D10]/[.R10]" office:value-type="float" office:value="5.10472014328949" calcext:value-type="float">
            <text:p>5.10472014328949</text:p>
          </table:table-cell>
          <table:table-cell table:style-name="ce12" table:formula="of:=[.S10]/[.A10]" office:value-type="float" office:value="0.567191127032166" calcext:value-type="float">
            <text:p>0.567191127032166</text:p>
          </table:table-cell>
          <table:table-cell table:style-name="Default" office:value-type="float" office:value="0.840563" calcext:value-type="float">
            <text:p>0.840563</text:p>
          </table:table-cell>
          <table:table-cell table:style-name="ce13" table:formula="of:=[.E10]/[.U10]" office:value-type="float" office:value="5.71045834755991" calcext:value-type="float">
            <text:p>5.71045834755991</text:p>
          </table:table-cell>
          <table:table-cell table:style-name="ce12" table:formula="of:=[.V10]/[.A10]" office:value-type="float" office:value="0.634495371951101" calcext:value-type="float">
            <text:p>0.634495371951101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6" table:formula="of:=1/((1-0.88)+(0.88/[.A11]))" office:value-type="float" office:value="4.80769230769231" calcext:value-type="float">
            <text:p>4.8076923076923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88534" calcext:value-type="float">
            <text:p>1.088534</text:p>
          </table:table-cell>
          <table:table-cell table:style-name="ce14" table:formula="of:=[.D11]/[.F11]" office:value-type="float" office:value="7.34933405846763" calcext:value-type="float">
            <text:p>7.34933405846763</text:p>
          </table:table-cell>
          <table:table-cell table:style-name="ce12" table:formula="of:=[.G11]/[.A11]" office:value-type="float" office:value="0.734933405846763" calcext:value-type="float">
            <text:p>0.734933405846763</text:p>
          </table:table-cell>
          <table:table-cell table:style-name="Default" office:value-type="float" office:value="0.793671" calcext:value-type="float">
            <text:p>0.793671</text:p>
          </table:table-cell>
          <table:table-cell table:style-name="ce13" table:formula="of:=[.E11]/[.I11]" office:value-type="float" office:value="6.04784602184028" calcext:value-type="float">
            <text:p>6.04784602184028</text:p>
          </table:table-cell>
          <table:table-cell table:style-name="ce12" table:formula="of:=[.J11]/[.A11]" office:value-type="float" office:value="0.604784602184028" calcext:value-type="float">
            <text:p>0.604784602184028</text:p>
          </table:table-cell>
          <table:table-cell table:style-name="Default" office:value-type="float" office:value="2.217992" calcext:value-type="float">
            <text:p>2.217992</text:p>
          </table:table-cell>
          <table:table-cell table:style-name="ce13" table:formula="of:=[.D11]/[.L11]" office:value-type="float" office:value="3.60686603017504" calcext:value-type="float">
            <text:p>3.60686603017504</text:p>
          </table:table-cell>
          <table:table-cell table:style-name="ce12" table:formula="of:=[.M11]/[.A11]" office:value-type="float" office:value="0.360686603017504" calcext:value-type="float">
            <text:p>0.360686603017504</text:p>
          </table:table-cell>
          <table:table-cell table:style-name="Default" office:value-type="float" office:value="1.411593" calcext:value-type="float">
            <text:p>1.411593</text:p>
          </table:table-cell>
          <table:table-cell table:style-name="ce13" table:formula="of:=[.E11]/[.O11]" office:value-type="float" office:value="3.4004135753011" calcext:value-type="float">
            <text:p>3.4004135753011</text:p>
          </table:table-cell>
          <table:table-cell table:style-name="ce12" table:formula="of:=[.P11]/[.A11]" office:value-type="float" office:value="0.34004135753011" calcext:value-type="float">
            <text:p>0.34004135753011</text:p>
          </table:table-cell>
          <table:table-cell table:style-name="Default" office:value-type="float" office:value="1.411593" calcext:value-type="float">
            <text:p>1.411593</text:p>
          </table:table-cell>
          <table:table-cell table:style-name="ce13" table:formula="of:=[.D11]/[.R11]" office:value-type="float" office:value="5.66735595883516" calcext:value-type="float">
            <text:p>5.66735595883516</text:p>
          </table:table-cell>
          <table:table-cell table:style-name="ce12" table:formula="of:=[.S11]/[.A11]" office:value-type="float" office:value="0.566735595883516" calcext:value-type="float">
            <text:p>0.566735595883516</text:p>
          </table:table-cell>
          <table:table-cell table:style-name="Default" office:value-type="float" office:value="0.79549" calcext:value-type="float">
            <text:p>0.79549</text:p>
          </table:table-cell>
          <table:table-cell table:style-name="ce13" table:formula="of:=[.E11]/[.U11]" office:value-type="float" office:value="6.03401676953827" calcext:value-type="float">
            <text:p>6.03401676953827</text:p>
          </table:table-cell>
          <table:table-cell table:style-name="ce12" table:formula="of:=[.V11]/[.A11]" office:value-type="float" office:value="0.603401676953827" calcext:value-type="float">
            <text:p>0.603401676953827</text:p>
          </table:table-cell>
          <table:table-cell table:number-columns-repeated="100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6" table:formula="of:=1/((1-0.88)+(0.88/[.A12]))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88886" calcext:value-type="float">
            <text:p>1.388886</text:p>
          </table:table-cell>
          <table:table-cell table:style-name="ce13" table:formula="of:=[.D12]/[.F12]" office:value-type="float" office:value="5.76001198082492" calcext:value-type="float">
            <text:p>5.76001198082492</text:p>
          </table:table-cell>
          <table:table-cell table:style-name="ce12" table:formula="of:=[.G12]/[.A12]" office:value-type="float" office:value="0.523637452802265" calcext:value-type="float">
            <text:p>0.523637452802265</text:p>
          </table:table-cell>
          <table:table-cell table:style-name="Default" office:value-type="float" office:value="0.954388" calcext:value-type="float">
            <text:p>0.954388</text:p>
          </table:table-cell>
          <table:table-cell table:style-name="ce13" table:formula="of:=[.E12]/[.I12]" office:value-type="float" office:value="5.02940104024778" calcext:value-type="float">
            <text:p>5.02940104024778</text:p>
          </table:table-cell>
          <table:table-cell table:style-name="ce12" table:formula="of:=[.J12]/[.A12]" office:value-type="float" office:value="0.457218276386162" calcext:value-type="float">
            <text:p>0.457218276386162</text:p>
          </table:table-cell>
          <table:table-cell table:style-name="Default" office:value-type="float" office:value="2.119967" calcext:value-type="float">
            <text:p>2.119967</text:p>
          </table:table-cell>
          <table:table-cell table:style-name="ce13" table:formula="of:=[.D12]/[.L12]" office:value-type="float" office:value="3.77364364633978" calcext:value-type="float">
            <text:p>3.77364364633978</text:p>
          </table:table-cell>
          <table:table-cell table:style-name="ce12" table:formula="of:=[.M12]/[.A12]" office:value-type="float" office:value="0.343058513303616" calcext:value-type="float">
            <text:p>0.343058513303616</text:p>
          </table:table-cell>
          <table:table-cell table:style-name="Default" office:value-type="float" office:value="1.445396" calcext:value-type="float">
            <text:p>1.445396</text:p>
          </table:table-cell>
          <table:table-cell table:style-name="ce13" table:formula="of:=[.E12]/[.O12]" office:value-type="float" office:value="3.32088922343773" calcext:value-type="float">
            <text:p>3.32088922343773</text:p>
          </table:table-cell>
          <table:table-cell table:style-name="ce12" table:formula="of:=[.P12]/[.A12]" office:value-type="float" office:value="0.301899020312521" calcext:value-type="float">
            <text:p>0.301899020312521</text:p>
          </table:table-cell>
          <table:table-cell table:style-name="Default" office:value-type="float" office:value="1.445396" calcext:value-type="float">
            <text:p>1.445396</text:p>
          </table:table-cell>
          <table:table-cell table:style-name="ce13" table:formula="of:=[.D12]/[.R12]" office:value-type="float" office:value="5.53481537239622" calcext:value-type="float">
            <text:p>5.53481537239622</text:p>
          </table:table-cell>
          <table:table-cell table:style-name="ce12" table:formula="of:=[.S12]/[.A12]" office:value-type="float" office:value="0.503165033854201" calcext:value-type="float">
            <text:p>0.503165033854201</text:p>
          </table:table-cell>
          <table:table-cell table:style-name="Default" office:value-type="float" office:value="0.708635" calcext:value-type="float">
            <text:p>0.708635</text:p>
          </table:table-cell>
          <table:table-cell table:style-name="ce13" table:formula="of:=[.E12]/[.U12]" office:value-type="float" office:value="6.77358583756094" calcext:value-type="float">
            <text:p>6.77358583756094</text:p>
          </table:table-cell>
          <table:table-cell table:style-name="ce12" table:formula="of:=[.V12]/[.A12]" office:value-type="float" office:value="0.615780530687359" calcext:value-type="float">
            <text:p>0.615780530687359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6" table:formula="of:=1/((1-0.88)+(0.88/[.A13]))" office:value-type="float" office:value="5.17241379310345" calcext:value-type="float">
            <text:p>5.1724137931034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41055" calcext:value-type="float">
            <text:p>1.341055</text:p>
          </table:table-cell>
          <table:table-cell table:style-name="ce13" table:formula="of:=[.D13]/[.F13]" office:value-type="float" office:value="5.96545257278784" calcext:value-type="float">
            <text:p>5.96545257278784</text:p>
          </table:table-cell>
          <table:table-cell table:style-name="ce12" table:formula="of:=[.G13]/[.A13]" office:value-type="float" office:value="0.49712104773232" calcext:value-type="float">
            <text:p>0.49712104773232</text:p>
          </table:table-cell>
          <table:table-cell table:style-name="Default" office:value-type="float" office:value="0.774682" calcext:value-type="float">
            <text:p>0.774682</text:p>
          </table:table-cell>
          <table:table-cell table:style-name="ce13" table:formula="of:=[.E13]/[.I13]" office:value-type="float" office:value="6.19609078305679" calcext:value-type="float">
            <text:p>6.19609078305679</text:p>
          </table:table-cell>
          <table:table-cell table:style-name="ce12" table:formula="of:=[.J13]/[.A13]" office:value-type="float" office:value="0.516340898588066" calcext:value-type="float">
            <text:p>0.516340898588066</text:p>
          </table:table-cell>
          <table:table-cell table:style-name="Default" office:value-type="float" office:value="1.827055" calcext:value-type="float">
            <text:p>1.827055</text:p>
          </table:table-cell>
          <table:table-cell table:style-name="ce13" table:formula="of:=[.D13]/[.L13]" office:value-type="float" office:value="4.37863118515863" calcext:value-type="float">
            <text:p>4.37863118515863</text:p>
          </table:table-cell>
          <table:table-cell table:style-name="ce12" table:formula="of:=[.M13]/[.A13]" office:value-type="float" office:value="0.364885932096552" calcext:value-type="float">
            <text:p>0.364885932096552</text:p>
          </table:table-cell>
          <table:table-cell table:style-name="Default" office:value-type="float" office:value="1.147459" calcext:value-type="float">
            <text:p>1.147459</text:p>
          </table:table-cell>
          <table:table-cell table:style-name="ce14" table:formula="of:=[.E13]/[.O13]" office:value-type="float" office:value="4.18315599947362" calcext:value-type="float">
            <text:p>4.18315599947362</text:p>
          </table:table-cell>
          <table:table-cell table:style-name="ce12" table:formula="of:=[.P13]/[.A13]" office:value-type="float" office:value="0.348596333289468" calcext:value-type="float">
            <text:p>0.348596333289468</text:p>
          </table:table-cell>
          <table:table-cell table:style-name="Default" office:value-type="float" office:value="1.147459" calcext:value-type="float">
            <text:p>1.147459</text:p>
          </table:table-cell>
          <table:table-cell table:style-name="ce14" table:formula="of:=[.D13]/[.R13]" office:value-type="float" office:value="6.97192666578937" calcext:value-type="float">
            <text:p>6.97192666578937</text:p>
          </table:table-cell>
          <table:table-cell table:style-name="ce12" table:formula="of:=[.S13]/[.A13]" office:value-type="float" office:value="0.580993888815781" calcext:value-type="float">
            <text:p>0.580993888815781</text:p>
          </table:table-cell>
          <table:table-cell table:style-name="Default" office:value-type="float" office:value="0.742835" calcext:value-type="float">
            <text:p>0.742835</text:p>
          </table:table-cell>
          <table:table-cell table:style-name="ce13" table:formula="of:=[.E13]/[.U13]" office:value-type="float" office:value="6.46173107083" calcext:value-type="float">
            <text:p>6.46173107083</text:p>
          </table:table-cell>
          <table:table-cell table:style-name="ce12" table:formula="of:=[.V13]/[.A13]" office:value-type="float" office:value="0.538477589235833" calcext:value-type="float">
            <text:p>0.538477589235833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6" table:formula="of:=1/((1-0.88)+(0.88/[.A14]))" office:value-type="float" office:value="5.32786885245902" calcext:value-type="float">
            <text:p>5.3278688524590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43951" calcext:value-type="float">
            <text:p>1.343951</text:p>
          </table:table-cell>
          <table:table-cell table:style-name="ce13" table:formula="of:=[.D14]/[.F14]" office:value-type="float" office:value="5.9525979741821" calcext:value-type="float">
            <text:p>5.9525979741821</text:p>
          </table:table-cell>
          <table:table-cell table:style-name="ce12" table:formula="of:=[.G14]/[.A14]" office:value-type="float" office:value="0.457892151860161" calcext:value-type="float">
            <text:p>0.457892151860161</text:p>
          </table:table-cell>
          <table:table-cell table:style-name="Default" office:value-type="float" office:value="0.809641" calcext:value-type="float">
            <text:p>0.809641</text:p>
          </table:table-cell>
          <table:table-cell table:style-name="ce13" table:formula="of:=[.E14]/[.I14]" office:value-type="float" office:value="5.92855351939934" calcext:value-type="float">
            <text:p>5.92855351939934</text:p>
          </table:table-cell>
          <table:table-cell table:style-name="ce12" table:formula="of:=[.J14]/[.A14]" office:value-type="float" office:value="0.456042578415334" calcext:value-type="float">
            <text:p>0.456042578415334</text:p>
          </table:table-cell>
          <table:table-cell table:style-name="Default" office:value-type="float" office:value="1.951937" calcext:value-type="float">
            <text:p>1.951937</text:p>
          </table:table-cell>
          <table:table-cell table:style-name="ce13" table:formula="of:=[.D14]/[.L14]" office:value-type="float" office:value="4.09849293291741" calcext:value-type="float">
            <text:p>4.09849293291741</text:p>
          </table:table-cell>
          <table:table-cell table:style-name="ce12" table:formula="of:=[.M14]/[.A14]" office:value-type="float" office:value="0.315268687147493" calcext:value-type="float">
            <text:p>0.315268687147493</text:p>
          </table:table-cell>
          <table:table-cell table:style-name="Default" office:value-type="float" office:value="1.167753" calcext:value-type="float">
            <text:p>1.167753</text:p>
          </table:table-cell>
          <table:table-cell table:style-name="ce13" table:formula="of:=[.E14]/[.O14]" office:value-type="float" office:value="4.11045829040902" calcext:value-type="float">
            <text:p>4.11045829040902</text:p>
          </table:table-cell>
          <table:table-cell table:style-name="ce12" table:formula="of:=[.P14]/[.A14]" office:value-type="float" office:value="0.316189099262232" calcext:value-type="float">
            <text:p>0.316189099262232</text:p>
          </table:table-cell>
          <table:table-cell table:style-name="Default" office:value-type="float" office:value="1.167753" calcext:value-type="float">
            <text:p>1.167753</text:p>
          </table:table-cell>
          <table:table-cell table:style-name="ce13" table:formula="of:=[.D14]/[.R14]" office:value-type="float" office:value="6.85076381734836" calcext:value-type="float">
            <text:p>6.85076381734836</text:p>
          </table:table-cell>
          <table:table-cell table:style-name="ce12" table:formula="of:=[.S14]/[.A14]" office:value-type="float" office:value="0.52698183210372" calcext:value-type="float">
            <text:p>0.52698183210372</text:p>
          </table:table-cell>
          <table:table-cell table:style-name="Default" office:value-type="float" office:value="0.657638" calcext:value-type="float">
            <text:p>0.657638</text:p>
          </table:table-cell>
          <table:table-cell table:style-name="ce14" table:formula="of:=[.E14]/[.U14]" office:value-type="float" office:value="7.29884830256159" calcext:value-type="float">
            <text:p>7.29884830256159</text:p>
          </table:table-cell>
          <table:table-cell table:style-name="ce12" table:formula="of:=[.V14]/[.A14]" office:value-type="float" office:value="0.561449869427815" calcext:value-type="float">
            <text:p>0.561449869427815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6" table:formula="of:=1/((1-0.88)+(0.88/[.A15]))" office:value-type="float" office:value="5.46875" calcext:value-type="float">
            <text:p>5.4687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8728" calcext:value-type="float">
            <text:p>1.08728</text:p>
          </table:table-cell>
          <table:table-cell table:style-name="ce13" table:formula="of:=[.D15]/[.F15]" office:value-type="float" office:value="7.35781031565006" calcext:value-type="float">
            <text:p>7.35781031565006</text:p>
          </table:table-cell>
          <table:table-cell table:style-name="ce12" table:formula="of:=[.G15]/[.A15]" office:value-type="float" office:value="0.52555787968929" calcext:value-type="float">
            <text:p>0.52555787968929</text:p>
          </table:table-cell>
          <table:table-cell table:style-name="Default" office:value-type="float" office:value="0.638051" calcext:value-type="float">
            <text:p>0.638051</text:p>
          </table:table-cell>
          <table:table-cell table:style-name="ce14" table:formula="of:=[.E15]/[.I15]" office:value-type="float" office:value="7.52290961067375" calcext:value-type="float">
            <text:p>7.52290961067375</text:p>
          </table:table-cell>
          <table:table-cell table:style-name="ce12" table:formula="of:=[.J15]/[.A15]" office:value-type="float" office:value="0.537350686476697" calcext:value-type="float">
            <text:p>0.537350686476697</text:p>
          </table:table-cell>
          <table:table-cell table:style-name="Default" office:value-type="float" office:value="1.79876" calcext:value-type="float">
            <text:p>1.79876</text:p>
          </table:table-cell>
          <table:table-cell table:style-name="ce14" table:formula="of:=[.D15]/[.L15]" office:value-type="float" office:value="4.44750828348418" calcext:value-type="float">
            <text:p>4.44750828348418</text:p>
          </table:table-cell>
          <table:table-cell table:style-name="ce12" table:formula="of:=[.M15]/[.A15]" office:value-type="float" office:value="0.317679163106013" calcext:value-type="float">
            <text:p>0.317679163106013</text:p>
          </table:table-cell>
          <table:table-cell table:style-name="Default" office:value-type="float" office:value="1.176969" calcext:value-type="float">
            <text:p>1.176969</text:p>
          </table:table-cell>
          <table:table-cell table:style-name="ce13" table:formula="of:=[.E15]/[.O15]" office:value-type="float" office:value="4.07827223996554" calcext:value-type="float">
            <text:p>4.07827223996554</text:p>
          </table:table-cell>
          <table:table-cell table:style-name="ce12" table:formula="of:=[.P15]/[.A15]" office:value-type="float" office:value="0.291305159997539" calcext:value-type="float">
            <text:p>0.291305159997539</text:p>
          </table:table-cell>
          <table:table-cell table:style-name="Default" office:value-type="float" office:value="1.176969" calcext:value-type="float">
            <text:p>1.176969</text:p>
          </table:table-cell>
          <table:table-cell table:style-name="ce13" table:formula="of:=[.D15]/[.R15]" office:value-type="float" office:value="6.79712039994257" calcext:value-type="float">
            <text:p>6.79712039994257</text:p>
          </table:table-cell>
          <table:table-cell table:style-name="ce12" table:formula="of:=[.S15]/[.A15]" office:value-type="float" office:value="0.485508599995898" calcext:value-type="float">
            <text:p>0.485508599995898</text:p>
          </table:table-cell>
          <table:table-cell table:style-name="Default" office:value-type="float" office:value="0.668421" calcext:value-type="float">
            <text:p>0.668421</text:p>
          </table:table-cell>
          <table:table-cell table:style-name="ce13" table:formula="of:=[.E15]/[.U15]" office:value-type="float" office:value="7.1811029276459" calcext:value-type="float">
            <text:p>7.1811029276459</text:p>
          </table:table-cell>
          <table:table-cell table:style-name="ce12" table:formula="of:=[.V15]/[.A15]" office:value-type="float" office:value="0.512935923403279" calcext:value-type="float">
            <text:p>0.512935923403279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6" table:formula="of:=1/((1-0.88)+(0.88/[.A16]))" office:value-type="float" office:value="5.59701492537313" calcext:value-type="float">
            <text:p>5.5970149253731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1132" calcext:value-type="float">
            <text:p>1.1132</text:p>
          </table:table-cell>
          <table:table-cell table:style-name="ce13" table:formula="of:=[.D16]/[.F16]" office:value-type="float" office:value="7.18648939992814" calcext:value-type="float">
            <text:p>7.18648939992814</text:p>
          </table:table-cell>
          <table:table-cell table:style-name="ce12" table:formula="of:=[.G16]/[.A16]" office:value-type="float" office:value="0.479099293328542" calcext:value-type="float">
            <text:p>0.479099293328542</text:p>
          </table:table-cell>
          <table:table-cell table:style-name="Default" office:value-type="float" office:value="0.798003" calcext:value-type="float">
            <text:p>0.798003</text:p>
          </table:table-cell>
          <table:table-cell table:style-name="ce13" table:formula="of:=[.E16]/[.I16]" office:value-type="float" office:value="6.01501498114669" calcext:value-type="float">
            <text:p>6.01501498114669</text:p>
          </table:table-cell>
          <table:table-cell table:style-name="ce12" table:formula="of:=[.J16]/[.A16]" office:value-type="float" office:value="0.401000998743112" calcext:value-type="float">
            <text:p>0.401000998743112</text:p>
          </table:table-cell>
          <table:table-cell table:style-name="Default" office:value-type="float" office:value="1.770132" calcext:value-type="float">
            <text:p>1.770132</text:p>
          </table:table-cell>
          <table:table-cell table:style-name="ce13" table:formula="of:=[.D16]/[.L16]" office:value-type="float" office:value="4.51943696854246" calcext:value-type="float">
            <text:p>4.51943696854246</text:p>
          </table:table-cell>
          <table:table-cell table:style-name="ce12" table:formula="of:=[.M16]/[.A16]" office:value-type="float" office:value="0.301295797902831" calcext:value-type="float">
            <text:p>0.301295797902831</text:p>
          </table:table-cell>
          <table:table-cell table:style-name="Default" office:value-type="float" office:value="1.202521" calcext:value-type="float">
            <text:p>1.202521</text:p>
          </table:table-cell>
          <table:table-cell table:style-name="ce13" table:formula="of:=[.E16]/[.O16]" office:value-type="float" office:value="3.99161428365908" calcext:value-type="float">
            <text:p>3.99161428365908</text:p>
          </table:table-cell>
          <table:table-cell table:style-name="ce12" table:formula="of:=[.P16]/[.A16]" office:value-type="float" office:value="0.266107618910605" calcext:value-type="float">
            <text:p>0.266107618910605</text:p>
          </table:table-cell>
          <table:table-cell table:style-name="Default" office:value-type="float" office:value="1.202521" calcext:value-type="float">
            <text:p>1.202521</text:p>
          </table:table-cell>
          <table:table-cell table:style-name="ce13" table:formula="of:=[.D16]/[.R16]" office:value-type="float" office:value="6.65269047276513" calcext:value-type="float">
            <text:p>6.65269047276513</text:p>
          </table:table-cell>
          <table:table-cell table:style-name="ce12" table:formula="of:=[.S16]/[.A16]" office:value-type="float" office:value="0.443512698184342" calcext:value-type="float">
            <text:p>0.443512698184342</text:p>
          </table:table-cell>
          <table:table-cell table:style-name="Default" office:value-type="float" office:value="0.755802" calcext:value-type="float">
            <text:p>0.755802</text:p>
          </table:table-cell>
          <table:table-cell table:style-name="ce13" table:formula="of:=[.E16]/[.U16]" office:value-type="float" office:value="6.35086967221574" calcext:value-type="float">
            <text:p>6.35086967221574</text:p>
          </table:table-cell>
          <table:table-cell table:style-name="ce12" table:formula="of:=[.V16]/[.A16]" office:value-type="float" office:value="0.423391311481049" calcext:value-type="float">
            <text:p>0.423391311481049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6" table:formula="of:=1/((1-0.88)+(0.88/[.A17]))" office:value-type="float" office:value="5.71428571428571" calcext:value-type="float">
            <text:p>5.7142857142857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102644" calcext:value-type="float">
            <text:p>1.102644</text:p>
          </table:table-cell>
          <table:table-cell table:style-name="ce13" table:formula="of:=[.D17]/[.F17]" office:value-type="float" office:value="7.25528819818545" calcext:value-type="float">
            <text:p>7.25528819818545</text:p>
          </table:table-cell>
          <table:table-cell table:style-name="ce12" table:formula="of:=[.G17]/[.A17]" office:value-type="float" office:value="0.453455512386591" calcext:value-type="float">
            <text:p>0.453455512386591</text:p>
          </table:table-cell>
          <table:table-cell table:style-name="Default" office:value-type="float" office:value="0.718807" calcext:value-type="float">
            <text:p>0.718807</text:p>
          </table:table-cell>
          <table:table-cell table:style-name="ce13" table:formula="of:=[.E17]/[.I17]" office:value-type="float" office:value="6.6777312964398" calcext:value-type="float">
            <text:p>6.6777312964398</text:p>
          </table:table-cell>
          <table:table-cell table:style-name="ce12" table:formula="of:=[.J17]/[.A17]" office:value-type="float" office:value="0.417358206027487" calcext:value-type="float">
            <text:p>0.417358206027487</text:p>
          </table:table-cell>
          <table:table-cell table:style-name="Default" office:value-type="float" office:value="1.656848" calcext:value-type="float">
            <text:p>1.656848</text:p>
          </table:table-cell>
          <table:table-cell table:style-name="ce13" table:formula="of:=[.D17]/[.L17]" office:value-type="float" office:value="4.82844533717034" calcext:value-type="float">
            <text:p>4.82844533717034</text:p>
          </table:table-cell>
          <table:table-cell table:style-name="ce12" table:formula="of:=[.M17]/[.A17]" office:value-type="float" office:value="0.301777833573146" calcext:value-type="float">
            <text:p>0.301777833573146</text:p>
          </table:table-cell>
          <table:table-cell table:style-name="Default" office:value-type="float" office:value="1.059727" calcext:value-type="float">
            <text:p>1.059727</text:p>
          </table:table-cell>
          <table:table-cell table:style-name="ce13" table:formula="of:=[.E17]/[.O17]" office:value-type="float" office:value="4.52946843856956" calcext:value-type="float">
            <text:p>4.52946843856956</text:p>
          </table:table-cell>
          <table:table-cell table:style-name="ce12" table:formula="of:=[.P17]/[.A17]" office:value-type="float" office:value="0.283091777410597" calcext:value-type="float">
            <text:p>0.283091777410597</text:p>
          </table:table-cell>
          <table:table-cell table:style-name="Default" office:value-type="float" office:value="1.059727" calcext:value-type="float">
            <text:p>1.059727</text:p>
          </table:table-cell>
          <table:table-cell table:style-name="ce13" table:formula="of:=[.D17]/[.R17]" office:value-type="float" office:value="7.54911406428259" calcext:value-type="float">
            <text:p>7.54911406428259</text:p>
          </table:table-cell>
          <table:table-cell table:style-name="ce12" table:formula="of:=[.S17]/[.A17]" office:value-type="float" office:value="0.471819629017662" calcext:value-type="float">
            <text:p>0.471819629017662</text:p>
          </table:table-cell>
          <table:table-cell table:style-name="Default" office:value-type="float" office:value="0.711179" calcext:value-type="float">
            <text:p>0.711179</text:p>
          </table:table-cell>
          <table:table-cell table:style-name="ce13" table:formula="of:=[.E17]/[.U17]" office:value-type="float" office:value="6.74935564745303" calcext:value-type="float">
            <text:p>6.74935564745303</text:p>
          </table:table-cell>
          <table:table-cell table:style-name="ce12" table:formula="of:=[.V17]/[.A17]" office:value-type="float" office:value="0.421834727965815" calcext:value-type="float">
            <text:p>0.421834727965815</text:p>
          </table:table-cell>
          <table:table-cell table:number-columns-repeated="100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ce6" table:formula="of:=1/((1-0.88)+(0.88/[.A18]))" office:value-type="float" office:value="5.82191780821918" calcext:value-type="float">
            <text:p>5.8219178082191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420584" calcext:value-type="float">
            <text:p>1.420584</text:p>
          </table:table-cell>
          <table:table-cell table:style-name="ce13" table:formula="of:=[.D18]/[.F18]" office:value-type="float" office:value="5.63148676882184" calcext:value-type="float">
            <text:p>5.63148676882184</text:p>
          </table:table-cell>
          <table:table-cell table:style-name="ce12" table:formula="of:=[.G18]/[.A18]" office:value-type="float" office:value="0.331263927577755" calcext:value-type="float">
            <text:p>0.331263927577755</text:p>
          </table:table-cell>
          <table:table-cell table:style-name="Default" office:value-type="float" office:value="0.880092" calcext:value-type="float">
            <text:p>0.880092</text:p>
          </table:table-cell>
          <table:table-cell table:style-name="ce13" table:formula="of:=[.E18]/[.I18]" office:value-type="float" office:value="5.45397526622217" calcext:value-type="float">
            <text:p>5.45397526622217</text:p>
          </table:table-cell>
          <table:table-cell table:style-name="ce12" table:formula="of:=[.J18]/[.A18]" office:value-type="float" office:value="0.320822074483657" calcext:value-type="float">
            <text:p>0.320822074483657</text:p>
          </table:table-cell>
          <table:table-cell table:style-name="Default" office:value-type="float" office:value="1.581091" calcext:value-type="float">
            <text:p>1.581091</text:p>
          </table:table-cell>
          <table:table-cell table:style-name="ce13" table:formula="of:=[.D18]/[.L18]" office:value-type="float" office:value="5.05979731716897" calcext:value-type="float">
            <text:p>5.05979731716897</text:p>
          </table:table-cell>
          <table:table-cell table:style-name="ce12" table:formula="of:=[.M18]/[.A18]" office:value-type="float" office:value="0.297635136304057" calcext:value-type="float">
            <text:p>0.297635136304057</text:p>
          </table:table-cell>
          <table:table-cell table:style-name="Default" office:value-type="float" office:value="1.045718" calcext:value-type="float">
            <text:p>1.045718</text:p>
          </table:table-cell>
          <table:table-cell table:style-name="ce13" table:formula="of:=[.E18]/[.O18]" office:value-type="float" office:value="4.59014763062317" calcext:value-type="float">
            <text:p>4.59014763062317</text:p>
          </table:table-cell>
          <table:table-cell table:style-name="ce12" table:formula="of:=[.P18]/[.A18]" office:value-type="float" office:value="0.270008684154304" calcext:value-type="float">
            <text:p>0.270008684154304</text:p>
          </table:table-cell>
          <table:table-cell table:style-name="Default" office:value-type="float" office:value="1.045718" calcext:value-type="float">
            <text:p>1.045718</text:p>
          </table:table-cell>
          <table:table-cell table:style-name="ce13" table:formula="of:=[.D18]/[.R18]" office:value-type="float" office:value="7.65024605103862" calcext:value-type="float">
            <text:p>7.65024605103862</text:p>
          </table:table-cell>
          <table:table-cell table:style-name="ce12" table:formula="of:=[.S18]/[.A18]" office:value-type="float" office:value="0.450014473590507" calcext:value-type="float">
            <text:p>0.450014473590507</text:p>
          </table:table-cell>
          <table:table-cell table:style-name="Default" office:value-type="float" office:value="0.738238" calcext:value-type="float">
            <text:p>0.738238</text:p>
          </table:table-cell>
          <table:table-cell table:style-name="ce13" table:formula="of:=[.E18]/[.U18]" office:value-type="float" office:value="6.5019681999572" calcext:value-type="float">
            <text:p>6.5019681999572</text:p>
          </table:table-cell>
          <table:table-cell table:style-name="ce12" table:formula="of:=[.V18]/[.A18]" office:value-type="float" office:value="0.382468717644541" calcext:value-type="float">
            <text:p>0.382468717644541</text:p>
          </table:table-cell>
          <table:table-cell table:number-columns-repeated="100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6" table:formula="of:=1/((1-0.88)+(0.88/[.A19]))" office:value-type="float" office:value="5.92105263157895" calcext:value-type="float">
            <text:p>5.9210526315789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58962" calcext:value-type="float">
            <text:p>0.858962</text:p>
          </table:table-cell>
          <table:table-cell table:style-name="ce13" table:formula="of:=[.D19]/[.F19]" office:value-type="float" office:value="9.31356683997662" calcext:value-type="float">
            <text:p>9.31356683997662</text:p>
          </table:table-cell>
          <table:table-cell table:style-name="ce12" table:formula="of:=[.G19]/[.A19]" office:value-type="float" office:value="0.517420379998701" calcext:value-type="float">
            <text:p>0.517420379998701</text:p>
          </table:table-cell>
          <table:table-cell table:style-name="Default" office:value-type="float" office:value="0.719181" calcext:value-type="float">
            <text:p>0.719181</text:p>
          </table:table-cell>
          <table:table-cell table:style-name="ce13" table:formula="of:=[.E19]/[.I19]" office:value-type="float" office:value="6.67425863586496" calcext:value-type="float">
            <text:p>6.67425863586496</text:p>
          </table:table-cell>
          <table:table-cell table:style-name="ce12" table:formula="of:=[.J19]/[.A19]" office:value-type="float" office:value="0.370792146436942" calcext:value-type="float">
            <text:p>0.370792146436942</text:p>
          </table:table-cell>
          <table:table-cell table:style-name="Default" office:value-type="float" office:value="1.508333" calcext:value-type="float">
            <text:p>1.508333</text:p>
          </table:table-cell>
          <table:table-cell table:style-name="ce13" table:formula="of:=[.D19]/[.L19]" office:value-type="float" office:value="5.30386857544057" calcext:value-type="float">
            <text:p>5.30386857544057</text:p>
          </table:table-cell>
          <table:table-cell table:style-name="ce12" table:formula="of:=[.M19]/[.A19]" office:value-type="float" office:value="0.294659365302254" calcext:value-type="float">
            <text:p>0.294659365302254</text:p>
          </table:table-cell>
          <table:table-cell table:style-name="Default" office:value-type="float" office:value="1.000093" calcext:value-type="float">
            <text:p>1.000093</text:p>
          </table:table-cell>
          <table:table-cell table:style-name="ce13" table:formula="of:=[.E19]/[.O19]" office:value-type="float" office:value="4.79955364151134" calcext:value-type="float">
            <text:p>4.79955364151134</text:p>
          </table:table-cell>
          <table:table-cell table:style-name="ce12" table:formula="of:=[.P19]/[.A19]" office:value-type="float" office:value="0.266641868972852" calcext:value-type="float">
            <text:p>0.266641868972852</text:p>
          </table:table-cell>
          <table:table-cell table:style-name="Default" office:value-type="float" office:value="1.000093" calcext:value-type="float">
            <text:p>1.000093</text:p>
          </table:table-cell>
          <table:table-cell table:style-name="ce19" table:formula="of:=[.D19]/[.R19]" office:value-type="float" office:value="7.99925606918557" calcext:value-type="float">
            <text:p>7.99925606918557</text:p>
          </table:table-cell>
          <table:table-cell table:style-name="ce12" table:formula="of:=[.S19]/[.A19]" office:value-type="float" office:value="0.444403114954754" calcext:value-type="float">
            <text:p>0.444403114954754</text:p>
          </table:table-cell>
          <table:table-cell table:style-name="Default" office:value-type="float" office:value="0.575548" calcext:value-type="float">
            <text:p>0.575548</text:p>
          </table:table-cell>
          <table:table-cell table:style-name="ce13" table:formula="of:=[.E19]/[.U19]" office:value-type="float" office:value="8.33987782078993" calcext:value-type="float">
            <text:p>8.33987782078993</text:p>
          </table:table-cell>
          <table:table-cell table:style-name="ce12" table:formula="of:=[.V19]/[.A19]" office:value-type="float" office:value="0.46332654559944" calcext:value-type="float">
            <text:p>0.46332654559944</text:p>
          </table:table-cell>
          <table:table-cell table:number-columns-repeated="100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table:formula="of:=[.A20]" office:value-type="float" office:value="19" calcext:value-type="float">
            <text:p>19</text:p>
          </table:table-cell>
          <table:table-cell table:style-name="ce6" table:formula="of:=1/((1-0.88)+(0.88/[.A20]))" office:value-type="float" office:value="6.0126582278481" calcext:value-type="float">
            <text:p>6.012658227848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112787" calcext:value-type="float">
            <text:p>1.112787</text:p>
          </table:table-cell>
          <table:table-cell table:style-name="ce13" table:formula="of:=[.D20]/[.F20]" office:value-type="float" office:value="7.1891565951076" calcext:value-type="float">
            <text:p>7.1891565951076</text:p>
          </table:table-cell>
          <table:table-cell table:style-name="ce12" table:formula="of:=[.G20]/[.A20]" office:value-type="float" office:value="0.3783766629004" calcext:value-type="float">
            <text:p>0.3783766629004</text:p>
          </table:table-cell>
          <table:table-cell table:style-name="Default" office:value-type="float" office:value="0.855321" calcext:value-type="float">
            <text:p>0.855321</text:p>
          </table:table-cell>
          <table:table-cell table:style-name="ce13" table:formula="of:=[.E20]/[.I20]" office:value-type="float" office:value="5.61192815328982" calcext:value-type="float">
            <text:p>5.61192815328982</text:p>
          </table:table-cell>
          <table:table-cell table:style-name="ce12" table:formula="of:=[.J20]/[.A20]" office:value-type="float" office:value="0.295364639646832" calcext:value-type="float">
            <text:p>0.295364639646832</text:p>
          </table:table-cell>
          <table:table-cell table:style-name="Default" office:value-type="float" office:value="1.613097" calcext:value-type="float">
            <text:p>1.613097</text:p>
          </table:table-cell>
          <table:table-cell table:style-name="ce13" table:formula="of:=[.D20]/[.L20]" office:value-type="float" office:value="4.95940417718215" calcext:value-type="float">
            <text:p>4.95940417718215</text:p>
          </table:table-cell>
          <table:table-cell table:style-name="ce12" table:formula="of:=[.M20]/[.A20]" office:value-type="float" office:value="0.261021272483271" calcext:value-type="float">
            <text:p>0.261021272483271</text:p>
          </table:table-cell>
          <table:table-cell table:style-name="Default" office:value-type="float" office:value="1.055195" calcext:value-type="float">
            <text:p>1.055195</text:p>
          </table:table-cell>
          <table:table-cell table:style-name="ce13" table:formula="of:=[.E20]/[.O20]" office:value-type="float" office:value="4.54892223712205" calcext:value-type="float">
            <text:p>4.54892223712205</text:p>
          </table:table-cell>
          <table:table-cell table:style-name="ce12" table:formula="of:=[.P20]/[.A20]" office:value-type="float" office:value="0.239416959848529" calcext:value-type="float">
            <text:p>0.239416959848529</text:p>
          </table:table-cell>
          <table:table-cell table:style-name="Default" office:value-type="float" office:value="1.055195" calcext:value-type="float">
            <text:p>1.055195</text:p>
          </table:table-cell>
          <table:table-cell table:style-name="ce13" table:formula="of:=[.D20]/[.R20]" office:value-type="float" office:value="7.58153706187008" calcext:value-type="float">
            <text:p>7.58153706187008</text:p>
          </table:table-cell>
          <table:table-cell table:style-name="ce12" table:formula="of:=[.S20]/[.A20]" office:value-type="float" office:value="0.399028266414215" calcext:value-type="float">
            <text:p>0.399028266414215</text:p>
          </table:table-cell>
          <table:table-cell table:style-name="Default" office:value-type="float" office:value="0.731868" calcext:value-type="float">
            <text:p>0.731868</text:p>
          </table:table-cell>
          <table:table-cell table:style-name="ce13" table:formula="of:=[.E20]/[.U20]" office:value-type="float" office:value="6.55855974028103" calcext:value-type="float">
            <text:p>6.55855974028103</text:p>
          </table:table-cell>
          <table:table-cell table:style-name="ce12" table:formula="of:=[.V20]/[.A20]" office:value-type="float" office:value="0.345187354751633" calcext:value-type="float">
            <text:p>0.345187354751633</text:p>
          </table:table-cell>
          <table:table-cell table:number-columns-repeated="100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6" table:formula="of:=1/((1-0.88)+(0.88/[.A21]))" office:value-type="float" office:value="6.09756097560976" calcext:value-type="float">
            <text:p>6.0975609756097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24864" calcext:value-type="float">
            <text:p>0.824864</text:p>
          </table:table-cell>
          <table:table-cell table:style-name="ce13" table:formula="of:=[.D21]/[.F21]" office:value-type="float" office:value="9.69856849129068" calcext:value-type="float">
            <text:p>9.69856849129068</text:p>
          </table:table-cell>
          <table:table-cell table:style-name="ce12" table:formula="of:=[.G21]/[.A21]" office:value-type="float" office:value="0.484928424564534" calcext:value-type="float">
            <text:p>0.484928424564534</text:p>
          </table:table-cell>
          <table:table-cell table:style-name="Default" office:value-type="float" office:value="0.56866" calcext:value-type="float">
            <text:p>0.56866</text:p>
          </table:table-cell>
          <table:table-cell table:style-name="ce13" table:formula="of:=[.E21]/[.I21]" office:value-type="float" office:value="8.44089614180705" calcext:value-type="float">
            <text:p>8.44089614180705</text:p>
          </table:table-cell>
          <table:table-cell table:style-name="ce12" table:formula="of:=[.J21]/[.A21]" office:value-type="float" office:value="0.422044807090353" calcext:value-type="float">
            <text:p>0.422044807090353</text:p>
          </table:table-cell>
          <table:table-cell table:style-name="Default" office:value-type="float" office:value="1.49613" calcext:value-type="float">
            <text:p>1.49613</text:p>
          </table:table-cell>
          <table:table-cell table:style-name="ce13" table:formula="of:=[.D21]/[.L21]" office:value-type="float" office:value="5.34712892596232" calcext:value-type="float">
            <text:p>5.34712892596232</text:p>
          </table:table-cell>
          <table:table-cell table:style-name="ce12" table:formula="of:=[.M21]/[.A21]" office:value-type="float" office:value="0.267356446298116" calcext:value-type="float">
            <text:p>0.267356446298116</text:p>
          </table:table-cell>
          <table:table-cell table:style-name="Default" office:value-type="float" office:value="0.996946" calcext:value-type="float">
            <text:p>0.996946</text:p>
          </table:table-cell>
          <table:table-cell table:style-name="ce13" table:formula="of:=[.E21]/[.O21]" office:value-type="float" office:value="4.81470410634076" calcext:value-type="float">
            <text:p>4.81470410634076</text:p>
          </table:table-cell>
          <table:table-cell table:style-name="ce12" table:formula="of:=[.P21]/[.A21]" office:value-type="float" office:value="0.240735205317038" calcext:value-type="float">
            <text:p>0.240735205317038</text:p>
          </table:table-cell>
          <table:table-cell table:style-name="Default" office:value-type="float" office:value="0.996946" calcext:value-type="float">
            <text:p>0.996946</text:p>
          </table:table-cell>
          <table:table-cell table:style-name="ce13" table:formula="of:=[.D21]/[.R21]" office:value-type="float" office:value="8.02450684390128" calcext:value-type="float">
            <text:p>8.02450684390128</text:p>
          </table:table-cell>
          <table:table-cell table:style-name="ce12" table:formula="of:=[.S21]/[.A21]" office:value-type="float" office:value="0.401225342195064" calcext:value-type="float">
            <text:p>0.401225342195064</text:p>
          </table:table-cell>
          <table:table-cell table:style-name="Default" office:value-type="float" office:value="0.547447" calcext:value-type="float">
            <text:p>0.547447</text:p>
          </table:table-cell>
          <table:table-cell table:style-name="ce13" table:formula="of:=[.E21]/[.U21]" office:value-type="float" office:value="8.7679720593957" calcext:value-type="float">
            <text:p>8.7679720593957</text:p>
          </table:table-cell>
          <table:table-cell table:style-name="ce12" table:formula="of:=[.V21]/[.A21]" office:value-type="float" office:value="0.438398602969785" calcext:value-type="float">
            <text:p>0.438398602969785</text:p>
          </table:table-cell>
          <table:table-cell table:number-columns-repeated="100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table:formula="of:=[.A22]" office:value-type="float" office:value="21" calcext:value-type="float">
            <text:p>21</text:p>
          </table:table-cell>
          <table:table-cell table:style-name="ce6" table:formula="of:=1/((1-0.88)+(0.88/[.A22]))" office:value-type="float" office:value="6.1764705882353" calcext:value-type="float">
            <text:p>6.176470588235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55316" calcext:value-type="float">
            <text:p>1.055316</text:p>
          </table:table-cell>
          <table:table-cell table:style-name="ce13" table:formula="of:=[.D22]/[.F22]" office:value-type="float" office:value="7.58066778102483" calcext:value-type="float">
            <text:p>7.58066778102483</text:p>
          </table:table-cell>
          <table:table-cell table:style-name="ce12" table:formula="of:=[.G22]/[.A22]" office:value-type="float" office:value="0.360984180048801" calcext:value-type="float">
            <text:p>0.360984180048801</text:p>
          </table:table-cell>
          <table:table-cell table:style-name="Default" office:value-type="float" office:value="0.672295" calcext:value-type="float">
            <text:p>0.672295</text:p>
          </table:table-cell>
          <table:table-cell table:style-name="ce13" table:formula="of:=[.E22]/[.I22]" office:value-type="float" office:value="7.13972288950535" calcext:value-type="float">
            <text:p>7.13972288950535</text:p>
          </table:table-cell>
          <table:table-cell table:style-name="ce12" table:formula="of:=[.J22]/[.A22]" office:value-type="float" office:value="0.33998680426216" calcext:value-type="float">
            <text:p>0.33998680426216</text:p>
          </table:table-cell>
          <table:table-cell table:style-name="Default" office:value-type="float" office:value="1.435429" calcext:value-type="float">
            <text:p>1.435429</text:p>
          </table:table-cell>
          <table:table-cell table:style-name="ce13" table:formula="of:=[.D22]/[.L22]" office:value-type="float" office:value="5.57324674365643" calcext:value-type="float">
            <text:p>5.57324674365643</text:p>
          </table:table-cell>
          <table:table-cell table:style-name="ce12" table:formula="of:=[.M22]/[.A22]" office:value-type="float" office:value="0.265392702078877" calcext:value-type="float">
            <text:p>0.265392702078877</text:p>
          </table:table-cell>
          <table:table-cell table:style-name="Default" office:value-type="float" office:value="0.994188" calcext:value-type="float">
            <text:p>0.994188</text:p>
          </table:table-cell>
          <table:table-cell table:style-name="ce13" table:formula="of:=[.E22]/[.O22]" office:value-type="float" office:value="4.82806068872286" calcext:value-type="float">
            <text:p>4.82806068872286</text:p>
          </table:table-cell>
          <table:table-cell table:style-name="ce12" table:formula="of:=[.P22]/[.A22]" office:value-type="float" office:value="0.229907651843946" calcext:value-type="float">
            <text:p>0.229907651843946</text:p>
          </table:table-cell>
          <table:table-cell table:style-name="Default" office:value-type="float" office:value="0.994188" calcext:value-type="float">
            <text:p>0.994188</text:p>
          </table:table-cell>
          <table:table-cell table:style-name="ce13" table:formula="of:=[.D22]/[.R22]" office:value-type="float" office:value="8.0467678145381" calcext:value-type="float">
            <text:p>8.0467678145381</text:p>
          </table:table-cell>
          <table:table-cell table:style-name="ce12" table:formula="of:=[.S22]/[.A22]" office:value-type="float" office:value="0.383179419739909" calcext:value-type="float">
            <text:p>0.383179419739909</text:p>
          </table:table-cell>
          <table:table-cell table:style-name="Default" office:value-type="float" office:value="0.733314" calcext:value-type="float">
            <text:p>0.733314</text:p>
          </table:table-cell>
          <table:table-cell table:style-name="ce13" table:formula="of:=[.E22]/[.U22]" office:value-type="float" office:value="6.5456271119875" calcext:value-type="float">
            <text:p>6.5456271119875</text:p>
          </table:table-cell>
          <table:table-cell table:style-name="ce12" table:formula="of:=[.V22]/[.A22]" office:value-type="float" office:value="0.311696529142262" calcext:value-type="float">
            <text:p>0.311696529142262</text:p>
          </table:table-cell>
          <table:table-cell table:number-columns-repeated="100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formula="of:=[.A23]" office:value-type="float" office:value="22" calcext:value-type="float">
            <text:p>22</text:p>
          </table:table-cell>
          <table:table-cell table:style-name="ce6" table:formula="of:=1/((1-0.88)+(0.88/[.A23]))" office:value-type="float" office:value="6.25" calcext:value-type="float">
            <text:p>6.2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38501" calcext:value-type="float">
            <text:p>0.838501</text:p>
          </table:table-cell>
          <table:table-cell table:style-name="ce13" table:formula="of:=[.D23]/[.F23]" office:value-type="float" office:value="9.54083537169306" calcext:value-type="float">
            <text:p>9.54083537169306</text:p>
          </table:table-cell>
          <table:table-cell table:style-name="ce12" table:formula="of:=[.G23]/[.A23]" office:value-type="float" office:value="0.433674335076957" calcext:value-type="float">
            <text:p>0.433674335076957</text:p>
          </table:table-cell>
          <table:table-cell table:style-name="Default" office:value-type="float" office:value="0.670551" calcext:value-type="float">
            <text:p>0.670551</text:p>
          </table:table-cell>
          <table:table-cell table:style-name="ce13" table:formula="of:=[.E23]/[.I23]" office:value-type="float" office:value="7.1582922104359" calcext:value-type="float">
            <text:p>7.1582922104359</text:p>
          </table:table-cell>
          <table:table-cell table:style-name="ce12" table:formula="of:=[.J23]/[.A23]" office:value-type="float" office:value="0.325376918656177" calcext:value-type="float">
            <text:p>0.325376918656177</text:p>
          </table:table-cell>
          <table:table-cell table:style-name="Default" office:value-type="float" office:value="1.349312" calcext:value-type="float">
            <text:p>1.349312</text:p>
          </table:table-cell>
          <table:table-cell table:style-name="ce13" table:formula="of:=[.D23]/[.L23]" office:value-type="float" office:value="5.928947493241" calcext:value-type="float">
            <text:p>5.928947493241</text:p>
          </table:table-cell>
          <table:table-cell table:style-name="ce12" table:formula="of:=[.M23]/[.A23]" office:value-type="float" office:value="0.269497613329136" calcext:value-type="float">
            <text:p>0.269497613329136</text:p>
          </table:table-cell>
          <table:table-cell table:style-name="Default" office:value-type="float" office:value="0.883333" calcext:value-type="float">
            <text:p>0.883333</text:p>
          </table:table-cell>
          <table:table-cell table:style-name="ce13" table:formula="of:=[.E23]/[.O23]" office:value-type="float" office:value="5.43396431470351" calcext:value-type="float">
            <text:p>5.43396431470351</text:p>
          </table:table-cell>
          <table:table-cell table:style-name="ce12" table:formula="of:=[.P23]/[.A23]" office:value-type="float" office:value="0.246998377941069" calcext:value-type="float">
            <text:p>0.246998377941069</text:p>
          </table:table-cell>
          <table:table-cell table:style-name="Default" office:value-type="float" office:value="0.883333" calcext:value-type="float">
            <text:p>0.883333</text:p>
          </table:table-cell>
          <table:table-cell table:style-name="ce13" table:formula="of:=[.D23]/[.R23]" office:value-type="float" office:value="9.05660719117252" calcext:value-type="float">
            <text:p>9.05660719117252</text:p>
          </table:table-cell>
          <table:table-cell table:style-name="ce12" table:formula="of:=[.S23]/[.A23]" office:value-type="float" office:value="0.411663963235115" calcext:value-type="float">
            <text:p>0.411663963235115</text:p>
          </table:table-cell>
          <table:table-cell table:style-name="Default" office:value-type="float" office:value="0.453445" calcext:value-type="float">
            <text:p>0.453445</text:p>
          </table:table-cell>
          <table:table-cell table:style-name="ce19" table:formula="of:=[.E23]/[.U23]" office:value-type="float" office:value="10.5856278049157" calcext:value-type="float">
            <text:p>10.5856278049157</text:p>
          </table:table-cell>
          <table:table-cell table:style-name="ce12" table:formula="of:=[.V23]/[.A23]" office:value-type="float" office:value="0.481164900223441" calcext:value-type="float">
            <text:p>0.481164900223441</text:p>
          </table:table-cell>
          <table:table-cell table:number-columns-repeated="100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table:formula="of:=[.A24]" office:value-type="float" office:value="23" calcext:value-type="float">
            <text:p>23</text:p>
          </table:table-cell>
          <table:table-cell table:style-name="ce6" table:formula="of:=1/((1-0.88)+(0.88/[.A24]))" office:value-type="float" office:value="6.31868131868132" calcext:value-type="float">
            <text:p>6.3186813186813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24301" calcext:value-type="float">
            <text:p>1.024301</text:p>
          </table:table-cell>
          <table:table-cell table:style-name="ce13" table:formula="of:=[.D24]/[.F24]" office:value-type="float" office:value="7.81020422707778" calcext:value-type="float">
            <text:p>7.81020422707778</text:p>
          </table:table-cell>
          <table:table-cell table:style-name="ce12" table:formula="of:=[.G24]/[.A24]" office:value-type="float" office:value="0.339574096829469" calcext:value-type="float">
            <text:p>0.339574096829469</text:p>
          </table:table-cell>
          <table:table-cell table:style-name="Default" office:value-type="float" office:value="0.727648" calcext:value-type="float">
            <text:p>0.727648</text:p>
          </table:table-cell>
          <table:table-cell table:style-name="ce13" table:formula="of:=[.E24]/[.I24]" office:value-type="float" office:value="6.59659615638331" calcext:value-type="float">
            <text:p>6.59659615638331</text:p>
          </table:table-cell>
          <table:table-cell table:style-name="ce12" table:formula="of:=[.J24]/[.A24]" office:value-type="float" office:value="0.286808528538405" calcext:value-type="float">
            <text:p>0.286808528538405</text:p>
          </table:table-cell>
          <table:table-cell table:style-name="Default" office:value-type="float" office:value="1.3952" calcext:value-type="float">
            <text:p>1.3952</text:p>
          </table:table-cell>
          <table:table-cell table:style-name="ce13" table:formula="of:=[.D24]/[.L24]" office:value-type="float" office:value="5.73394495412844" calcext:value-type="float">
            <text:p>5.73394495412844</text:p>
          </table:table-cell>
          <table:table-cell table:style-name="ce12" table:formula="of:=[.M24]/[.A24]" office:value-type="float" office:value="0.249301954527323" calcext:value-type="float">
            <text:p>0.249301954527323</text:p>
          </table:table-cell>
          <table:table-cell table:style-name="Default" office:value-type="float" office:value="0.909429" calcext:value-type="float">
            <text:p>0.909429</text:p>
          </table:table-cell>
          <table:table-cell table:style-name="ce13" table:formula="of:=[.E24]/[.O24]" office:value-type="float" office:value="5.27803709800325" calcext:value-type="float">
            <text:p>5.27803709800325</text:p>
          </table:table-cell>
          <table:table-cell table:style-name="ce12" table:formula="of:=[.P24]/[.A24]" office:value-type="float" office:value="0.229479873826228" calcext:value-type="float">
            <text:p>0.229479873826228</text:p>
          </table:table-cell>
          <table:table-cell table:style-name="Default" office:value-type="float" office:value="0.909429" calcext:value-type="float">
            <text:p>0.909429</text:p>
          </table:table-cell>
          <table:table-cell table:style-name="ce13" table:formula="of:=[.D24]/[.R24]" office:value-type="float" office:value="8.79672849667209" calcext:value-type="float">
            <text:p>8.79672849667209</text:p>
          </table:table-cell>
          <table:table-cell table:style-name="ce12" table:formula="of:=[.S24]/[.A24]" office:value-type="float" office:value="0.382466456377047" calcext:value-type="float">
            <text:p>0.382466456377047</text:p>
          </table:table-cell>
          <table:table-cell table:style-name="Default" office:value-type="float" office:value="0.66431" calcext:value-type="float">
            <text:p>0.66431</text:p>
          </table:table-cell>
          <table:table-cell table:style-name="ce13" table:formula="of:=[.E24]/[.U24]" office:value-type="float" office:value="7.22554229200223" calcext:value-type="float">
            <text:p>7.22554229200223</text:p>
          </table:table-cell>
          <table:table-cell table:style-name="ce12" table:formula="of:=[.V24]/[.A24]" office:value-type="float" office:value="0.314154012695749" calcext:value-type="float">
            <text:p>0.314154012695749</text:p>
          </table:table-cell>
          <table:table-cell table:number-columns-repeated="100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table:formula="of:=[.A25]" office:value-type="float" office:value="24" calcext:value-type="float">
            <text:p>24</text:p>
          </table:table-cell>
          <table:table-cell table:style-name="ce6" table:formula="of:=1/((1-0.88)+(0.88/[.A25]))" office:value-type="float" office:value="6.38297872340426" calcext:value-type="float">
            <text:p>6.3829787234042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926055" calcext:value-type="float">
            <text:p>0.926055</text:p>
          </table:table-cell>
          <table:table-cell table:style-name="ce13" table:formula="of:=[.D25]/[.F25]" office:value-type="float" office:value="8.63879575187219" calcext:value-type="float">
            <text:p>8.63879575187219</text:p>
          </table:table-cell>
          <table:table-cell table:style-name="ce12" table:formula="of:=[.G25]/[.A25]" office:value-type="float" office:value="0.359949822994675" calcext:value-type="float">
            <text:p>0.359949822994675</text:p>
          </table:table-cell>
          <table:table-cell table:style-name="Default" office:value-type="float" office:value="0.573182" calcext:value-type="float">
            <text:p>0.573182</text:p>
          </table:table-cell>
          <table:table-cell table:style-name="ce13" table:formula="of:=[.E25]/[.I25]" office:value-type="float" office:value="8.37430344986409" calcext:value-type="float">
            <text:p>8.37430344986409</text:p>
          </table:table-cell>
          <table:table-cell table:style-name="ce12" table:formula="of:=[.J25]/[.A25]" office:value-type="float" office:value="0.348929310411004" calcext:value-type="float">
            <text:p>0.348929310411004</text:p>
          </table:table-cell>
          <table:table-cell table:style-name="Default" office:value-type="float" office:value="1.341921" calcext:value-type="float">
            <text:p>1.341921</text:p>
          </table:table-cell>
          <table:table-cell table:style-name="ce13" table:formula="of:=[.D25]/[.L25]" office:value-type="float" office:value="5.9616028067226" calcext:value-type="float">
            <text:p>5.9616028067226</text:p>
          </table:table-cell>
          <table:table-cell table:style-name="ce12" table:formula="of:=[.M25]/[.A25]" office:value-type="float" office:value="0.248400116946775" calcext:value-type="float">
            <text:p>0.248400116946775</text:p>
          </table:table-cell>
          <table:table-cell table:style-name="Default" office:value-type="float" office:value="0.894908" calcext:value-type="float">
            <text:p>0.894908</text:p>
          </table:table-cell>
          <table:table-cell table:style-name="ce13" table:formula="of:=[.E25]/[.O25]" office:value-type="float" office:value="5.36367984195023" calcext:value-type="float">
            <text:p>5.36367984195023</text:p>
          </table:table-cell>
          <table:table-cell table:style-name="ce12" table:formula="of:=[.P25]/[.A25]" office:value-type="float" office:value="0.22348666008126" calcext:value-type="float">
            <text:p>0.22348666008126</text:p>
          </table:table-cell>
          <table:table-cell table:style-name="Default" office:value-type="float" office:value="0.894908" calcext:value-type="float">
            <text:p>0.894908</text:p>
          </table:table-cell>
          <table:table-cell table:style-name="ce13" table:formula="of:=[.D25]/[.R25]" office:value-type="float" office:value="8.93946640325039" calcext:value-type="float">
            <text:p>8.93946640325039</text:p>
          </table:table-cell>
          <table:table-cell table:style-name="ce12" table:formula="of:=[.S25]/[.A25]" office:value-type="float" office:value="0.3724777668021" calcext:value-type="float">
            <text:p>0.3724777668021</text:p>
          </table:table-cell>
          <table:table-cell table:style-name="Default" office:value-type="float" office:value="0.645304" calcext:value-type="float">
            <text:p>0.645304</text:p>
          </table:table-cell>
          <table:table-cell table:style-name="ce13" table:formula="of:=[.E25]/[.U25]" office:value-type="float" office:value="7.43835463595453" calcext:value-type="float">
            <text:p>7.43835463595453</text:p>
          </table:table-cell>
          <table:table-cell table:style-name="ce12" table:formula="of:=[.V25]/[.A25]" office:value-type="float" office:value="0.309931443164772" calcext:value-type="float">
            <text:p>0.309931443164772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table:formula="of:=[.A26]" office:value-type="float" office:value="25" calcext:value-type="float">
            <text:p>25</text:p>
          </table:table-cell>
          <table:table-cell table:style-name="ce6" table:formula="of:=1/((1-0.88)+(0.88/[.A26]))" office:value-type="float" office:value="6.44329896907217" calcext:value-type="float">
            <text:p>6.44329896907217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6685" calcext:value-type="float">
            <text:p>0.66685</text:p>
          </table:table-cell>
          <table:table-cell table:style-name="ce13" table:formula="of:=[.D26]/[.F26]" office:value-type="float" office:value="11.9967009072505" calcext:value-type="float">
            <text:p>11.9967009072505</text:p>
          </table:table-cell>
          <table:table-cell table:style-name="ce12" table:formula="of:=[.G26]/[.A26]" office:value-type="float" office:value="0.47986803629002" calcext:value-type="float">
            <text:p>0.47986803629002</text:p>
          </table:table-cell>
          <table:table-cell table:style-name="Default" office:value-type="float" office:value="0.510796" calcext:value-type="float">
            <text:p>0.510796</text:p>
          </table:table-cell>
          <table:table-cell table:style-name="ce13" table:formula="of:=[.E26]/[.I26]" office:value-type="float" office:value="9.39709786294333" calcext:value-type="float">
            <text:p>9.39709786294333</text:p>
          </table:table-cell>
          <table:table-cell table:style-name="ce12" table:formula="of:=[.J26]/[.A26]" office:value-type="float" office:value="0.375883914517733" calcext:value-type="float">
            <text:p>0.375883914517733</text:p>
          </table:table-cell>
          <table:table-cell table:style-name="Default" office:value-type="float" office:value="1.416662" calcext:value-type="float">
            <text:p>1.416662</text:p>
          </table:table-cell>
          <table:table-cell table:style-name="ce13" table:formula="of:=[.D26]/[.L26]" office:value-type="float" office:value="5.64707742566681" calcext:value-type="float">
            <text:p>5.64707742566681</text:p>
          </table:table-cell>
          <table:table-cell table:style-name="ce12" table:formula="of:=[.M26]/[.A26]" office:value-type="float" office:value="0.225883097026673" calcext:value-type="float">
            <text:p>0.225883097026673</text:p>
          </table:table-cell>
          <table:table-cell table:style-name="Default" office:value-type="float" office:value="0.930334" calcext:value-type="float">
            <text:p>0.930334</text:p>
          </table:table-cell>
          <table:table-cell table:style-name="ce13" table:formula="of:=[.E26]/[.O26]" office:value-type="float" office:value="5.15943736335553" calcext:value-type="float">
            <text:p>5.15943736335553</text:p>
          </table:table-cell>
          <table:table-cell table:style-name="ce12" table:formula="of:=[.P26]/[.A26]" office:value-type="float" office:value="0.206377494534221" calcext:value-type="float">
            <text:p>0.206377494534221</text:p>
          </table:table-cell>
          <table:table-cell table:style-name="Default" office:value-type="float" office:value="0.930334" calcext:value-type="float">
            <text:p>0.930334</text:p>
          </table:table-cell>
          <table:table-cell table:style-name="ce13" table:formula="of:=[.D26]/[.R26]" office:value-type="float" office:value="8.59906227225921" calcext:value-type="float">
            <text:p>8.59906227225921</text:p>
          </table:table-cell>
          <table:table-cell table:style-name="ce12" table:formula="of:=[.S26]/[.A26]" office:value-type="float" office:value="0.343962490890368" calcext:value-type="float">
            <text:p>0.343962490890368</text:p>
          </table:table-cell>
          <table:table-cell table:style-name="Default" office:value-type="float" office:value="0.49191" calcext:value-type="float">
            <text:p>0.49191</text:p>
          </table:table-cell>
          <table:table-cell table:style-name="ce13" table:formula="of:=[.E26]/[.U26]" office:value-type="float" office:value="9.75788253948893" calcext:value-type="float">
            <text:p>9.75788253948893</text:p>
          </table:table-cell>
          <table:table-cell table:style-name="ce12" table:formula="of:=[.V26]/[.A26]" office:value-type="float" office:value="0.390315301579557" calcext:value-type="float">
            <text:p>0.390315301579557</text:p>
          </table:table-cell>
          <table:table-cell table:number-columns-repeated="100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table:formula="of:=[.A27]" office:value-type="float" office:value="26" calcext:value-type="float">
            <text:p>26</text:p>
          </table:table-cell>
          <table:table-cell table:style-name="ce6" table:formula="of:=1/((1-0.88)+(0.88/[.A27]))" office:value-type="float" office:value="6.5" calcext:value-type="float">
            <text:p>6.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926234" calcext:value-type="float">
            <text:p>0.926234</text:p>
          </table:table-cell>
          <table:table-cell table:style-name="ce13" table:formula="of:=[.D27]/[.F27]" office:value-type="float" office:value="8.63712625535232" calcext:value-type="float">
            <text:p>8.63712625535232</text:p>
          </table:table-cell>
          <table:table-cell table:style-name="ce12" table:formula="of:=[.G27]/[.A27]" office:value-type="float" office:value="0.332197163667397" calcext:value-type="float">
            <text:p>0.332197163667397</text:p>
          </table:table-cell>
          <table:table-cell table:style-name="Default" office:value-type="float" office:value="0.656244" calcext:value-type="float">
            <text:p>0.656244</text:p>
          </table:table-cell>
          <table:table-cell table:style-name="ce13" table:formula="of:=[.E27]/[.I27]" office:value-type="float" office:value="7.31435258836652" calcext:value-type="float">
            <text:p>7.31435258836652</text:p>
          </table:table-cell>
          <table:table-cell table:style-name="ce12" table:formula="of:=[.J27]/[.A27]" office:value-type="float" office:value="0.281321253398712" calcext:value-type="float">
            <text:p>0.281321253398712</text:p>
          </table:table-cell>
          <table:table-cell table:style-name="Default" office:value-type="float" office:value="1.184696" calcext:value-type="float">
            <text:p>1.184696</text:p>
          </table:table-cell>
          <table:table-cell table:style-name="ce13" table:formula="of:=[.D27]/[.L27]" office:value-type="float" office:value="6.75278721292213" calcext:value-type="float">
            <text:p>6.75278721292213</text:p>
          </table:table-cell>
          <table:table-cell table:style-name="ce12" table:formula="of:=[.M27]/[.A27]" office:value-type="float" office:value="0.25972258511239" calcext:value-type="float">
            <text:p>0.25972258511239</text:p>
          </table:table-cell>
          <table:table-cell table:style-name="Default" office:value-type="float" office:value="0.809092" calcext:value-type="float">
            <text:p>0.809092</text:p>
          </table:table-cell>
          <table:table-cell table:style-name="ce13" table:formula="of:=[.E27]/[.O27]" office:value-type="float" office:value="5.93257627068368" calcext:value-type="float">
            <text:p>5.93257627068368</text:p>
          </table:table-cell>
          <table:table-cell table:style-name="ce12" table:formula="of:=[.P27]/[.A27]" office:value-type="float" office:value="0.228176010410911" calcext:value-type="float">
            <text:p>0.228176010410911</text:p>
          </table:table-cell>
          <table:table-cell table:style-name="Default" office:value-type="float" office:value="0.809092" calcext:value-type="float">
            <text:p>0.809092</text:p>
          </table:table-cell>
          <table:table-cell table:style-name="ce13" table:formula="of:=[.D27]/[.R27]" office:value-type="float" office:value="9.88762711780613" calcext:value-type="float">
            <text:p>9.88762711780613</text:p>
          </table:table-cell>
          <table:table-cell table:style-name="ce12" table:formula="of:=[.S27]/[.A27]" office:value-type="float" office:value="0.380293350684851" calcext:value-type="float">
            <text:p>0.380293350684851</text:p>
          </table:table-cell>
          <table:table-cell table:style-name="Default" office:value-type="float" office:value="0.62314" calcext:value-type="float">
            <text:p>0.62314</text:p>
          </table:table-cell>
          <table:table-cell table:style-name="ce13" table:formula="of:=[.E27]/[.U27]" office:value-type="float" office:value="7.70292390153096" calcext:value-type="float">
            <text:p>7.70292390153096</text:p>
          </table:table-cell>
          <table:table-cell table:style-name="ce12" table:formula="of:=[.V27]/[.A27]" office:value-type="float" office:value="0.296266303905037" calcext:value-type="float">
            <text:p>0.296266303905037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table:formula="of:=[.A28]" office:value-type="float" office:value="27" calcext:value-type="float">
            <text:p>27</text:p>
          </table:table-cell>
          <table:table-cell table:style-name="ce6" table:formula="of:=1/((1-0.88)+(0.88/[.A28]))" office:value-type="float" office:value="6.55339805825243" calcext:value-type="float">
            <text:p>6.5533980582524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09968" calcext:value-type="float">
            <text:p>0.809968</text:p>
          </table:table-cell>
          <table:table-cell table:style-name="ce13" table:formula="of:=[.D28]/[.F28]" office:value-type="float" office:value="9.87693340971495" calcext:value-type="float">
            <text:p>9.87693340971495</text:p>
          </table:table-cell>
          <table:table-cell table:style-name="ce12" table:formula="of:=[.G28]/[.A28]" office:value-type="float" office:value="0.365812348507961" calcext:value-type="float">
            <text:p>0.365812348507961</text:p>
          </table:table-cell>
          <table:table-cell table:style-name="Default" office:value-type="float" office:value="0.624382" calcext:value-type="float">
            <text:p>0.624382</text:p>
          </table:table-cell>
          <table:table-cell table:style-name="ce13" table:formula="of:=[.E28]/[.I28]" office:value-type="float" office:value="7.68760150036356" calcext:value-type="float">
            <text:p>7.68760150036356</text:p>
          </table:table-cell>
          <table:table-cell table:style-name="ce12" table:formula="of:=[.J28]/[.A28]" office:value-type="float" office:value="0.284725981494947" calcext:value-type="float">
            <text:p>0.284725981494947</text:p>
          </table:table-cell>
          <table:table-cell table:style-name="Default" office:value-type="float" office:value="1.181532" calcext:value-type="float">
            <text:p>1.181532</text:p>
          </table:table-cell>
          <table:table-cell table:style-name="ce13" table:formula="of:=[.D28]/[.L28]" office:value-type="float" office:value="6.77087036153062" calcext:value-type="float">
            <text:p>6.77087036153062</text:p>
          </table:table-cell>
          <table:table-cell table:style-name="ce12" table:formula="of:=[.M28]/[.A28]" office:value-type="float" office:value="0.250772976352986" calcext:value-type="float">
            <text:p>0.250772976352986</text:p>
          </table:table-cell>
          <table:table-cell table:style-name="Default" office:value-type="float" office:value="0.790752" calcext:value-type="float">
            <text:p>0.790752</text:p>
          </table:table-cell>
          <table:table-cell table:style-name="ce13" table:formula="of:=[.E28]/[.O28]" office:value-type="float" office:value="6.07017117882724" calcext:value-type="float">
            <text:p>6.07017117882724</text:p>
          </table:table-cell>
          <table:table-cell table:style-name="ce12" table:formula="of:=[.P28]/[.A28]" office:value-type="float" office:value="0.224821154771379" calcext:value-type="float">
            <text:p>0.224821154771379</text:p>
          </table:table-cell>
          <table:table-cell table:style-name="Default" office:value-type="float" office:value="0.790752" calcext:value-type="float">
            <text:p>0.790752</text:p>
          </table:table-cell>
          <table:table-cell table:style-name="ce13" table:formula="of:=[.D28]/[.R28]" office:value-type="float" office:value="10.1169519647121" calcext:value-type="float">
            <text:p>10.1169519647121</text:p>
          </table:table-cell>
          <table:table-cell table:style-name="ce12" table:formula="of:=[.S28]/[.A28]" office:value-type="float" office:value="0.374701924618966" calcext:value-type="float">
            <text:p>0.374701924618966</text:p>
          </table:table-cell>
          <table:table-cell table:style-name="Default" office:value-type="float" office:value="0.562796" calcext:value-type="float">
            <text:p>0.562796</text:p>
          </table:table-cell>
          <table:table-cell table:style-name="ce13" table:formula="of:=[.E28]/[.U28]" office:value-type="float" office:value="8.52884526542477" calcext:value-type="float">
            <text:p>8.52884526542477</text:p>
          </table:table-cell>
          <table:table-cell table:style-name="ce12" table:formula="of:=[.V28]/[.A28]" office:value-type="float" office:value="0.315883157978695" calcext:value-type="float">
            <text:p>0.315883157978695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table:formula="of:=[.A29]" office:value-type="float" office:value="28" calcext:value-type="float">
            <text:p>28</text:p>
          </table:table-cell>
          <table:table-cell table:style-name="ce6" table:formula="of:=1/((1-0.88)+(0.88/[.A29]))" office:value-type="float" office:value="6.60377358490566" calcext:value-type="float">
            <text:p>6.6037735849056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99473" calcext:value-type="float">
            <text:p>0.699473</text:p>
          </table:table-cell>
          <table:table-cell table:style-name="ce13" table:formula="of:=[.D29]/[.F29]" office:value-type="float" office:value="11.4371819927288" calcext:value-type="float">
            <text:p>11.4371819927288</text:p>
          </table:table-cell>
          <table:table-cell table:style-name="ce12" table:formula="of:=[.G29]/[.A29]" office:value-type="float" office:value="0.4084707854546" calcext:value-type="float">
            <text:p>0.4084707854546</text:p>
          </table:table-cell>
          <table:table-cell table:style-name="Default" office:value-type="float" office:value="0.523822" calcext:value-type="float">
            <text:p>0.523822</text:p>
          </table:table-cell>
          <table:table-cell table:style-name="ce13" table:formula="of:=[.E29]/[.I29]" office:value-type="float" office:value="9.1634181076778" calcext:value-type="float">
            <text:p>9.1634181076778</text:p>
          </table:table-cell>
          <table:table-cell table:style-name="ce12" table:formula="of:=[.J29]/[.A29]" office:value-type="float" office:value="0.327264932417064" calcext:value-type="float">
            <text:p>0.327264932417064</text:p>
          </table:table-cell>
          <table:table-cell table:style-name="Default" office:value-type="float" office:value="1.194323" calcext:value-type="float">
            <text:p>1.194323</text:p>
          </table:table-cell>
          <table:table-cell table:style-name="ce13" table:formula="of:=[.D29]/[.L29]" office:value-type="float" office:value="6.69835547000267" calcext:value-type="float">
            <text:p>6.69835547000267</text:p>
          </table:table-cell>
          <table:table-cell table:style-name="ce12" table:formula="of:=[.M29]/[.A29]" office:value-type="float" office:value="0.239226981071524" calcext:value-type="float">
            <text:p>0.239226981071524</text:p>
          </table:table-cell>
          <table:table-cell table:style-name="Default" office:value-type="float" office:value="0.788656" calcext:value-type="float">
            <text:p>0.788656</text:p>
          </table:table-cell>
          <table:table-cell table:style-name="ce13" table:formula="of:=[.E29]/[.O29]" office:value-type="float" office:value="6.08630378770972" calcext:value-type="float">
            <text:p>6.08630378770972</text:p>
          </table:table-cell>
          <table:table-cell table:style-name="ce12" table:formula="of:=[.P29]/[.A29]" office:value-type="float" office:value="0.217367992418204" calcext:value-type="float">
            <text:p>0.217367992418204</text:p>
          </table:table-cell>
          <table:table-cell table:style-name="Default" office:value-type="float" office:value="0.788656" calcext:value-type="float">
            <text:p>0.788656</text:p>
          </table:table-cell>
          <table:table-cell table:style-name="ce13" table:formula="of:=[.D29]/[.R29]" office:value-type="float" office:value="10.1438396461829" calcext:value-type="float">
            <text:p>10.1438396461829</text:p>
          </table:table-cell>
          <table:table-cell table:style-name="ce12" table:formula="of:=[.S29]/[.A29]" office:value-type="float" office:value="0.362279987363674" calcext:value-type="float">
            <text:p>0.362279987363674</text:p>
          </table:table-cell>
          <table:table-cell table:style-name="Default" office:value-type="float" office:value="0.473437" calcext:value-type="float">
            <text:p>0.473437</text:p>
          </table:table-cell>
          <table:table-cell table:style-name="ce13" table:formula="of:=[.E29]/[.U29]" office:value-type="float" office:value="10.1386245688444" calcext:value-type="float">
            <text:p>10.1386245688444</text:p>
          </table:table-cell>
          <table:table-cell table:style-name="ce12" table:formula="of:=[.V29]/[.A29]" office:value-type="float" office:value="0.362093734601587" calcext:value-type="float">
            <text:p>0.362093734601587</text:p>
          </table:table-cell>
          <table:table-cell table:number-columns-repeated="100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table:formula="of:=[.A30]" office:value-type="float" office:value="29" calcext:value-type="float">
            <text:p>29</text:p>
          </table:table-cell>
          <table:table-cell table:style-name="ce6" table:formula="of:=1/((1-0.88)+(0.88/[.A30]))" office:value-type="float" office:value="6.65137614678899" calcext:value-type="float">
            <text:p>6.65137614678899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913194" calcext:value-type="float">
            <text:p>0.913194</text:p>
          </table:table-cell>
          <table:table-cell table:style-name="ce13" table:formula="of:=[.D30]/[.F30]" office:value-type="float" office:value="8.76046053741045" calcext:value-type="float">
            <text:p>8.76046053741045</text:p>
          </table:table-cell>
          <table:table-cell table:style-name="ce12" table:formula="of:=[.G30]/[.A30]" office:value-type="float" office:value="0.302084846117602" calcext:value-type="float">
            <text:p>0.302084846117602</text:p>
          </table:table-cell>
          <table:table-cell table:style-name="Default" office:value-type="float" office:value="0.600214" calcext:value-type="float">
            <text:p>0.600214</text:p>
          </table:table-cell>
          <table:table-cell table:style-name="ce13" table:formula="of:=[.E30]/[.I30]" office:value-type="float" office:value="7.99714768399271" calcext:value-type="float">
            <text:p>7.99714768399271</text:p>
          </table:table-cell>
          <table:table-cell table:style-name="ce12" table:formula="of:=[.J30]/[.A30]" office:value-type="float" office:value="0.275763713241128" calcext:value-type="float">
            <text:p>0.275763713241128</text:p>
          </table:table-cell>
          <table:table-cell table:style-name="Default" office:value-type="float" office:value="1.067713" calcext:value-type="float">
            <text:p>1.067713</text:p>
          </table:table-cell>
          <table:table-cell table:style-name="ce13" table:formula="of:=[.D30]/[.L30]" office:value-type="float" office:value="7.49265017846556" calcext:value-type="float">
            <text:p>7.49265017846556</text:p>
          </table:table-cell>
          <table:table-cell table:style-name="ce12" table:formula="of:=[.M30]/[.A30]" office:value-type="float" office:value="0.258367247533295" calcext:value-type="float">
            <text:p>0.258367247533295</text:p>
          </table:table-cell>
          <table:table-cell table:style-name="Default" office:value-type="float" office:value="0.751256" calcext:value-type="float">
            <text:p>0.751256</text:p>
          </table:table-cell>
          <table:table-cell table:style-name="ce13" table:formula="of:=[.E30]/[.O30]" office:value-type="float" office:value="6.38930005217928" calcext:value-type="float">
            <text:p>6.38930005217928</text:p>
          </table:table-cell>
          <table:table-cell table:style-name="ce12" table:formula="of:=[.P30]/[.A30]" office:value-type="float" office:value="0.220320691454458" calcext:value-type="float">
            <text:p>0.220320691454458</text:p>
          </table:table-cell>
          <table:table-cell table:style-name="Default" office:value-type="float" office:value="0.751256" calcext:value-type="float">
            <text:p>0.751256</text:p>
          </table:table-cell>
          <table:table-cell table:style-name="ce13" table:formula="of:=[.D30]/[.R30]" office:value-type="float" office:value="10.6488334202988" calcext:value-type="float">
            <text:p>10.6488334202988</text:p>
          </table:table-cell>
          <table:table-cell table:style-name="ce12" table:formula="of:=[.S30]/[.A30]" office:value-type="float" office:value="0.367201152424097" calcext:value-type="float">
            <text:p>0.367201152424097</text:p>
          </table:table-cell>
          <table:table-cell table:style-name="Default" office:value-type="float" office:value="0.589961" calcext:value-type="float">
            <text:p>0.589961</text:p>
          </table:table-cell>
          <table:table-cell table:style-name="ce13" table:formula="of:=[.E30]/[.U30]" office:value-type="float" office:value="8.13613103239028" calcext:value-type="float">
            <text:p>8.13613103239028</text:p>
          </table:table-cell>
          <table:table-cell table:style-name="ce12" table:formula="of:=[.V30]/[.A30]" office:value-type="float" office:value="0.280556242496216" calcext:value-type="float">
            <text:p>0.280556242496216</text:p>
          </table:table-cell>
          <table:table-cell table:number-columns-repeated="100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[.A31]" office:value-type="float" office:value="30" calcext:value-type="float">
            <text:p>30</text:p>
          </table:table-cell>
          <table:table-cell table:style-name="ce6" table:formula="of:=1/((1-0.88)+(0.88/[.A31]))" office:value-type="float" office:value="6.69642857142857" calcext:value-type="float">
            <text:p>6.69642857142857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28192" calcext:value-type="float">
            <text:p>0.828192</text:p>
          </table:table-cell>
          <table:table-cell table:style-name="ce13" table:formula="of:=[.D31]/[.F31]" office:value-type="float" office:value="9.65959584250995" calcext:value-type="float">
            <text:p>9.65959584250995</text:p>
          </table:table-cell>
          <table:table-cell table:style-name="ce12" table:formula="of:=[.G31]/[.A31]" office:value-type="float" office:value="0.321986528083665" calcext:value-type="float">
            <text:p>0.321986528083665</text:p>
          </table:table-cell>
          <table:table-cell table:style-name="Default" office:value-type="float" office:value="0.637378" calcext:value-type="float">
            <text:p>0.637378</text:p>
          </table:table-cell>
          <table:table-cell table:style-name="ce13" table:formula="of:=[.E31]/[.I31]" office:value-type="float" office:value="7.53085296323375" calcext:value-type="float">
            <text:p>7.53085296323375</text:p>
          </table:table-cell>
          <table:table-cell table:style-name="ce12" table:formula="of:=[.J31]/[.A31]" office:value-type="float" office:value="0.251028432107792" calcext:value-type="float">
            <text:p>0.251028432107792</text:p>
          </table:table-cell>
          <table:table-cell table:style-name="Default" office:value-type="float" office:value="1.091126" calcext:value-type="float">
            <text:p>1.091126</text:p>
          </table:table-cell>
          <table:table-cell table:style-name="ce13" table:formula="of:=[.D31]/[.L31]" office:value-type="float" office:value="7.33187551208568" calcext:value-type="float">
            <text:p>7.33187551208568</text:p>
          </table:table-cell>
          <table:table-cell table:style-name="ce12" table:formula="of:=[.M31]/[.A31]" office:value-type="float" office:value="0.244395850402856" calcext:value-type="float">
            <text:p>0.244395850402856</text:p>
          </table:table-cell>
          <table:table-cell table:style-name="Default" office:value-type="float" office:value="0.808723" calcext:value-type="float">
            <text:p>0.808723</text:p>
          </table:table-cell>
          <table:table-cell table:style-name="ce13" table:formula="of:=[.E31]/[.O31]" office:value-type="float" office:value="5.93528315628466" calcext:value-type="float">
            <text:p>5.93528315628466</text:p>
          </table:table-cell>
          <table:table-cell table:style-name="ce12" table:formula="of:=[.P31]/[.A31]" office:value-type="float" office:value="0.197842771876155" calcext:value-type="float">
            <text:p>0.197842771876155</text:p>
          </table:table-cell>
          <table:table-cell table:style-name="Default" office:value-type="float" office:value="0.808723" calcext:value-type="float">
            <text:p>0.808723</text:p>
          </table:table-cell>
          <table:table-cell table:style-name="ce13" table:formula="of:=[.D31]/[.R31]" office:value-type="float" office:value="9.89213859380777" calcext:value-type="float">
            <text:p>9.89213859380777</text:p>
          </table:table-cell>
          <table:table-cell table:style-name="ce12" table:formula="of:=[.S31]/[.A31]" office:value-type="float" office:value="0.329737953126926" calcext:value-type="float">
            <text:p>0.329737953126926</text:p>
          </table:table-cell>
          <table:table-cell table:style-name="Default" office:value-type="float" office:value="0.536353" calcext:value-type="float">
            <text:p>0.536353</text:p>
          </table:table-cell>
          <table:table-cell table:style-name="ce13" table:formula="of:=[.E31]/[.U31]" office:value-type="float" office:value="8.94933001213753" calcext:value-type="float">
            <text:p>8.94933001213753</text:p>
          </table:table-cell>
          <table:table-cell table:style-name="ce12" table:formula="of:=[.V31]/[.A31]" office:value-type="float" office:value="0.298311000404584" calcext:value-type="float">
            <text:p>0.298311000404584</text:p>
          </table:table-cell>
          <table:table-cell table:number-columns-repeated="100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table:formula="of:=[.A32]" office:value-type="float" office:value="31" calcext:value-type="float">
            <text:p>31</text:p>
          </table:table-cell>
          <table:table-cell table:style-name="ce6" table:formula="of:=1/((1-0.88)+(0.88/[.A32]))" office:value-type="float" office:value="6.73913043478261" calcext:value-type="float">
            <text:p>6.7391304347826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767709" calcext:value-type="float">
            <text:p>0.767709</text:p>
          </table:table-cell>
          <table:table-cell table:style-name="ce13" table:formula="of:=[.D32]/[.F32]" office:value-type="float" office:value="10.420615102858" calcext:value-type="float">
            <text:p>10.420615102858</text:p>
          </table:table-cell>
          <table:table-cell table:style-name="ce12" table:formula="of:=[.G32]/[.A32]" office:value-type="float" office:value="0.336148874285741" calcext:value-type="float">
            <text:p>0.336148874285741</text:p>
          </table:table-cell>
          <table:table-cell table:style-name="Default" office:value-type="float" office:value="0.612655" calcext:value-type="float">
            <text:p>0.612655</text:p>
          </table:table-cell>
          <table:table-cell table:style-name="ce13" table:formula="of:=[.E32]/[.I32]" office:value-type="float" office:value="7.83475202193731" calcext:value-type="float">
            <text:p>7.83475202193731</text:p>
          </table:table-cell>
          <table:table-cell table:style-name="ce12" table:formula="of:=[.J32]/[.A32]" office:value-type="float" office:value="0.252733936191526" calcext:value-type="float">
            <text:p>0.252733936191526</text:p>
          </table:table-cell>
          <table:table-cell table:style-name="Default" office:value-type="float" office:value="1.089109" calcext:value-type="float">
            <text:p>1.089109</text:p>
          </table:table-cell>
          <table:table-cell table:style-name="ce13" table:formula="of:=[.D32]/[.L32]" office:value-type="float" office:value="7.34545394446286" calcext:value-type="float">
            <text:p>7.34545394446286</text:p>
          </table:table-cell>
          <table:table-cell table:style-name="ce12" table:formula="of:=[.M32]/[.A32]" office:value-type="float" office:value="0.236950127240737" calcext:value-type="float">
            <text:p>0.236950127240737</text:p>
          </table:table-cell>
          <table:table-cell table:style-name="Default" office:value-type="float" office:value="0.732978" calcext:value-type="float">
            <text:p>0.732978</text:p>
          </table:table-cell>
          <table:table-cell table:style-name="ce13" table:formula="of:=[.E32]/[.O32]" office:value-type="float" office:value="6.54862765321742" calcext:value-type="float">
            <text:p>6.54862765321742</text:p>
          </table:table-cell>
          <table:table-cell table:style-name="ce12" table:formula="of:=[.P32]/[.A32]" office:value-type="float" office:value="0.211246053329594" calcext:value-type="float">
            <text:p>0.211246053329594</text:p>
          </table:table-cell>
          <table:table-cell table:style-name="Default" office:value-type="float" office:value="0.732978" calcext:value-type="float">
            <text:p>0.732978</text:p>
          </table:table-cell>
          <table:table-cell table:style-name="ce13" table:formula="of:=[.D32]/[.R32]" office:value-type="float" office:value="10.914379422029" calcext:value-type="float">
            <text:p>10.914379422029</text:p>
          </table:table-cell>
          <table:table-cell table:style-name="ce12" table:formula="of:=[.S32]/[.A32]" office:value-type="float" office:value="0.352076755549324" calcext:value-type="float">
            <text:p>0.352076755549324</text:p>
          </table:table-cell>
          <table:table-cell table:style-name="Default" office:value-type="float" office:value="0.501901" calcext:value-type="float">
            <text:p>0.501901</text:p>
          </table:table-cell>
          <table:table-cell table:style-name="ce13" table:formula="of:=[.E32]/[.U32]" office:value-type="float" office:value="9.56363904435337" calcext:value-type="float">
            <text:p>9.56363904435337</text:p>
          </table:table-cell>
          <table:table-cell table:style-name="ce12" table:formula="of:=[.V32]/[.A32]" office:value-type="float" office:value="0.308504485301721" calcext:value-type="float">
            <text:p>0.308504485301721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table:formula="of:=[.A33]" office:value-type="float" office:value="32" calcext:value-type="float">
            <text:p>32</text:p>
          </table:table-cell>
          <table:table-cell table:style-name="ce6" table:formula="of:=1/((1-0.88)+(0.88/[.A33]))" office:value-type="float" office:value="6.77966101694915" calcext:value-type="float">
            <text:p>6.7796610169491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43561" calcext:value-type="float">
            <text:p>0.843561</text:p>
          </table:table-cell>
          <table:table-cell table:style-name="ce13" table:formula="of:=[.D33]/[.F33]" office:value-type="float" office:value="9.48360580918274" calcext:value-type="float">
            <text:p>9.48360580918274</text:p>
          </table:table-cell>
          <table:table-cell table:style-name="ce12" table:formula="of:=[.G33]/[.A33]" office:value-type="float" office:value="0.296362681536961" calcext:value-type="float">
            <text:p>0.296362681536961</text:p>
          </table:table-cell>
          <table:table-cell table:style-name="Default" office:value-type="float" office:value="0.550753" calcext:value-type="float">
            <text:p>0.550753</text:p>
          </table:table-cell>
          <table:table-cell table:style-name="ce13" table:formula="of:=[.E33]/[.I33]" office:value-type="float" office:value="8.71534063364158" calcext:value-type="float">
            <text:p>8.71534063364158</text:p>
          </table:table-cell>
          <table:table-cell table:style-name="ce12" table:formula="of:=[.J33]/[.A33]" office:value-type="float" office:value="0.272354394801299" calcext:value-type="float">
            <text:p>0.272354394801299</text:p>
          </table:table-cell>
          <table:table-cell table:style-name="Default" office:value-type="float" office:value="1.0849" calcext:value-type="float">
            <text:p>1.0849</text:p>
          </table:table-cell>
          <table:table-cell table:style-name="ce13" table:formula="of:=[.D33]/[.L33]" office:value-type="float" office:value="7.37395151626878" calcext:value-type="float">
            <text:p>7.37395151626878</text:p>
          </table:table-cell>
          <table:table-cell table:style-name="ce12" table:formula="of:=[.M33]/[.A33]" office:value-type="float" office:value="0.230435984883399" calcext:value-type="float">
            <text:p>0.230435984883399</text:p>
          </table:table-cell>
          <table:table-cell table:style-name="Default" office:value-type="float" office:value="0.727024" calcext:value-type="float">
            <text:p>0.727024</text:p>
          </table:table-cell>
          <table:table-cell table:style-name="ce13" table:formula="of:=[.E33]/[.O33]" office:value-type="float" office:value="6.6022579722265" calcext:value-type="float">
            <text:p>6.6022579722265</text:p>
          </table:table-cell>
          <table:table-cell table:style-name="ce12" table:formula="of:=[.P33]/[.A33]" office:value-type="float" office:value="0.206320561632078" calcext:value-type="float">
            <text:p>0.206320561632078</text:p>
          </table:table-cell>
          <table:table-cell table:style-name="Default" office:value-type="float" office:value="0.727024" calcext:value-type="float">
            <text:p>0.727024</text:p>
          </table:table-cell>
          <table:table-cell table:style-name="ce13" table:formula="of:=[.D33]/[.R33]" office:value-type="float" office:value="11.0037632870442" calcext:value-type="float">
            <text:p>11.0037632870442</text:p>
          </table:table-cell>
          <table:table-cell table:style-name="ce12" table:formula="of:=[.S33]/[.A33]" office:value-type="float" office:value="0.34386760272013" calcext:value-type="float">
            <text:p>0.34386760272013</text:p>
          </table:table-cell>
          <table:table-cell table:style-name="Default" office:value-type="float" office:value="0.503997" calcext:value-type="float">
            <text:p>0.503997</text:p>
          </table:table-cell>
          <table:table-cell table:style-name="ce13" table:formula="of:=[.E33]/[.U33]" office:value-type="float" office:value="9.52386621348937" calcext:value-type="float">
            <text:p>9.52386621348937</text:p>
          </table:table-cell>
          <table:table-cell table:style-name="ce12" table:formula="of:=[.V33]/[.A33]" office:value-type="float" office:value="0.297620819171543" calcext:value-type="float">
            <text:p>0.297620819171543</text:p>
          </table:table-cell>
          <table:table-cell table:number-columns-repeated="100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table:formula="of:=[.A34]" office:value-type="float" office:value="33" calcext:value-type="float">
            <text:p>33</text:p>
          </table:table-cell>
          <table:table-cell table:style-name="ce6" table:formula="of:=1/((1-0.88)+(0.88/[.A34]))" office:value-type="float" office:value="6.81818181818182" calcext:value-type="float">
            <text:p>6.8181818181818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599076" calcext:value-type="float">
            <text:p>0.599076</text:p>
          </table:table-cell>
          <table:table-cell table:style-name="ce13" table:formula="of:=[.D34]/[.F34]" office:value-type="float" office:value="13.353898336772" calcext:value-type="float">
            <text:p>13.353898336772</text:p>
          </table:table-cell>
          <table:table-cell table:style-name="ce12" table:formula="of:=[.G34]/[.A34]" office:value-type="float" office:value="0.404663585962787" calcext:value-type="float">
            <text:p>0.404663585962787</text:p>
          </table:table-cell>
          <table:table-cell table:style-name="Default" office:value-type="float" office:value="0.473696" calcext:value-type="float">
            <text:p>0.473696</text:p>
          </table:table-cell>
          <table:table-cell table:style-name="ce13" table:formula="of:=[.E34]/[.I34]" office:value-type="float" office:value="10.1330811322029" calcext:value-type="float">
            <text:p>10.1330811322029</text:p>
          </table:table-cell>
          <table:table-cell table:style-name="ce12" table:formula="of:=[.J34]/[.A34]" office:value-type="float" office:value="0.30706306461221" calcext:value-type="float">
            <text:p>0.30706306461221</text:p>
          </table:table-cell>
          <table:table-cell table:style-name="Default" office:value-type="float" office:value="1.140212" calcext:value-type="float">
            <text:p>1.140212</text:p>
          </table:table-cell>
          <table:table-cell table:style-name="ce13" table:formula="of:=[.D34]/[.L34]" office:value-type="float" office:value="7.01623908536307" calcext:value-type="float">
            <text:p>7.01623908536307</text:p>
          </table:table-cell>
          <table:table-cell table:style-name="ce12" table:formula="of:=[.M34]/[.A34]" office:value-type="float" office:value="0.212613305617063" calcext:value-type="float">
            <text:p>0.212613305617063</text:p>
          </table:table-cell>
          <table:table-cell table:style-name="Default" office:value-type="float" office:value="0.743922" calcext:value-type="float">
            <text:p>0.743922</text:p>
          </table:table-cell>
          <table:table-cell table:style-name="ce13" table:formula="of:=[.E34]/[.O34]" office:value-type="float" office:value="6.45228935291603" calcext:value-type="float">
            <text:p>6.45228935291603</text:p>
          </table:table-cell>
          <table:table-cell table:style-name="ce12" table:formula="of:=[.P34]/[.A34]" office:value-type="float" office:value="0.195523919785334" calcext:value-type="float">
            <text:p>0.195523919785334</text:p>
          </table:table-cell>
          <table:table-cell table:style-name="Default" office:value-type="float" office:value="0.743922" calcext:value-type="float">
            <text:p>0.743922</text:p>
          </table:table-cell>
          <table:table-cell table:style-name="ce13" table:formula="of:=[.D34]/[.R34]" office:value-type="float" office:value="10.7538155881934" calcext:value-type="float">
            <text:p>10.7538155881934</text:p>
          </table:table-cell>
          <table:table-cell table:style-name="ce12" table:formula="of:=[.S34]/[.A34]" office:value-type="float" office:value="0.325873199642224" calcext:value-type="float">
            <text:p>0.325873199642224</text:p>
          </table:table-cell>
          <table:table-cell table:style-name="Default" office:value-type="float" office:value="0.449436" calcext:value-type="float">
            <text:p>0.449436</text:p>
          </table:table-cell>
          <table:table-cell table:style-name="ce13" table:formula="of:=[.E34]/[.U34]" office:value-type="float" office:value="10.6800523322564" calcext:value-type="float">
            <text:p>10.6800523322564</text:p>
          </table:table-cell>
          <table:table-cell table:style-name="ce12" table:formula="of:=[.V34]/[.A34]" office:value-type="float" office:value="0.323637949462316" calcext:value-type="float">
            <text:p>0.323637949462316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table:formula="of:=[.A35]" office:value-type="float" office:value="34" calcext:value-type="float">
            <text:p>34</text:p>
          </table:table-cell>
          <table:table-cell table:style-name="ce6" table:formula="of:=1/((1-0.88)+(0.88/[.A35]))" office:value-type="float" office:value="6.85483870967742" calcext:value-type="float">
            <text:p>6.8548387096774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89536" calcext:value-type="float">
            <text:p>0.689536</text:p>
          </table:table-cell>
          <table:table-cell table:style-name="ce13" table:formula="of:=[.D35]/[.F35]" office:value-type="float" office:value="11.602004826434" calcext:value-type="float">
            <text:p>11.602004826434</text:p>
          </table:table-cell>
          <table:table-cell table:style-name="ce12" table:formula="of:=[.G35]/[.A35]" office:value-type="float" office:value="0.341235436071588" calcext:value-type="float">
            <text:p>0.341235436071588</text:p>
          </table:table-cell>
          <table:table-cell table:style-name="Default" office:value-type="float" office:value="0.572105" calcext:value-type="float">
            <text:p>0.572105</text:p>
          </table:table-cell>
          <table:table-cell table:style-name="ce13" table:formula="of:=[.E35]/[.I35]" office:value-type="float" office:value="8.39006825670113" calcext:value-type="float">
            <text:p>8.39006825670113</text:p>
          </table:table-cell>
          <table:table-cell table:style-name="ce12" table:formula="of:=[.J35]/[.A35]" office:value-type="float" office:value="0.246766713432386" calcext:value-type="float">
            <text:p>0.246766713432386</text:p>
          </table:table-cell>
          <table:table-cell table:style-name="Default" office:value-type="float" office:value="0.970135" calcext:value-type="float">
            <text:p>0.970135</text:p>
          </table:table-cell>
          <table:table-cell table:style-name="ce13" table:formula="of:=[.D35]/[.L35]" office:value-type="float" office:value="8.24627500296351" calcext:value-type="float">
            <text:p>8.24627500296351</text:p>
          </table:table-cell>
          <table:table-cell table:style-name="ce12" table:formula="of:=[.M35]/[.A35]" office:value-type="float" office:value="0.242537500087162" calcext:value-type="float">
            <text:p>0.242537500087162</text:p>
          </table:table-cell>
          <table:table-cell table:style-name="Default" office:value-type="float" office:value="0.689784" calcext:value-type="float">
            <text:p>0.689784</text:p>
          </table:table-cell>
          <table:table-cell table:style-name="ce13" table:formula="of:=[.E35]/[.O35]" office:value-type="float" office:value="6.95870011481855" calcext:value-type="float">
            <text:p>6.95870011481855</text:p>
          </table:table-cell>
          <table:table-cell table:style-name="ce12" table:formula="of:=[.P35]/[.A35]" office:value-type="float" office:value="0.20466765043584" calcext:value-type="float">
            <text:p>0.20466765043584</text:p>
          </table:table-cell>
          <table:table-cell table:style-name="Default" office:value-type="float" office:value="0.689784" calcext:value-type="float">
            <text:p>0.689784</text:p>
          </table:table-cell>
          <table:table-cell table:style-name="ce13" table:formula="of:=[.D35]/[.R35]" office:value-type="float" office:value="11.5978335246976" calcext:value-type="float">
            <text:p>11.5978335246976</text:p>
          </table:table-cell>
          <table:table-cell table:style-name="ce12" table:formula="of:=[.S35]/[.A35]" office:value-type="float" office:value="0.3411127507264" calcext:value-type="float">
            <text:p>0.3411127507264</text:p>
          </table:table-cell>
          <table:table-cell table:style-name="Default" office:value-type="float" office:value="0.563659" calcext:value-type="float">
            <text:p>0.563659</text:p>
          </table:table-cell>
          <table:table-cell table:style-name="ce13" table:formula="of:=[.E35]/[.U35]" office:value-type="float" office:value="8.51578702726294" calcext:value-type="float">
            <text:p>8.51578702726294</text:p>
          </table:table-cell>
          <table:table-cell table:style-name="ce12" table:formula="of:=[.V35]/[.A35]" office:value-type="float" office:value="0.250464324331263" calcext:value-type="float">
            <text:p>0.250464324331263</text:p>
          </table:table-cell>
          <table:table-cell table:number-columns-repeated="100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table:formula="of:=[.A36]" office:value-type="float" office:value="35" calcext:value-type="float">
            <text:p>35</text:p>
          </table:table-cell>
          <table:table-cell table:style-name="ce6" table:formula="of:=1/((1-0.88)+(0.88/[.A36]))" office:value-type="float" office:value="6.88976377952756" calcext:value-type="float">
            <text:p>6.8897637795275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784435" calcext:value-type="float">
            <text:p>0.784435</text:p>
          </table:table-cell>
          <table:table-cell table:style-name="ce13" table:formula="of:=[.D36]/[.F36]" office:value-type="float" office:value="10.198423068833" calcext:value-type="float">
            <text:p>10.198423068833</text:p>
          </table:table-cell>
          <table:table-cell table:style-name="ce12" table:formula="of:=[.G36]/[.A36]" office:value-type="float" office:value="0.291383516252371" calcext:value-type="float">
            <text:p>0.291383516252371</text:p>
          </table:table-cell>
          <table:table-cell table:style-name="Default" office:value-type="float" office:value="0.553257" calcext:value-type="float">
            <text:p>0.553257</text:p>
          </table:table-cell>
          <table:table-cell table:style-name="ce13" table:formula="of:=[.E36]/[.I36]" office:value-type="float" office:value="8.67589565066506" calcext:value-type="float">
            <text:p>8.67589565066506</text:p>
          </table:table-cell>
          <table:table-cell table:style-name="ce12" table:formula="of:=[.J36]/[.A36]" office:value-type="float" office:value="0.247882732876145" calcext:value-type="float">
            <text:p>0.247882732876145</text:p>
          </table:table-cell>
          <table:table-cell table:style-name="Default" office:value-type="float" office:value="1.028595" calcext:value-type="float">
            <text:p>1.028595</text:p>
          </table:table-cell>
          <table:table-cell table:style-name="ce13" table:formula="of:=[.D36]/[.L36]" office:value-type="float" office:value="7.77759954112163" calcext:value-type="float">
            <text:p>7.77759954112163</text:p>
          </table:table-cell>
          <table:table-cell table:style-name="ce12" table:formula="of:=[.M36]/[.A36]" office:value-type="float" office:value="0.222217129746332" calcext:value-type="float">
            <text:p>0.222217129746332</text:p>
          </table:table-cell>
          <table:table-cell table:style-name="Default" office:value-type="float" office:value="0.688229" calcext:value-type="float">
            <text:p>0.688229</text:p>
          </table:table-cell>
          <table:table-cell table:style-name="ce13" table:formula="of:=[.E36]/[.O36]" office:value-type="float" office:value="6.97442275754146" calcext:value-type="float">
            <text:p>6.97442275754146</text:p>
          </table:table-cell>
          <table:table-cell table:style-name="ce12" table:formula="of:=[.P36]/[.A36]" office:value-type="float" office:value="0.199269221644042" calcext:value-type="float">
            <text:p>0.199269221644042</text:p>
          </table:table-cell>
          <table:table-cell table:style-name="Default" office:value-type="float" office:value="0.688229" calcext:value-type="float">
            <text:p>0.688229</text:p>
          </table:table-cell>
          <table:table-cell table:style-name="ce13" table:formula="of:=[.D36]/[.R36]" office:value-type="float" office:value="11.6240379292358" calcext:value-type="float">
            <text:p>11.6240379292358</text:p>
          </table:table-cell>
          <table:table-cell table:style-name="ce12" table:formula="of:=[.S36]/[.A36]" office:value-type="float" office:value="0.332115369406736" calcext:value-type="float">
            <text:p>0.332115369406736</text:p>
          </table:table-cell>
          <table:table-cell table:style-name="Default" office:value-type="float" office:value="0.526997" calcext:value-type="float">
            <text:p>0.526997</text:p>
          </table:table-cell>
          <table:table-cell table:style-name="ce13" table:formula="of:=[.E36]/[.U36]" office:value-type="float" office:value="9.10821124218923" calcext:value-type="float">
            <text:p>9.10821124218923</text:p>
          </table:table-cell>
          <table:table-cell table:style-name="ce12" table:formula="of:=[.V36]/[.A36]" office:value-type="float" office:value="0.260234606919692" calcext:value-type="float">
            <text:p>0.260234606919692</text:p>
          </table:table-cell>
          <table:table-cell table:number-columns-repeated="100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table:formula="of:=[.A37]" office:value-type="float" office:value="36" calcext:value-type="float">
            <text:p>36</text:p>
          </table:table-cell>
          <table:table-cell table:style-name="ce6" table:formula="of:=1/((1-0.88)+(0.88/[.A37]))" office:value-type="float" office:value="6.92307692307692" calcext:value-type="float">
            <text:p>6.9230769230769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04974" calcext:value-type="float">
            <text:p>0.804974</text:p>
          </table:table-cell>
          <table:table-cell table:style-name="ce13" table:formula="of:=[.D37]/[.F37]" office:value-type="float" office:value="9.93820918439602" calcext:value-type="float">
            <text:p>9.93820918439602</text:p>
          </table:table-cell>
          <table:table-cell table:style-name="ce12" table:formula="of:=[.G37]/[.A37]" office:value-type="float" office:value="0.276061366233223" calcext:value-type="float">
            <text:p>0.276061366233223</text:p>
          </table:table-cell>
          <table:table-cell table:style-name="Default" office:value-type="float" office:value="0.514556" calcext:value-type="float">
            <text:p>0.514556</text:p>
          </table:table-cell>
          <table:table-cell table:style-name="ce13" table:formula="of:=[.E37]/[.I37]" office:value-type="float" office:value="9.32843072474133" calcext:value-type="float">
            <text:p>9.32843072474133</text:p>
          </table:table-cell>
          <table:table-cell table:style-name="ce12" table:formula="of:=[.J37]/[.A37]" office:value-type="float" office:value="0.259123075687259" calcext:value-type="float">
            <text:p>0.259123075687259</text:p>
          </table:table-cell>
          <table:table-cell table:style-name="Default" office:value-type="float" office:value="1.017467" calcext:value-type="float">
            <text:p>1.017467</text:p>
          </table:table-cell>
          <table:table-cell table:style-name="ce13" table:formula="of:=[.D37]/[.L37]" office:value-type="float" office:value="7.86266286769006" calcext:value-type="float">
            <text:p>7.86266286769006</text:p>
          </table:table-cell>
          <table:table-cell table:style-name="ce12" table:formula="of:=[.M37]/[.A37]" office:value-type="float" office:value="0.218407301880279" calcext:value-type="float">
            <text:p>0.218407301880279</text:p>
          </table:table-cell>
          <table:table-cell table:style-name="Default" office:value-type="float" office:value="0.682512" calcext:value-type="float">
            <text:p>0.682512</text:p>
          </table:table-cell>
          <table:table-cell table:style-name="ce13" table:formula="of:=[.E37]/[.O37]" office:value-type="float" office:value="7.03284337857796" calcext:value-type="float">
            <text:p>7.03284337857796</text:p>
          </table:table-cell>
          <table:table-cell table:style-name="ce12" table:formula="of:=[.P37]/[.A37]" office:value-type="float" office:value="0.195356760516054" calcext:value-type="float">
            <text:p>0.195356760516054</text:p>
          </table:table-cell>
          <table:table-cell table:style-name="Default" office:value-type="float" office:value="0.682512" calcext:value-type="float">
            <text:p>0.682512</text:p>
          </table:table-cell>
          <table:table-cell table:style-name="ce13" table:formula="of:=[.D37]/[.R37]" office:value-type="float" office:value="11.7214056309633" calcext:value-type="float">
            <text:p>11.7214056309633</text:p>
          </table:table-cell>
          <table:table-cell table:style-name="ce12" table:formula="of:=[.S37]/[.A37]" office:value-type="float" office:value="0.325594600860091" calcext:value-type="float">
            <text:p>0.325594600860091</text:p>
          </table:table-cell>
          <table:table-cell table:style-name="Default" office:value-type="float" office:value="0.534969" calcext:value-type="float">
            <text:p>0.534969</text:p>
          </table:table-cell>
          <table:table-cell table:style-name="ce13" table:formula="of:=[.E37]/[.U37]" office:value-type="float" office:value="8.97248251767859" calcext:value-type="float">
            <text:p>8.97248251767859</text:p>
          </table:table-cell>
          <table:table-cell table:style-name="ce12" table:formula="of:=[.V37]/[.A37]" office:value-type="float" office:value="0.249235625491072" calcext:value-type="float">
            <text:p>0.249235625491072</text:p>
          </table:table-cell>
          <table:table-cell table:number-columns-repeated="100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table:formula="of:=[.A38]" office:value-type="float" office:value="37" calcext:value-type="float">
            <text:p>37</text:p>
          </table:table-cell>
          <table:table-cell table:style-name="ce6" table:formula="of:=1/((1-0.88)+(0.88/[.A38]))" office:value-type="float" office:value="6.95488721804511" calcext:value-type="float">
            <text:p>6.9548872180451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71869" calcext:value-type="float">
            <text:p>0.71869</text:p>
          </table:table-cell>
          <table:table-cell table:style-name="ce13" table:formula="of:=[.D38]/[.F38]" office:value-type="float" office:value="11.1313640095173" calcext:value-type="float">
            <text:p>11.1313640095173</text:p>
          </table:table-cell>
          <table:table-cell table:style-name="ce12" table:formula="of:=[.G38]/[.A38]" office:value-type="float" office:value="0.3008476759329" calcext:value-type="float">
            <text:p>0.3008476759329</text:p>
          </table:table-cell>
          <table:table-cell table:style-name="Default" office:value-type="float" office:value="0.489873" calcext:value-type="float">
            <text:p>0.489873</text:p>
          </table:table-cell>
          <table:table-cell table:style-name="ce13" table:formula="of:=[.E38]/[.I38]" office:value-type="float" office:value="9.79845796767734" calcext:value-type="float">
            <text:p>9.79845796767734</text:p>
          </table:table-cell>
          <table:table-cell table:style-name="ce12" table:formula="of:=[.J38]/[.A38]" office:value-type="float" office:value="0.264823188315604" calcext:value-type="float">
            <text:p>0.264823188315604</text:p>
          </table:table-cell>
          <table:table-cell table:style-name="Default" office:value-type="float" office:value="1.026552" calcext:value-type="float">
            <text:p>1.026552</text:p>
          </table:table-cell>
          <table:table-cell table:style-name="ce13" table:formula="of:=[.D38]/[.L38]" office:value-type="float" office:value="7.79307818795346" calcext:value-type="float">
            <text:p>7.79307818795346</text:p>
          </table:table-cell>
          <table:table-cell table:style-name="ce12" table:formula="of:=[.M38]/[.A38]" office:value-type="float" office:value="0.210623734809553" calcext:value-type="float">
            <text:p>0.210623734809553</text:p>
          </table:table-cell>
          <table:table-cell table:style-name="Default" office:value-type="float" office:value="0.712756" calcext:value-type="float">
            <text:p>0.712756</text:p>
          </table:table-cell>
          <table:table-cell table:style-name="ce13" table:formula="of:=[.E38]/[.O38]" office:value-type="float" office:value="6.73442243909557" calcext:value-type="float">
            <text:p>6.73442243909557</text:p>
          </table:table-cell>
          <table:table-cell table:style-name="ce12" table:formula="of:=[.P38]/[.A38]" office:value-type="float" office:value="0.182011417272853" calcext:value-type="float">
            <text:p>0.182011417272853</text:p>
          </table:table-cell>
          <table:table-cell table:style-name="Default" office:value-type="float" office:value="0.712756" calcext:value-type="float">
            <text:p>0.712756</text:p>
          </table:table-cell>
          <table:table-cell table:style-name="ce13" table:formula="of:=[.D38]/[.R38]" office:value-type="float" office:value="11.2240373984926" calcext:value-type="float">
            <text:p>11.2240373984926</text:p>
          </table:table-cell>
          <table:table-cell table:style-name="ce12" table:formula="of:=[.S38]/[.A38]" office:value-type="float" office:value="0.303352362121422" calcext:value-type="float">
            <text:p>0.303352362121422</text:p>
          </table:table-cell>
          <table:table-cell table:style-name="Default" office:value-type="float" office:value="0.610418" calcext:value-type="float">
            <text:p>0.610418</text:p>
          </table:table-cell>
          <table:table-cell table:style-name="ce13" table:formula="of:=[.E38]/[.U38]" office:value-type="float" office:value="7.86346405250173" calcext:value-type="float">
            <text:p>7.86346405250173</text:p>
          </table:table-cell>
          <table:table-cell table:style-name="ce12" table:formula="of:=[.V38]/[.A38]" office:value-type="float" office:value="0.21252605547302" calcext:value-type="float">
            <text:p>0.21252605547302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table:formula="of:=[.A39]" office:value-type="float" office:value="38" calcext:value-type="float">
            <text:p>38</text:p>
          </table:table-cell>
          <table:table-cell table:style-name="ce6" table:formula="of:=1/((1-0.88)+(0.88/[.A39]))" office:value-type="float" office:value="6.98529411764706" calcext:value-type="float">
            <text:p>6.9852941176470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95078" calcext:value-type="float">
            <text:p>0.695078</text:p>
          </table:table-cell>
          <table:table-cell table:style-name="ce13" table:formula="of:=[.D39]/[.F39]" office:value-type="float" office:value="11.5094996532763" calcext:value-type="float">
            <text:p>11.5094996532763</text:p>
          </table:table-cell>
          <table:table-cell table:style-name="ce12" table:formula="of:=[.G39]/[.A39]" office:value-type="float" office:value="0.302881569823061" calcext:value-type="float">
            <text:p>0.302881569823061</text:p>
          </table:table-cell>
          <table:table-cell table:style-name="Default" office:value-type="float" office:value="0.513741" calcext:value-type="float">
            <text:p>0.513741</text:p>
          </table:table-cell>
          <table:table-cell table:style-name="ce13" table:formula="of:=[.E39]/[.I39]" office:value-type="float" office:value="9.34322937044153" calcext:value-type="float">
            <text:p>9.34322937044153</text:p>
          </table:table-cell>
          <table:table-cell table:style-name="ce12" table:formula="of:=[.J39]/[.A39]" office:value-type="float" office:value="0.245874457116882" calcext:value-type="float">
            <text:p>0.245874457116882</text:p>
          </table:table-cell>
          <table:table-cell table:style-name="Default" office:value-type="float" office:value="1.026528" calcext:value-type="float">
            <text:p>1.026528</text:p>
          </table:table-cell>
          <table:table-cell table:style-name="ce13" table:formula="of:=[.D39]/[.L39]" office:value-type="float" office:value="7.7932603884161" calcext:value-type="float">
            <text:p>7.7932603884161</text:p>
          </table:table-cell>
          <table:table-cell table:style-name="ce12" table:formula="of:=[.M39]/[.A39]" office:value-type="float" office:value="0.20508579969516" calcext:value-type="float">
            <text:p>0.20508579969516</text:p>
          </table:table-cell>
          <table:table-cell table:style-name="Default" office:value-type="float" office:value="0.728886" calcext:value-type="float">
            <text:p>0.728886</text:p>
          </table:table-cell>
          <table:table-cell table:style-name="ce13" table:formula="of:=[.E39]/[.O39]" office:value-type="float" office:value="6.58539195429738" calcext:value-type="float">
            <text:p>6.58539195429738</text:p>
          </table:table-cell>
          <table:table-cell table:style-name="ce12" table:formula="of:=[.P39]/[.A39]" office:value-type="float" office:value="0.173299788270984" calcext:value-type="float">
            <text:p>0.173299788270984</text:p>
          </table:table-cell>
          <table:table-cell table:style-name="Default" office:value-type="float" office:value="0.728886" calcext:value-type="float">
            <text:p>0.728886</text:p>
          </table:table-cell>
          <table:table-cell table:style-name="ce13" table:formula="of:=[.D39]/[.R39]" office:value-type="float" office:value="10.9756532571623" calcext:value-type="float">
            <text:p>10.9756532571623</text:p>
          </table:table-cell>
          <table:table-cell table:style-name="ce12" table:formula="of:=[.S39]/[.A39]" office:value-type="float" office:value="0.288832980451639" calcext:value-type="float">
            <text:p>0.288832980451639</text:p>
          </table:table-cell>
          <table:table-cell table:style-name="Default" office:value-type="float" office:value="0.572667" calcext:value-type="float">
            <text:p>0.572667</text:p>
          </table:table-cell>
          <table:table-cell table:style-name="ce13" table:formula="of:=[.E39]/[.U39]" office:value-type="float" office:value="8.38183446924652" calcext:value-type="float">
            <text:p>8.38183446924652</text:p>
          </table:table-cell>
          <table:table-cell table:style-name="ce12" table:formula="of:=[.V39]/[.A39]" office:value-type="float" office:value="0.220574591295961" calcext:value-type="float">
            <text:p>0.22057459129596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table:formula="of:=[.A40]" office:value-type="float" office:value="39" calcext:value-type="float">
            <text:p>39</text:p>
          </table:table-cell>
          <table:table-cell table:style-name="ce6" table:formula="of:=1/((1-0.88)+(0.88/[.A40]))" office:value-type="float" office:value="7.01438848920863" calcext:value-type="float">
            <text:p>7.0143884892086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88431" calcext:value-type="float">
            <text:p>0.688431</text:p>
          </table:table-cell>
          <table:table-cell table:style-name="ce13" table:formula="of:=[.D40]/[.F40]" office:value-type="float" office:value="11.6206271943012" calcext:value-type="float">
            <text:p>11.6206271943012</text:p>
          </table:table-cell>
          <table:table-cell table:style-name="ce12" table:formula="of:=[.G40]/[.A40]" office:value-type="float" office:value="0.297964799853878" calcext:value-type="float">
            <text:p>0.297964799853878</text:p>
          </table:table-cell>
          <table:table-cell table:style-name="Default" office:value-type="float" office:value="0.480615" calcext:value-type="float">
            <text:p>0.480615</text:p>
          </table:table-cell>
          <table:table-cell table:style-name="ce13" table:formula="of:=[.E40]/[.I40]" office:value-type="float" office:value="9.98720389500952" calcext:value-type="float">
            <text:p>9.98720389500952</text:p>
          </table:table-cell>
          <table:table-cell table:style-name="ce12" table:formula="of:=[.J40]/[.A40]" office:value-type="float" office:value="0.25608215115409" calcext:value-type="float">
            <text:p>0.25608215115409</text:p>
          </table:table-cell>
          <table:table-cell table:style-name="Default" office:value-type="float" office:value="1.118675" calcext:value-type="float">
            <text:p>1.118675</text:p>
          </table:table-cell>
          <table:table-cell table:style-name="ce13" table:formula="of:=[.D40]/[.L40]" office:value-type="float" office:value="7.15131740675353" calcext:value-type="float">
            <text:p>7.15131740675353</text:p>
          </table:table-cell>
          <table:table-cell table:style-name="ce12" table:formula="of:=[.M40]/[.A40]" office:value-type="float" office:value="0.18336711299368" calcext:value-type="float">
            <text:p>0.18336711299368</text:p>
          </table:table-cell>
          <table:table-cell table:style-name="Default" office:value-type="float" office:value="0.785396" calcext:value-type="float">
            <text:p>0.785396</text:p>
          </table:table-cell>
          <table:table-cell table:style-name="ce13" table:formula="of:=[.E40]/[.O40]" office:value-type="float" office:value="6.1115666491808" calcext:value-type="float">
            <text:p>6.1115666491808</text:p>
          </table:table-cell>
          <table:table-cell table:style-name="ce12" table:formula="of:=[.P40]/[.A40]" office:value-type="float" office:value="0.156706837158482" calcext:value-type="float">
            <text:p>0.156706837158482</text:p>
          </table:table-cell>
          <table:table-cell table:style-name="Default" office:value-type="float" office:value="0.785396" calcext:value-type="float">
            <text:p>0.785396</text:p>
          </table:table-cell>
          <table:table-cell table:style-name="ce13" table:formula="of:=[.D40]/[.R40]" office:value-type="float" office:value="10.1859444153013" calcext:value-type="float">
            <text:p>10.1859444153013</text:p>
          </table:table-cell>
          <table:table-cell table:style-name="ce12" table:formula="of:=[.S40]/[.A40]" office:value-type="float" office:value="0.261178061930803" calcext:value-type="float">
            <text:p>0.261178061930803</text:p>
          </table:table-cell>
          <table:table-cell table:style-name="Default" office:value-type="float" office:value="0.593182" calcext:value-type="float">
            <text:p>0.593182</text:p>
          </table:table-cell>
          <table:table-cell table:style-name="ce13" table:formula="of:=[.E40]/[.U40]" office:value-type="float" office:value="8.09195154269685" calcext:value-type="float">
            <text:p>8.09195154269685</text:p>
          </table:table-cell>
          <table:table-cell table:style-name="ce12" table:formula="of:=[.V40]/[.A40]" office:value-type="float" office:value="0.207485936992227" calcext:value-type="float">
            <text:p>0.207485936992227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table:formula="of:=[.A41]" office:value-type="float" office:value="40" calcext:value-type="float">
            <text:p>40</text:p>
          </table:table-cell>
          <table:table-cell table:style-name="ce6" table:formula="of:=1/((1-0.88)+(0.88/[.A41]))" office:value-type="float" office:value="7.04225352112676" calcext:value-type="float">
            <text:p>7.0422535211267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587827" calcext:value-type="float">
            <text:p>0.587827</text:p>
          </table:table-cell>
          <table:table-cell table:style-name="ce13" table:formula="of:=[.D41]/[.F41]" office:value-type="float" office:value="13.6094463166884" calcext:value-type="float">
            <text:p>13.6094463166884</text:p>
          </table:table-cell>
          <table:table-cell table:style-name="ce12" table:formula="of:=[.G41]/[.A41]" office:value-type="float" office:value="0.34023615791721" calcext:value-type="float">
            <text:p>0.34023615791721</text:p>
          </table:table-cell>
          <table:table-cell table:style-name="Default" office:value-type="float" office:value="0.438787" calcext:value-type="float">
            <text:p>0.438787</text:p>
          </table:table-cell>
          <table:table-cell table:style-name="ce13" table:formula="of:=[.E41]/[.I41]" office:value-type="float" office:value="10.9392484280528" calcext:value-type="float">
            <text:p>10.9392484280528</text:p>
          </table:table-cell>
          <table:table-cell table:style-name="ce12" table:formula="of:=[.J41]/[.A41]" office:value-type="float" office:value="0.27348121070132" calcext:value-type="float">
            <text:p>0.27348121070132</text:p>
          </table:table-cell>
          <table:table-cell table:style-name="Default" office:value-type="float" office:value="1.040386" calcext:value-type="float">
            <text:p>1.040386</text:p>
          </table:table-cell>
          <table:table-cell table:style-name="ce13" table:formula="of:=[.D41]/[.L41]" office:value-type="float" office:value="7.68945372198396" calcext:value-type="float">
            <text:p>7.68945372198396</text:p>
          </table:table-cell>
          <table:table-cell table:style-name="ce12" table:formula="of:=[.M41]/[.A41]" office:value-type="float" office:value="0.192236343049599" calcext:value-type="float">
            <text:p>0.192236343049599</text:p>
          </table:table-cell>
          <table:table-cell table:style-name="Default" office:value-type="float" office:value="0.727356" calcext:value-type="float">
            <text:p>0.727356</text:p>
          </table:table-cell>
          <table:table-cell table:style-name="ce13" table:formula="of:=[.E41]/[.O41]" office:value-type="float" office:value="6.59924438651774" calcext:value-type="float">
            <text:p>6.59924438651774</text:p>
          </table:table-cell>
          <table:table-cell table:style-name="ce12" table:formula="of:=[.P41]/[.A41]" office:value-type="float" office:value="0.164981109662944" calcext:value-type="float">
            <text:p>0.164981109662944</text:p>
          </table:table-cell>
          <table:table-cell table:style-name="Default" office:value-type="float" office:value="0.727356" calcext:value-type="float">
            <text:p>0.727356</text:p>
          </table:table-cell>
          <table:table-cell table:style-name="ce13" table:formula="of:=[.D41]/[.R41]" office:value-type="float" office:value="10.9987406441962" calcext:value-type="float">
            <text:p>10.9987406441962</text:p>
          </table:table-cell>
          <table:table-cell table:style-name="ce12" table:formula="of:=[.S41]/[.A41]" office:value-type="float" office:value="0.274968516104906" calcext:value-type="float">
            <text:p>0.274968516104906</text:p>
          </table:table-cell>
          <table:table-cell table:style-name="Default" office:value-type="float" office:value="0.521521" calcext:value-type="float">
            <text:p>0.521521</text:p>
          </table:table-cell>
          <table:table-cell table:style-name="ce13" table:formula="of:=[.E41]/[.U41]" office:value-type="float" office:value="9.20384797544106" calcext:value-type="float">
            <text:p>9.20384797544106</text:p>
          </table:table-cell>
          <table:table-cell table:style-name="ce12" table:formula="of:=[.V41]/[.A41]" office:value-type="float" office:value="0.230096199386027" calcext:value-type="float">
            <text:p>0.230096199386027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>
            <draw:frame table:end-cell-address="Sheet1.L80" table:end-x="1.7035in" table:end-y="0.111in" draw:z-index="0" draw:name="Chart 2" draw:style-name="gr1" draw:text-style-name="P1" svg:width="17.3087in" svg:height="5.0972in" svg:x="1.1465in" svg:y="0.0138in">
              <draw:object draw:notify-on-update-of-ranges="Sheet1.A2:Sheet1.A41 Sheet1.A2:Sheet1.A42 Sheet1.B1:Sheet1.B1 Sheet1.B2:Sheet1.B42 Sheet1.A2:Sheet1.A42 Sheet1.G1:Sheet1.G1 Sheet1.G2:Sheet1.G42 Sheet1.A2:Sheet1.A42 Sheet1.J1:Sheet1.J1 Sheet1.J2:Sheet1.J42 Sheet1.A2:Sheet1.A42 Sheet1.M1:Sheet1.M1 Sheet1.M2:Sheet1.M42 Sheet1.A2:Sheet1.A42 Sheet1.P1:Sheet1.P1 Sheet1.P2:Sheet1.P42 Sheet1.A2:Sheet1.A42 Sheet1.S1:Sheet1.S1 Sheet1.S2:Sheet1.S42 Sheet1.A2:Sheet1.A42 Sheet1.V1:Sheet1.V1 Sheet1.V2:Sheet1.V42 Sheet1.C1:Sheet1.C1 Sheet1.C2:Sheet1.C41 Sheet1.A2:Sheet1.A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>
            <draw:frame table:end-cell-address="Sheet1.L118" table:end-x="1.7008in" table:end-y="0.0283in" draw:z-index="1" draw:name="Chart 1" draw:style-name="gr1" draw:text-style-name="P1" svg:width="17.3087in" svg:height="5.0972in" svg:x="1.1437in" svg:y="0.0976in">
              <draw:object draw:notify-on-update-of-ranges="Sheet1.A2:Sheet1.A41 Sheet1.A2:Sheet1.A42 Sheet1.B1:Sheet1.B1 Sheet1.B2:Sheet1.B42 Sheet1.A2:Sheet1.A42 Sheet1.G1:Sheet1.G1 Sheet1.G2:Sheet1.G42 Sheet1.A2:Sheet1.A42 Sheet1.J1:Sheet1.J1 Sheet1.J2:Sheet1.J42 Sheet1.A2:Sheet1.A42 Sheet1.M1:Sheet1.M1 Sheet1.M2:Sheet1.M42 Sheet1.A2:Sheet1.A42 Sheet1.P1:Sheet1.P1 Sheet1.P2:Sheet1.P42 Sheet1.A2:Sheet1.A42 Sheet1.S1:Sheet1.S1 Sheet1.S2:Sheet1.S42 Sheet1.A2:Sheet1.A42 Sheet1.V1:Sheet1.V1 Sheet1.V2:Sheet1.V42 Sheet1.A2:Sheet1.A41 Sheet1.C1:Sheet1.C1 Sheet1.C2:Sheet1.C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2:Sheet1.H41 Sheet1.J2:Sheet1.K41 Sheet1.M2:Sheet1.N41 Sheet1.P2:Sheet1.Q41 Sheet1.S2:Sheet1.T41 Sheet1.V2:Sheet1.W41">
            <calcext:condition calcext:apply-style-name="Good" calcext:value="=MAX([.G$1:.G$1048576])" calcext:base-cell-address="Sheet1.G2"/>
          </calcext:conditional-format>
        </calcext:conditional-formats>
      </table:table>
      <table:table table:name="Theoritical speedup" table:style-name="ta1">
        <table:shapes>
          <draw:frame draw:z-index="0" draw:style-name="gr2" draw:text-style-name="P2" svg:width="6.3004in" svg:height="3.5469in" svg:x="4.9453in" svg:y="0.9244in">
            <draw:object draw:notify-on-update-of-ranges="'Theoritical speedup'.A1:'Theoritical speedup'.A1 'Theoritical speedup'.A2:'Theoritical speedup'.A41 'Theoritical speedup'.B1:'Theoritical speedup'.B1 'Theoritical speedup'.B2:'Theoritical speedup'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threads</text:p>
          </table:table-cell>
          <table:table-cell office:value-type="string" calcext:value-type="string">
            <text:p>Theoritical speed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((1-0.88)+(0.88/[.A2]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((1-0.88)+(0.88/[.A3]))" office:value-type="float" office:value="1.78571428571429" calcext:value-type="float">
            <text:p>1.785714285714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((1-0.88)+(0.88/[.A4]))" office:value-type="float" office:value="2.41935483870968" calcext:value-type="float">
            <text:p>2.419354838709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((1-0.88)+(0.88/[.A5]))" office:value-type="float" office:value="2.94117647058824" calcext:value-type="float">
            <text:p>2.941176470588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((1-0.88)+(0.88/[.A6]))" office:value-type="float" office:value="3.37837837837838" calcext:value-type="float">
            <text:p>3.3783783783783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((1-0.88)+(0.88/[.A7]))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((1-0.88)+(0.88/[.A8]))" office:value-type="float" office:value="4.06976744186047" calcext:value-type="float">
            <text:p>4.069767441860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((1-0.88)+(0.88/[.A9]))" office:value-type="float" office:value="4.34782608695652" calcext:value-type="float">
            <text:p>4.347826086956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((1-0.88)+(0.88/[.A10]))" office:value-type="float" office:value="4.59183673469388" calcext:value-type="float">
            <text:p>4.591836734693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((1-0.88)+(0.88/[.A11]))" office:value-type="float" office:value="4.80769230769231" calcext:value-type="float">
            <text:p>4.807692307692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/((1-0.88)+(0.88/[.A12])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/((1-0.88)+(0.88/[.A13]))" office:value-type="float" office:value="5.17241379310345" calcext:value-type="float">
            <text:p>5.172413793103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/((1-0.88)+(0.88/[.A14]))" office:value-type="float" office:value="5.32786885245902" calcext:value-type="float">
            <text:p>5.3278688524590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/((1-0.88)+(0.88/[.A15]))" office:value-type="float" office:value="5.46875" calcext:value-type="float">
            <text:p>5.4687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/((1-0.88)+(0.88/[.A16]))" office:value-type="float" office:value="5.59701492537313" calcext:value-type="float">
            <text:p>5.597014925373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/((1-0.88)+(0.88/[.A17]))" office:value-type="float" office:value="5.71428571428571" calcext:value-type="float">
            <text:p>5.7142857142857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/((1-0.88)+(0.88/[.A18]))" office:value-type="float" office:value="5.82191780821918" calcext:value-type="float">
            <text:p>5.821917808219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/((1-0.88)+(0.88/[.A19]))" office:value-type="float" office:value="5.92105263157895" calcext:value-type="float">
            <text:p>5.921052631578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/((1-0.88)+(0.88/[.A20]))" office:value-type="float" office:value="6.0126582278481" calcext:value-type="float">
            <text:p>6.012658227848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/((1-0.88)+(0.88/[.A21]))" office:value-type="float" office:value="6.09756097560976" calcext:value-type="float">
            <text:p>6.0975609756097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(1-0.88)+(0.88/[.A22]))" office:value-type="float" office:value="6.1764705882353" calcext:value-type="float">
            <text:p>6.176470588235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1/((1-0.88)+(0.88/[.A23]))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/((1-0.88)+(0.88/[.A24]))" office:value-type="float" office:value="6.31868131868132" calcext:value-type="float">
            <text:p>6.318681318681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/((1-0.88)+(0.88/[.A25]))" office:value-type="float" office:value="6.38297872340426" calcext:value-type="float">
            <text:p>6.382978723404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/((1-0.88)+(0.88/[.A26]))" office:value-type="float" office:value="6.44329896907217" calcext:value-type="float">
            <text:p>6.4432989690721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/((1-0.88)+(0.88/[.A27]))"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/((1-0.88)+(0.88/[.A28]))" office:value-type="float" office:value="6.55339805825243" calcext:value-type="float">
            <text:p>6.553398058252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1/((1-0.88)+(0.88/[.A29]))" office:value-type="float" office:value="6.60377358490566" calcext:value-type="float">
            <text:p>6.6037735849056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/((1-0.88)+(0.88/[.A30]))" office:value-type="float" office:value="6.65137614678899" calcext:value-type="float">
            <text:p>6.6513761467889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/((1-0.88)+(0.88/[.A31]))" office:value-type="float" office:value="6.69642857142857" calcext:value-type="float">
            <text:p>6.6964285714285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1/((1-0.88)+(0.88/[.A32]))" office:value-type="float" office:value="6.73913043478261" calcext:value-type="float">
            <text:p>6.739130434782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/((1-0.88)+(0.88/[.A33]))" office:value-type="float" office:value="6.77966101694915" calcext:value-type="float">
            <text:p>6.779661016949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1/((1-0.88)+(0.88/[.A34]))" office:value-type="float" office:value="6.81818181818182" calcext:value-type="float">
            <text:p>6.8181818181818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1/((1-0.88)+(0.88/[.A35]))" office:value-type="float" office:value="6.85483870967742" calcext:value-type="float">
            <text:p>6.8548387096774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1/((1-0.88)+(0.88/[.A36]))" office:value-type="float" office:value="6.88976377952756" calcext:value-type="float">
            <text:p>6.889763779527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1/((1-0.88)+(0.88/[.A37]))" office:value-type="float" office:value="6.92307692307692" calcext:value-type="float">
            <text:p>6.923076923076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1/((1-0.88)+(0.88/[.A38]))" office:value-type="float" office:value="6.95488721804511" calcext:value-type="float">
            <text:p>6.954887218045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1/((1-0.88)+(0.88/[.A39]))" office:value-type="float" office:value="6.98529411764706" calcext:value-type="float">
            <text:p>6.9852941176470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1/((1-0.88)+(0.88/[.A40]))" office:value-type="float" office:value="7.01438848920863" calcext:value-type="float">
            <text:p>7.0143884892086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1/((1-0.88)+(0.88/[.A41]))" office:value-type="float" office:value="7.04225352112676" calcext:value-type="float">
            <text:p>7.04225352112676</text:p>
          </table:table-cell>
        </table:table-row>
      </table:table>
      <table:table table:name="Speedups" table:style-name="ta1"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7" table:default-cell-style-name="ce7"/>
        <table:table-column table:style-name="co12" table:default-cell-style-name="ce7"/>
        <table:table-column table:style-name="co7" table:default-cell-style-name="ce7"/>
        <table:table-column table:style-name="co14" table:default-cell-style-name="ce7"/>
        <table:table-column table:style-name="co7" table:default-cell-style-name="ce7"/>
        <table:table-column table:style-name="co16" table:default-cell-style-name="ce4"/>
        <table:table-column table:style-name="co7" table:default-cell-style-name="ce7"/>
        <table:table-row table:style-name="ro2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Guided -O0 Efficiency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Guided-O3 Efficiency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float" office:value="0.994905709676813" calcext:value-type="float">
            <text:p>0.994905709676813</text:p>
          </table:table-cell>
          <table:table-cell table:number-columns-repeated="2" table:style-name="ce22" office:value-type="float" office:value="0.991492785340779" calcext:value-type="float">
            <text:p>0.991492785340779</text:p>
          </table:table-cell>
          <table:table-cell table:number-columns-repeated="2" table:style-name="ce22" office:value-type="float" office:value="1.00052114645216" calcext:value-type="float">
            <text:p>1.00052114645216</text:p>
          </table:table-cell>
          <table:table-cell table:number-columns-repeated="2" table:style-name="ce22" office:value-type="float" office:value="0.991528832109174" calcext:value-type="float">
            <text:p>0.991528832109174</text:p>
          </table:table-cell>
          <table:table-cell table:number-columns-repeated="2" table:style-name="ce22" office:value-type="float" office:value="1.65254805351529" calcext:value-type="float">
            <text:p>1.65254805351529</text:p>
          </table:table-cell>
          <table:table-cell table:number-columns-repeated="2" table:style-name="ce22" office:value-type="float" office:value="0.99162387706343" calcext:value-type="float">
            <text:p>0.9916238770634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style-name="ce6" office:value-type="float" office:value="1.78571428571429" calcext:value-type="float">
            <text:p>1.78571428571429</text:p>
          </table:table-cell>
          <table:table-cell table:style-name="ce23" office:value-type="float" office:value="1.54340458846467" calcext:value-type="float">
            <text:p>1.54340458846467</text:p>
          </table:table-cell>
          <table:table-cell table:style-name="ce22" office:value-type="float" office:value="0.771702294232336" calcext:value-type="float">
            <text:p>0.771702294232336</text:p>
          </table:table-cell>
          <table:table-cell table:style-name="ce23" office:value-type="float" office:value="1.44600830912525" calcext:value-type="float">
            <text:p>1.44600830912525</text:p>
          </table:table-cell>
          <table:table-cell table:style-name="ce22" office:value-type="float" office:value="0.723004154562623" calcext:value-type="float">
            <text:p>0.723004154562623</text:p>
          </table:table-cell>
          <table:table-cell table:style-name="ce23" office:value-type="float" office:value="1.38674953881911" calcext:value-type="float">
            <text:p>1.38674953881911</text:p>
          </table:table-cell>
          <table:table-cell table:style-name="ce22" office:value-type="float" office:value="0.693374769409553" calcext:value-type="float">
            <text:p>0.693374769409553</text:p>
          </table:table-cell>
          <table:table-cell table:style-name="ce23" office:value-type="float" office:value="1.31317715826821" calcext:value-type="float">
            <text:p>1.31317715826821</text:p>
          </table:table-cell>
          <table:table-cell table:style-name="ce22" office:value-type="float" office:value="0.656588579134107" calcext:value-type="float">
            <text:p>0.656588579134107</text:p>
          </table:table-cell>
          <table:table-cell table:style-name="ce23" office:value-type="float" office:value="2.18862859711369" calcext:value-type="float">
            <text:p>2.18862859711369</text:p>
          </table:table-cell>
          <table:table-cell table:style-name="ce22" office:value-type="float" office:value="1.09431429855685" calcext:value-type="float">
            <text:p>1.09431429855685</text:p>
          </table:table-cell>
          <table:table-cell table:style-name="ce23" office:value-type="float" office:value="1.52727668430777" calcext:value-type="float">
            <text:p>1.52727668430777</text:p>
          </table:table-cell>
          <table:table-cell table:style-name="ce22" office:value-type="float" office:value="0.763638342153886" calcext:value-type="float">
            <text:p>0.763638342153886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6" office:value-type="float" office:value="2.41935483870968" calcext:value-type="float">
            <text:p>2.41935483870968</text:p>
          </table:table-cell>
          <table:table-cell table:style-name="ce23" office:value-type="float" office:value="2.15609886252309" calcext:value-type="float">
            <text:p>2.15609886252309</text:p>
          </table:table-cell>
          <table:table-cell table:style-name="ce22" office:value-type="float" office:value="0.718699620841031" calcext:value-type="float">
            <text:p>0.718699620841031</text:p>
          </table:table-cell>
          <table:table-cell table:style-name="ce23" office:value-type="float" office:value="2.03682753926622" calcext:value-type="float">
            <text:p>2.03682753926622</text:p>
          </table:table-cell>
          <table:table-cell table:style-name="ce22" office:value-type="float" office:value="0.678942513088739" calcext:value-type="float">
            <text:p>0.678942513088739</text:p>
          </table:table-cell>
          <table:table-cell table:style-name="ce23" office:value-type="float" office:value="2.52797280912446" calcext:value-type="float">
            <text:p>2.52797280912446</text:p>
          </table:table-cell>
          <table:table-cell table:style-name="ce22" office:value-type="float" office:value="0.842657603041488" calcext:value-type="float">
            <text:p>0.842657603041488</text:p>
          </table:table-cell>
          <table:table-cell table:style-name="ce23" office:value-type="float" office:value="2.10133881549282" calcext:value-type="float">
            <text:p>2.10133881549282</text:p>
          </table:table-cell>
          <table:table-cell table:style-name="ce22" office:value-type="float" office:value="0.70044627183094" calcext:value-type="float">
            <text:p>0.70044627183094</text:p>
          </table:table-cell>
          <table:table-cell table:style-name="ce23" office:value-type="float" office:value="3.5022313591547" calcext:value-type="float">
            <text:p>3.5022313591547</text:p>
          </table:table-cell>
          <table:table-cell table:style-name="ce22" office:value-type="float" office:value="1.16741045305157" calcext:value-type="float">
            <text:p>1.16741045305157</text:p>
          </table:table-cell>
          <table:table-cell table:style-name="ce23" office:value-type="float" office:value="2.43323556457655" calcext:value-type="float">
            <text:p>2.43323556457655</text:p>
          </table:table-cell>
          <table:table-cell table:style-name="ce22" office:value-type="float" office:value="0.811078521525517" calcext:value-type="float">
            <text:p>0.811078521525517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6" office:value-type="float" office:value="2.94117647058824" calcext:value-type="float">
            <text:p>2.94117647058824</text:p>
          </table:table-cell>
          <table:table-cell table:style-name="ce23" office:value-type="float" office:value="3.18293057988619" calcext:value-type="float">
            <text:p>3.18293057988619</text:p>
          </table:table-cell>
          <table:table-cell table:style-name="ce22" office:value-type="float" office:value="0.795732644971547" calcext:value-type="float">
            <text:p>0.795732644971547</text:p>
          </table:table-cell>
          <table:table-cell table:style-name="ce23" office:value-type="float" office:value="3.05909209970346" calcext:value-type="float">
            <text:p>3.05909209970346</text:p>
          </table:table-cell>
          <table:table-cell table:style-name="ce22" office:value-type="float" office:value="0.764773024925865" calcext:value-type="float">
            <text:p>0.764773024925865</text:p>
          </table:table-cell>
          <table:table-cell table:style-name="ce23" office:value-type="float" office:value="2.38575299881696" calcext:value-type="float">
            <text:p>2.38575299881696</text:p>
          </table:table-cell>
          <table:table-cell table:style-name="ce22" office:value-type="float" office:value="0.596438249704241" calcext:value-type="float">
            <text:p>0.596438249704241</text:p>
          </table:table-cell>
          <table:table-cell table:style-name="ce23" office:value-type="float" office:value="2.19355970869527" calcext:value-type="float">
            <text:p>2.19355970869527</text:p>
          </table:table-cell>
          <table:table-cell table:style-name="ce22" office:value-type="float" office:value="0.548389927173818" calcext:value-type="float">
            <text:p>0.548389927173818</text:p>
          </table:table-cell>
          <table:table-cell table:style-name="ce23" office:value-type="float" office:value="3.65593284782545" calcext:value-type="float">
            <text:p>3.65593284782545</text:p>
          </table:table-cell>
          <table:table-cell table:style-name="ce22" office:value-type="float" office:value="0.913983211956363" calcext:value-type="float">
            <text:p>0.913983211956363</text:p>
          </table:table-cell>
          <table:table-cell table:style-name="ce23" office:value-type="float" office:value="2.86776039861869" calcext:value-type="float">
            <text:p>2.86776039861869</text:p>
          </table:table-cell>
          <table:table-cell table:style-name="ce22" office:value-type="float" office:value="0.716940099654674" calcext:value-type="float">
            <text:p>0.716940099654674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6" office:value-type="float" office:value="3.37837837837838" calcext:value-type="float">
            <text:p>3.37837837837838</text:p>
          </table:table-cell>
          <table:table-cell table:style-name="ce23" office:value-type="float" office:value="3.56350772100764" calcext:value-type="float">
            <text:p>3.56350772100764</text:p>
          </table:table-cell>
          <table:table-cell table:style-name="ce22" office:value-type="float" office:value="0.712701544201527" calcext:value-type="float">
            <text:p>0.712701544201527</text:p>
          </table:table-cell>
          <table:table-cell table:style-name="ce23" office:value-type="float" office:value="2.85318067231636" calcext:value-type="float">
            <text:p>2.85318067231636</text:p>
          </table:table-cell>
          <table:table-cell table:style-name="ce22" office:value-type="float" office:value="0.570636134463272" calcext:value-type="float">
            <text:p>0.570636134463272</text:p>
          </table:table-cell>
          <table:table-cell table:style-name="ce23" office:value-type="float" office:value="2.51023233455372" calcext:value-type="float">
            <text:p>2.51023233455372</text:p>
          </table:table-cell>
          <table:table-cell table:style-name="ce22" office:value-type="float" office:value="0.502046466910745" calcext:value-type="float">
            <text:p>0.502046466910745</text:p>
          </table:table-cell>
          <table:table-cell table:style-name="ce23" office:value-type="float" office:value="2.37861152516571" calcext:value-type="float">
            <text:p>2.37861152516571</text:p>
          </table:table-cell>
          <table:table-cell table:style-name="ce22" office:value-type="float" office:value="0.475722305033142" calcext:value-type="float">
            <text:p>0.475722305033142</text:p>
          </table:table-cell>
          <table:table-cell table:style-name="ce23" office:value-type="float" office:value="3.96435254194285" calcext:value-type="float">
            <text:p>3.96435254194285</text:p>
          </table:table-cell>
          <table:table-cell table:style-name="ce22" office:value-type="float" office:value="0.79287050838857" calcext:value-type="float">
            <text:p>0.79287050838857</text:p>
          </table:table-cell>
          <table:table-cell table:style-name="ce23" office:value-type="float" office:value="3.33468110027803" calcext:value-type="float">
            <text:p>3.33468110027803</text:p>
          </table:table-cell>
          <table:table-cell table:style-name="ce22" office:value-type="float" office:value="0.666936220055606" calcext:value-type="float">
            <text:p>0.666936220055606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6" office:value-type="float" office:value="3.75" calcext:value-type="float">
            <text:p>3.75</text:p>
          </table:table-cell>
          <table:table-cell table:style-name="ce23" office:value-type="float" office:value="4.70017302511949" calcext:value-type="float">
            <text:p>4.70017302511949</text:p>
          </table:table-cell>
          <table:table-cell table:style-name="ce22" office:value-type="float" office:value="0.783362170853248" calcext:value-type="float">
            <text:p>0.783362170853248</text:p>
          </table:table-cell>
          <table:table-cell table:style-name="ce23" office:value-type="float" office:value="4.14697931434881" calcext:value-type="float">
            <text:p>4.14697931434881</text:p>
          </table:table-cell>
          <table:table-cell table:style-name="ce22" office:value-type="float" office:value="0.691163219058135" calcext:value-type="float">
            <text:p>0.691163219058135</text:p>
          </table:table-cell>
          <table:table-cell table:style-name="ce23" office:value-type="float" office:value="2.82798831758026" calcext:value-type="float">
            <text:p>2.82798831758026</text:p>
          </table:table-cell>
          <table:table-cell table:style-name="ce22" office:value-type="float" office:value="0.471331386263377" calcext:value-type="float">
            <text:p>0.471331386263377</text:p>
          </table:table-cell>
          <table:table-cell table:style-name="ce23" office:value-type="float" office:value="2.64527375001171" calcext:value-type="float">
            <text:p>2.64527375001171</text:p>
          </table:table-cell>
          <table:table-cell table:style-name="ce22" office:value-type="float" office:value="0.440878958335285" calcext:value-type="float">
            <text:p>0.440878958335285</text:p>
          </table:table-cell>
          <table:table-cell table:style-name="ce23" office:value-type="float" office:value="4.40878958335285" calcext:value-type="float">
            <text:p>4.40878958335285</text:p>
          </table:table-cell>
          <table:table-cell table:style-name="ce22" office:value-type="float" office:value="0.734798263892142" calcext:value-type="float">
            <text:p>0.734798263892142</text:p>
          </table:table-cell>
          <table:table-cell table:style-name="ce23" office:value-type="float" office:value="4.17019612953672" calcext:value-type="float">
            <text:p>4.17019612953672</text:p>
          </table:table-cell>
          <table:table-cell table:style-name="ce22" office:value-type="float" office:value="0.69503268825612" calcext:value-type="float">
            <text:p>0.69503268825612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6" office:value-type="float" office:value="4.06976744186047" calcext:value-type="float">
            <text:p>4.06976744186047</text:p>
          </table:table-cell>
          <table:table-cell table:style-name="ce23" office:value-type="float" office:value="5.02542235534008" calcext:value-type="float">
            <text:p>5.02542235534008</text:p>
          </table:table-cell>
          <table:table-cell table:style-name="ce22" office:value-type="float" office:value="0.717917479334297" calcext:value-type="float">
            <text:p>0.717917479334297</text:p>
          </table:table-cell>
          <table:table-cell table:style-name="ce23" office:value-type="float" office:value="3.76967298086891" calcext:value-type="float">
            <text:p>3.76967298086891</text:p>
          </table:table-cell>
          <table:table-cell table:style-name="ce22" office:value-type="float" office:value="0.538524711552701" calcext:value-type="float">
            <text:p>0.538524711552701</text:p>
          </table:table-cell>
          <table:table-cell table:style-name="ce23" office:value-type="float" office:value="3.07706272823151" calcext:value-type="float">
            <text:p>3.07706272823151</text:p>
          </table:table-cell>
          <table:table-cell table:style-name="ce22" office:value-type="float" office:value="0.439580389747359" calcext:value-type="float">
            <text:p>0.439580389747359</text:p>
          </table:table-cell>
          <table:table-cell table:style-name="ce23" office:value-type="float" office:value="3.04810287347198" calcext:value-type="float">
            <text:p>3.04810287347198</text:p>
          </table:table-cell>
          <table:table-cell table:style-name="ce22" office:value-type="float" office:value="0.435443267638854" calcext:value-type="float">
            <text:p>0.435443267638854</text:p>
          </table:table-cell>
          <table:table-cell table:style-name="ce23" office:value-type="float" office:value="5.08017145578663" calcext:value-type="float">
            <text:p>5.08017145578663</text:p>
          </table:table-cell>
          <table:table-cell table:style-name="ce22" office:value-type="float" office:value="0.72573877939809" calcext:value-type="float">
            <text:p>0.72573877939809</text:p>
          </table:table-cell>
          <table:table-cell table:style-name="ce23" office:value-type="float" office:value="5.13893870209679" calcext:value-type="float">
            <text:p>5.13893870209679</text:p>
          </table:table-cell>
          <table:table-cell table:style-name="ce22" office:value-type="float" office:value="0.734134100299542" calcext:value-type="float">
            <text:p>0.734134100299542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6" office:value-type="float" office:value="4.34782608695652" calcext:value-type="float">
            <text:p>4.34782608695652</text:p>
          </table:table-cell>
          <table:table-cell table:style-name="ce23" office:value-type="float" office:value="5.75005516459174" calcext:value-type="float">
            <text:p>5.75005516459174</text:p>
          </table:table-cell>
          <table:table-cell table:style-name="ce22" office:value-type="float" office:value="0.718756895573967" calcext:value-type="float">
            <text:p>0.718756895573967</text:p>
          </table:table-cell>
          <table:table-cell table:style-name="ce23" office:value-type="float" office:value="4.95303899899082" calcext:value-type="float">
            <text:p>4.95303899899082</text:p>
          </table:table-cell>
          <table:table-cell table:style-name="ce22" office:value-type="float" office:value="0.619129874873852" calcext:value-type="float">
            <text:p>0.619129874873852</text:p>
          </table:table-cell>
          <table:table-cell table:style-name="ce23" office:value-type="float" office:value="3.46147722001842" calcext:value-type="float">
            <text:p>3.46147722001842</text:p>
          </table:table-cell>
          <table:table-cell table:style-name="ce22" office:value-type="float" office:value="0.432684652502302" calcext:value-type="float">
            <text:p>0.432684652502302</text:p>
          </table:table-cell>
          <table:table-cell table:style-name="ce23" office:value-type="float" office:value="3.29565303364862" calcext:value-type="float">
            <text:p>3.29565303364862</text:p>
          </table:table-cell>
          <table:table-cell table:style-name="ce22" office:value-type="float" office:value="0.411956629206077" calcext:value-type="float">
            <text:p>0.411956629206077</text:p>
          </table:table-cell>
          <table:table-cell table:style-name="ce23" office:value-type="float" office:value="5.49275505608103" calcext:value-type="float">
            <text:p>5.49275505608103</text:p>
          </table:table-cell>
          <table:table-cell table:style-name="ce22" office:value-type="float" office:value="0.686594382010129" calcext:value-type="float">
            <text:p>0.686594382010129</text:p>
          </table:table-cell>
          <table:table-cell table:style-name="ce23" office:value-type="float" office:value="6.06338511211578" calcext:value-type="float">
            <text:p>6.06338511211578</text:p>
          </table:table-cell>
          <table:table-cell table:style-name="ce22" office:value-type="float" office:value="0.757923139014472" calcext:value-type="float">
            <text:p>0.757923139014472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6" office:value-type="float" office:value="4.59183673469388" calcext:value-type="float">
            <text:p>4.59183673469388</text:p>
          </table:table-cell>
          <table:table-cell table:style-name="ce23" office:value-type="float" office:value="5.65574871508459" calcext:value-type="float">
            <text:p>5.65574871508459</text:p>
          </table:table-cell>
          <table:table-cell table:style-name="ce22" office:value-type="float" office:value="0.628416523898288" calcext:value-type="float">
            <text:p>0.628416523898288</text:p>
          </table:table-cell>
          <table:table-cell table:style-name="ce23" office:value-type="float" office:value="4.77287100122901" calcext:value-type="float">
            <text:p>4.77287100122901</text:p>
          </table:table-cell>
          <table:table-cell table:style-name="ce22" office:value-type="float" office:value="0.530319000136557" calcext:value-type="float">
            <text:p>0.530319000136557</text:p>
          </table:table-cell>
          <table:table-cell table:style-name="ce23" office:value-type="float" office:value="3.21655884493372" calcext:value-type="float">
            <text:p>3.21655884493372</text:p>
          </table:table-cell>
          <table:table-cell table:style-name="ce22" office:value-type="float" office:value="0.357395427214858" calcext:value-type="float">
            <text:p>0.357395427214858</text:p>
          </table:table-cell>
          <table:table-cell table:style-name="ce23" office:value-type="float" office:value="3.0628320859737" calcext:value-type="float">
            <text:p>3.0628320859737</text:p>
          </table:table-cell>
          <table:table-cell table:style-name="ce22" office:value-type="float" office:value="0.3403146762193" calcext:value-type="float">
            <text:p>0.3403146762193</text:p>
          </table:table-cell>
          <table:table-cell table:style-name="ce23" office:value-type="float" office:value="5.10472014328949" calcext:value-type="float">
            <text:p>5.10472014328949</text:p>
          </table:table-cell>
          <table:table-cell table:style-name="ce22" office:value-type="float" office:value="0.567191127032166" calcext:value-type="float">
            <text:p>0.567191127032166</text:p>
          </table:table-cell>
          <table:table-cell table:style-name="ce23" office:value-type="float" office:value="5.71045834755991" calcext:value-type="float">
            <text:p>5.71045834755991</text:p>
          </table:table-cell>
          <table:table-cell table:style-name="ce22" office:value-type="float" office:value="0.634495371951101" calcext:value-type="float">
            <text:p>0.634495371951101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6" office:value-type="float" office:value="4.80769230769231" calcext:value-type="float">
            <text:p>4.80769230769231</text:p>
          </table:table-cell>
          <table:table-cell table:style-name="ce24" office:value-type="float" office:value="7.34933405846763" calcext:value-type="float">
            <text:p>7.34933405846763</text:p>
          </table:table-cell>
          <table:table-cell table:style-name="ce22" office:value-type="float" office:value="0.734933405846763" calcext:value-type="float">
            <text:p>0.734933405846763</text:p>
          </table:table-cell>
          <table:table-cell table:style-name="ce23" office:value-type="float" office:value="6.04784602184028" calcext:value-type="float">
            <text:p>6.04784602184028</text:p>
          </table:table-cell>
          <table:table-cell table:style-name="ce22" office:value-type="float" office:value="0.604784602184028" calcext:value-type="float">
            <text:p>0.604784602184028</text:p>
          </table:table-cell>
          <table:table-cell table:style-name="ce23" office:value-type="float" office:value="3.60686603017504" calcext:value-type="float">
            <text:p>3.60686603017504</text:p>
          </table:table-cell>
          <table:table-cell table:style-name="ce22" office:value-type="float" office:value="0.360686603017504" calcext:value-type="float">
            <text:p>0.360686603017504</text:p>
          </table:table-cell>
          <table:table-cell table:style-name="ce23" office:value-type="float" office:value="3.4004135753011" calcext:value-type="float">
            <text:p>3.4004135753011</text:p>
          </table:table-cell>
          <table:table-cell table:style-name="ce22" office:value-type="float" office:value="0.34004135753011" calcext:value-type="float">
            <text:p>0.34004135753011</text:p>
          </table:table-cell>
          <table:table-cell table:style-name="ce23" office:value-type="float" office:value="5.66735595883516" calcext:value-type="float">
            <text:p>5.66735595883516</text:p>
          </table:table-cell>
          <table:table-cell table:style-name="ce22" office:value-type="float" office:value="0.566735595883516" calcext:value-type="float">
            <text:p>0.566735595883516</text:p>
          </table:table-cell>
          <table:table-cell table:style-name="ce23" office:value-type="float" office:value="6.03401676953827" calcext:value-type="float">
            <text:p>6.03401676953827</text:p>
          </table:table-cell>
          <table:table-cell table:style-name="ce22" office:value-type="float" office:value="0.603401676953827" calcext:value-type="float">
            <text:p>0.603401676953827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23" office:value-type="float" office:value="5.76001198082492" calcext:value-type="float">
            <text:p>5.76001198082492</text:p>
          </table:table-cell>
          <table:table-cell table:style-name="ce22" office:value-type="float" office:value="0.523637452802265" calcext:value-type="float">
            <text:p>0.523637452802265</text:p>
          </table:table-cell>
          <table:table-cell table:style-name="ce23" office:value-type="float" office:value="5.02940104024778" calcext:value-type="float">
            <text:p>5.02940104024778</text:p>
          </table:table-cell>
          <table:table-cell table:style-name="ce22" office:value-type="float" office:value="0.457218276386162" calcext:value-type="float">
            <text:p>0.457218276386162</text:p>
          </table:table-cell>
          <table:table-cell table:style-name="ce23" office:value-type="float" office:value="3.77364364633978" calcext:value-type="float">
            <text:p>3.77364364633978</text:p>
          </table:table-cell>
          <table:table-cell table:style-name="ce22" office:value-type="float" office:value="0.343058513303616" calcext:value-type="float">
            <text:p>0.343058513303616</text:p>
          </table:table-cell>
          <table:table-cell table:style-name="ce23" office:value-type="float" office:value="3.32088922343773" calcext:value-type="float">
            <text:p>3.32088922343773</text:p>
          </table:table-cell>
          <table:table-cell table:style-name="ce22" office:value-type="float" office:value="0.301899020312521" calcext:value-type="float">
            <text:p>0.301899020312521</text:p>
          </table:table-cell>
          <table:table-cell table:style-name="ce23" office:value-type="float" office:value="5.53481537239622" calcext:value-type="float">
            <text:p>5.53481537239622</text:p>
          </table:table-cell>
          <table:table-cell table:style-name="ce22" office:value-type="float" office:value="0.503165033854201" calcext:value-type="float">
            <text:p>0.503165033854201</text:p>
          </table:table-cell>
          <table:table-cell table:style-name="ce23" office:value-type="float" office:value="6.77358583756094" calcext:value-type="float">
            <text:p>6.77358583756094</text:p>
          </table:table-cell>
          <table:table-cell table:style-name="ce22" office:value-type="float" office:value="0.615780530687359" calcext:value-type="float">
            <text:p>0.615780530687359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6" office:value-type="float" office:value="5.17241379310345" calcext:value-type="float">
            <text:p>5.17241379310345</text:p>
          </table:table-cell>
          <table:table-cell table:style-name="ce23" office:value-type="float" office:value="5.96545257278784" calcext:value-type="float">
            <text:p>5.96545257278784</text:p>
          </table:table-cell>
          <table:table-cell table:style-name="ce22" office:value-type="float" office:value="0.49712104773232" calcext:value-type="float">
            <text:p>0.49712104773232</text:p>
          </table:table-cell>
          <table:table-cell table:style-name="ce23" office:value-type="float" office:value="6.19609078305679" calcext:value-type="float">
            <text:p>6.19609078305679</text:p>
          </table:table-cell>
          <table:table-cell table:style-name="ce22" office:value-type="float" office:value="0.516340898588066" calcext:value-type="float">
            <text:p>0.516340898588066</text:p>
          </table:table-cell>
          <table:table-cell table:style-name="ce23" office:value-type="float" office:value="4.37863118515863" calcext:value-type="float">
            <text:p>4.37863118515863</text:p>
          </table:table-cell>
          <table:table-cell table:style-name="ce22" office:value-type="float" office:value="0.364885932096552" calcext:value-type="float">
            <text:p>0.364885932096552</text:p>
          </table:table-cell>
          <table:table-cell table:style-name="ce24" office:value-type="float" office:value="4.18315599947362" calcext:value-type="float">
            <text:p>4.18315599947362</text:p>
          </table:table-cell>
          <table:table-cell table:style-name="ce22" office:value-type="float" office:value="0.348596333289468" calcext:value-type="float">
            <text:p>0.348596333289468</text:p>
          </table:table-cell>
          <table:table-cell table:style-name="ce24" office:value-type="float" office:value="6.97192666578937" calcext:value-type="float">
            <text:p>6.97192666578937</text:p>
          </table:table-cell>
          <table:table-cell table:style-name="ce22" office:value-type="float" office:value="0.580993888815781" calcext:value-type="float">
            <text:p>0.580993888815781</text:p>
          </table:table-cell>
          <table:table-cell table:style-name="ce23" office:value-type="float" office:value="6.46173107083" calcext:value-type="float">
            <text:p>6.46173107083</text:p>
          </table:table-cell>
          <table:table-cell table:style-name="ce22" office:value-type="float" office:value="0.538477589235833" calcext:value-type="float">
            <text:p>0.538477589235833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6" office:value-type="float" office:value="5.32786885245902" calcext:value-type="float">
            <text:p>5.32786885245902</text:p>
          </table:table-cell>
          <table:table-cell table:style-name="ce23" office:value-type="float" office:value="5.9525979741821" calcext:value-type="float">
            <text:p>5.9525979741821</text:p>
          </table:table-cell>
          <table:table-cell table:style-name="ce22" office:value-type="float" office:value="0.457892151860161" calcext:value-type="float">
            <text:p>0.457892151860161</text:p>
          </table:table-cell>
          <table:table-cell table:style-name="ce23" office:value-type="float" office:value="5.92855351939934" calcext:value-type="float">
            <text:p>5.92855351939934</text:p>
          </table:table-cell>
          <table:table-cell table:style-name="ce22" office:value-type="float" office:value="0.456042578415334" calcext:value-type="float">
            <text:p>0.456042578415334</text:p>
          </table:table-cell>
          <table:table-cell table:style-name="ce23" office:value-type="float" office:value="4.09849293291741" calcext:value-type="float">
            <text:p>4.09849293291741</text:p>
          </table:table-cell>
          <table:table-cell table:style-name="ce22" office:value-type="float" office:value="0.315268687147493" calcext:value-type="float">
            <text:p>0.315268687147493</text:p>
          </table:table-cell>
          <table:table-cell table:style-name="ce23" office:value-type="float" office:value="4.11045829040902" calcext:value-type="float">
            <text:p>4.11045829040902</text:p>
          </table:table-cell>
          <table:table-cell table:style-name="ce22" office:value-type="float" office:value="0.316189099262232" calcext:value-type="float">
            <text:p>0.316189099262232</text:p>
          </table:table-cell>
          <table:table-cell table:style-name="ce23" office:value-type="float" office:value="6.85076381734836" calcext:value-type="float">
            <text:p>6.85076381734836</text:p>
          </table:table-cell>
          <table:table-cell table:style-name="ce22" office:value-type="float" office:value="0.52698183210372" calcext:value-type="float">
            <text:p>0.52698183210372</text:p>
          </table:table-cell>
          <table:table-cell table:style-name="ce24" office:value-type="float" office:value="7.29884830256159" calcext:value-type="float">
            <text:p>7.29884830256159</text:p>
          </table:table-cell>
          <table:table-cell table:style-name="ce22" office:value-type="float" office:value="0.561449869427815" calcext:value-type="float">
            <text:p>0.561449869427815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6" office:value-type="float" office:value="5.46875" calcext:value-type="float">
            <text:p>5.46875</text:p>
          </table:table-cell>
          <table:table-cell table:style-name="ce23" office:value-type="float" office:value="7.35781031565006" calcext:value-type="float">
            <text:p>7.35781031565006</text:p>
          </table:table-cell>
          <table:table-cell table:style-name="ce22" office:value-type="float" office:value="0.52555787968929" calcext:value-type="float">
            <text:p>0.52555787968929</text:p>
          </table:table-cell>
          <table:table-cell table:style-name="ce24" office:value-type="float" office:value="7.52290961067375" calcext:value-type="float">
            <text:p>7.52290961067375</text:p>
          </table:table-cell>
          <table:table-cell table:style-name="ce22" office:value-type="float" office:value="0.537350686476697" calcext:value-type="float">
            <text:p>0.537350686476697</text:p>
          </table:table-cell>
          <table:table-cell table:style-name="ce24" office:value-type="float" office:value="4.44750828348418" calcext:value-type="float">
            <text:p>4.44750828348418</text:p>
          </table:table-cell>
          <table:table-cell table:style-name="ce22" office:value-type="float" office:value="0.317679163106013" calcext:value-type="float">
            <text:p>0.317679163106013</text:p>
          </table:table-cell>
          <table:table-cell table:style-name="ce23" office:value-type="float" office:value="4.07827223996554" calcext:value-type="float">
            <text:p>4.07827223996554</text:p>
          </table:table-cell>
          <table:table-cell table:style-name="ce22" office:value-type="float" office:value="0.291305159997539" calcext:value-type="float">
            <text:p>0.291305159997539</text:p>
          </table:table-cell>
          <table:table-cell table:style-name="ce23" office:value-type="float" office:value="6.79712039994257" calcext:value-type="float">
            <text:p>6.79712039994257</text:p>
          </table:table-cell>
          <table:table-cell table:style-name="ce22" office:value-type="float" office:value="0.485508599995898" calcext:value-type="float">
            <text:p>0.485508599995898</text:p>
          </table:table-cell>
          <table:table-cell table:style-name="ce23" office:value-type="float" office:value="7.1811029276459" calcext:value-type="float">
            <text:p>7.1811029276459</text:p>
          </table:table-cell>
          <table:table-cell table:style-name="ce22" office:value-type="float" office:value="0.512935923403279" calcext:value-type="float">
            <text:p>0.512935923403279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6" office:value-type="float" office:value="5.59701492537313" calcext:value-type="float">
            <text:p>5.59701492537313</text:p>
          </table:table-cell>
          <table:table-cell table:style-name="ce23" office:value-type="float" office:value="7.18648939992814" calcext:value-type="float">
            <text:p>7.18648939992814</text:p>
          </table:table-cell>
          <table:table-cell table:style-name="ce22" office:value-type="float" office:value="0.479099293328542" calcext:value-type="float">
            <text:p>0.479099293328542</text:p>
          </table:table-cell>
          <table:table-cell table:style-name="ce23" office:value-type="float" office:value="6.01501498114669" calcext:value-type="float">
            <text:p>6.01501498114669</text:p>
          </table:table-cell>
          <table:table-cell table:style-name="ce22" office:value-type="float" office:value="0.401000998743112" calcext:value-type="float">
            <text:p>0.401000998743112</text:p>
          </table:table-cell>
          <table:table-cell table:style-name="ce23" office:value-type="float" office:value="4.51943696854246" calcext:value-type="float">
            <text:p>4.51943696854246</text:p>
          </table:table-cell>
          <table:table-cell table:style-name="ce22" office:value-type="float" office:value="0.301295797902831" calcext:value-type="float">
            <text:p>0.301295797902831</text:p>
          </table:table-cell>
          <table:table-cell table:style-name="ce23" office:value-type="float" office:value="3.99161428365908" calcext:value-type="float">
            <text:p>3.99161428365908</text:p>
          </table:table-cell>
          <table:table-cell table:style-name="ce22" office:value-type="float" office:value="0.266107618910605" calcext:value-type="float">
            <text:p>0.266107618910605</text:p>
          </table:table-cell>
          <table:table-cell table:style-name="ce23" office:value-type="float" office:value="6.65269047276513" calcext:value-type="float">
            <text:p>6.65269047276513</text:p>
          </table:table-cell>
          <table:table-cell table:style-name="ce22" office:value-type="float" office:value="0.443512698184342" calcext:value-type="float">
            <text:p>0.443512698184342</text:p>
          </table:table-cell>
          <table:table-cell table:style-name="ce23" office:value-type="float" office:value="6.35086967221574" calcext:value-type="float">
            <text:p>6.35086967221574</text:p>
          </table:table-cell>
          <table:table-cell table:style-name="ce22" office:value-type="float" office:value="0.423391311481049" calcext:value-type="float">
            <text:p>0.423391311481049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6" office:value-type="float" office:value="5.71428571428571" calcext:value-type="float">
            <text:p>5.71428571428571</text:p>
          </table:table-cell>
          <table:table-cell table:style-name="ce23" office:value-type="float" office:value="7.25528819818545" calcext:value-type="float">
            <text:p>7.25528819818545</text:p>
          </table:table-cell>
          <table:table-cell table:style-name="ce22" office:value-type="float" office:value="0.453455512386591" calcext:value-type="float">
            <text:p>0.453455512386591</text:p>
          </table:table-cell>
          <table:table-cell table:style-name="ce23" office:value-type="float" office:value="6.6777312964398" calcext:value-type="float">
            <text:p>6.6777312964398</text:p>
          </table:table-cell>
          <table:table-cell table:style-name="ce22" office:value-type="float" office:value="0.417358206027487" calcext:value-type="float">
            <text:p>0.417358206027487</text:p>
          </table:table-cell>
          <table:table-cell table:style-name="ce23" office:value-type="float" office:value="4.82844533717034" calcext:value-type="float">
            <text:p>4.82844533717034</text:p>
          </table:table-cell>
          <table:table-cell table:style-name="ce22" office:value-type="float" office:value="0.301777833573146" calcext:value-type="float">
            <text:p>0.301777833573146</text:p>
          </table:table-cell>
          <table:table-cell table:style-name="ce23" office:value-type="float" office:value="4.52946843856956" calcext:value-type="float">
            <text:p>4.52946843856956</text:p>
          </table:table-cell>
          <table:table-cell table:style-name="ce22" office:value-type="float" office:value="0.283091777410597" calcext:value-type="float">
            <text:p>0.283091777410597</text:p>
          </table:table-cell>
          <table:table-cell table:style-name="ce23" office:value-type="float" office:value="7.54911406428259" calcext:value-type="float">
            <text:p>7.54911406428259</text:p>
          </table:table-cell>
          <table:table-cell table:style-name="ce22" office:value-type="float" office:value="0.471819629017662" calcext:value-type="float">
            <text:p>0.471819629017662</text:p>
          </table:table-cell>
          <table:table-cell table:style-name="ce23" office:value-type="float" office:value="6.74935564745303" calcext:value-type="float">
            <text:p>6.74935564745303</text:p>
          </table:table-cell>
          <table:table-cell table:style-name="ce22" office:value-type="float" office:value="0.421834727965815" calcext:value-type="float">
            <text:p>0.421834727965815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ce6" office:value-type="float" office:value="5.82191780821918" calcext:value-type="float">
            <text:p>5.82191780821918</text:p>
          </table:table-cell>
          <table:table-cell table:style-name="ce23" office:value-type="float" office:value="5.63148676882184" calcext:value-type="float">
            <text:p>5.63148676882184</text:p>
          </table:table-cell>
          <table:table-cell table:style-name="ce22" office:value-type="float" office:value="0.331263927577755" calcext:value-type="float">
            <text:p>0.331263927577755</text:p>
          </table:table-cell>
          <table:table-cell table:style-name="ce23" office:value-type="float" office:value="5.45397526622217" calcext:value-type="float">
            <text:p>5.45397526622217</text:p>
          </table:table-cell>
          <table:table-cell table:style-name="ce22" office:value-type="float" office:value="0.320822074483657" calcext:value-type="float">
            <text:p>0.320822074483657</text:p>
          </table:table-cell>
          <table:table-cell table:style-name="ce23" office:value-type="float" office:value="5.05979731716897" calcext:value-type="float">
            <text:p>5.05979731716897</text:p>
          </table:table-cell>
          <table:table-cell table:style-name="ce22" office:value-type="float" office:value="0.297635136304057" calcext:value-type="float">
            <text:p>0.297635136304057</text:p>
          </table:table-cell>
          <table:table-cell table:style-name="ce23" office:value-type="float" office:value="4.59014763062317" calcext:value-type="float">
            <text:p>4.59014763062317</text:p>
          </table:table-cell>
          <table:table-cell table:style-name="ce22" office:value-type="float" office:value="0.270008684154304" calcext:value-type="float">
            <text:p>0.270008684154304</text:p>
          </table:table-cell>
          <table:table-cell table:style-name="ce23" office:value-type="float" office:value="7.65024605103862" calcext:value-type="float">
            <text:p>7.65024605103862</text:p>
          </table:table-cell>
          <table:table-cell table:style-name="ce22" office:value-type="float" office:value="0.450014473590507" calcext:value-type="float">
            <text:p>0.450014473590507</text:p>
          </table:table-cell>
          <table:table-cell table:style-name="ce23" office:value-type="float" office:value="6.5019681999572" calcext:value-type="float">
            <text:p>6.5019681999572</text:p>
          </table:table-cell>
          <table:table-cell table:style-name="ce22" office:value-type="float" office:value="0.382468717644541" calcext:value-type="float">
            <text:p>0.382468717644541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6" office:value-type="float" office:value="5.92105263157895" calcext:value-type="float">
            <text:p>5.92105263157895</text:p>
          </table:table-cell>
          <table:table-cell table:style-name="ce23" office:value-type="float" office:value="9.31356683997662" calcext:value-type="float">
            <text:p>9.31356683997662</text:p>
          </table:table-cell>
          <table:table-cell table:style-name="ce22" office:value-type="float" office:value="0.517420379998701" calcext:value-type="float">
            <text:p>0.517420379998701</text:p>
          </table:table-cell>
          <table:table-cell table:style-name="ce23" office:value-type="float" office:value="6.67425863586496" calcext:value-type="float">
            <text:p>6.67425863586496</text:p>
          </table:table-cell>
          <table:table-cell table:style-name="ce22" office:value-type="float" office:value="0.370792146436942" calcext:value-type="float">
            <text:p>0.370792146436942</text:p>
          </table:table-cell>
          <table:table-cell table:style-name="ce23" office:value-type="float" office:value="5.30386857544057" calcext:value-type="float">
            <text:p>5.30386857544057</text:p>
          </table:table-cell>
          <table:table-cell table:style-name="ce22" office:value-type="float" office:value="0.294659365302254" calcext:value-type="float">
            <text:p>0.294659365302254</text:p>
          </table:table-cell>
          <table:table-cell table:style-name="ce23" office:value-type="float" office:value="4.79955364151134" calcext:value-type="float">
            <text:p>4.79955364151134</text:p>
          </table:table-cell>
          <table:table-cell table:style-name="ce22" office:value-type="float" office:value="0.266641868972852" calcext:value-type="float">
            <text:p>0.266641868972852</text:p>
          </table:table-cell>
          <table:table-cell table:style-name="ce25" office:value-type="float" office:value="7.99925606918557" calcext:value-type="float">
            <text:p>7.99925606918557</text:p>
          </table:table-cell>
          <table:table-cell table:style-name="ce22" office:value-type="float" office:value="0.444403114954754" calcext:value-type="float">
            <text:p>0.444403114954754</text:p>
          </table:table-cell>
          <table:table-cell table:style-name="ce23" office:value-type="float" office:value="8.33987782078993" calcext:value-type="float">
            <text:p>8.33987782078993</text:p>
          </table:table-cell>
          <table:table-cell table:style-name="ce22" office:value-type="float" office:value="0.46332654559944" calcext:value-type="float">
            <text:p>0.46332654559944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table:formula="of:=[.A20]" office:value-type="float" office:value="19" calcext:value-type="float">
            <text:p>19</text:p>
          </table:table-cell>
          <table:table-cell table:style-name="ce6" office:value-type="float" office:value="6.0126582278481" calcext:value-type="float">
            <text:p>6.0126582278481</text:p>
          </table:table-cell>
          <table:table-cell table:style-name="ce23" office:value-type="float" office:value="7.1891565951076" calcext:value-type="float">
            <text:p>7.1891565951076</text:p>
          </table:table-cell>
          <table:table-cell table:style-name="ce22" office:value-type="float" office:value="0.3783766629004" calcext:value-type="float">
            <text:p>0.3783766629004</text:p>
          </table:table-cell>
          <table:table-cell table:style-name="ce23" office:value-type="float" office:value="5.61192815328982" calcext:value-type="float">
            <text:p>5.61192815328982</text:p>
          </table:table-cell>
          <table:table-cell table:style-name="ce22" office:value-type="float" office:value="0.295364639646832" calcext:value-type="float">
            <text:p>0.295364639646832</text:p>
          </table:table-cell>
          <table:table-cell table:style-name="ce23" office:value-type="float" office:value="4.95940417718215" calcext:value-type="float">
            <text:p>4.95940417718215</text:p>
          </table:table-cell>
          <table:table-cell table:style-name="ce22" office:value-type="float" office:value="0.261021272483271" calcext:value-type="float">
            <text:p>0.261021272483271</text:p>
          </table:table-cell>
          <table:table-cell table:style-name="ce23" office:value-type="float" office:value="4.54892223712205" calcext:value-type="float">
            <text:p>4.54892223712205</text:p>
          </table:table-cell>
          <table:table-cell table:style-name="ce22" office:value-type="float" office:value="0.239416959848529" calcext:value-type="float">
            <text:p>0.239416959848529</text:p>
          </table:table-cell>
          <table:table-cell table:style-name="ce23" office:value-type="float" office:value="7.58153706187008" calcext:value-type="float">
            <text:p>7.58153706187008</text:p>
          </table:table-cell>
          <table:table-cell table:style-name="ce22" office:value-type="float" office:value="0.399028266414215" calcext:value-type="float">
            <text:p>0.399028266414215</text:p>
          </table:table-cell>
          <table:table-cell table:style-name="ce23" office:value-type="float" office:value="6.55855974028103" calcext:value-type="float">
            <text:p>6.55855974028103</text:p>
          </table:table-cell>
          <table:table-cell table:style-name="ce22" office:value-type="float" office:value="0.345187354751633" calcext:value-type="float">
            <text:p>0.345187354751633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6" office:value-type="float" office:value="6.09756097560976" calcext:value-type="float">
            <text:p>6.09756097560976</text:p>
          </table:table-cell>
          <table:table-cell table:style-name="ce23" office:value-type="float" office:value="9.69856849129068" calcext:value-type="float">
            <text:p>9.69856849129068</text:p>
          </table:table-cell>
          <table:table-cell table:style-name="ce22" office:value-type="float" office:value="0.484928424564534" calcext:value-type="float">
            <text:p>0.484928424564534</text:p>
          </table:table-cell>
          <table:table-cell table:style-name="ce23" office:value-type="float" office:value="8.44089614180705" calcext:value-type="float">
            <text:p>8.44089614180705</text:p>
          </table:table-cell>
          <table:table-cell table:style-name="ce22" office:value-type="float" office:value="0.422044807090353" calcext:value-type="float">
            <text:p>0.422044807090353</text:p>
          </table:table-cell>
          <table:table-cell table:style-name="ce23" office:value-type="float" office:value="5.34712892596232" calcext:value-type="float">
            <text:p>5.34712892596232</text:p>
          </table:table-cell>
          <table:table-cell table:style-name="ce22" office:value-type="float" office:value="0.267356446298116" calcext:value-type="float">
            <text:p>0.267356446298116</text:p>
          </table:table-cell>
          <table:table-cell table:style-name="ce23" office:value-type="float" office:value="4.81470410634076" calcext:value-type="float">
            <text:p>4.81470410634076</text:p>
          </table:table-cell>
          <table:table-cell table:style-name="ce22" office:value-type="float" office:value="0.240735205317038" calcext:value-type="float">
            <text:p>0.240735205317038</text:p>
          </table:table-cell>
          <table:table-cell table:style-name="ce23" office:value-type="float" office:value="8.02450684390128" calcext:value-type="float">
            <text:p>8.02450684390128</text:p>
          </table:table-cell>
          <table:table-cell table:style-name="ce22" office:value-type="float" office:value="0.401225342195064" calcext:value-type="float">
            <text:p>0.401225342195064</text:p>
          </table:table-cell>
          <table:table-cell table:style-name="ce23" office:value-type="float" office:value="8.7679720593957" calcext:value-type="float">
            <text:p>8.7679720593957</text:p>
          </table:table-cell>
          <table:table-cell table:style-name="ce22" office:value-type="float" office:value="0.438398602969785" calcext:value-type="float">
            <text:p>0.438398602969785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table:formula="of:=[.A22]" office:value-type="float" office:value="21" calcext:value-type="float">
            <text:p>21</text:p>
          </table:table-cell>
          <table:table-cell table:style-name="ce6" office:value-type="float" office:value="6.1764705882353" calcext:value-type="float">
            <text:p>6.1764705882353</text:p>
          </table:table-cell>
          <table:table-cell table:style-name="ce23" office:value-type="float" office:value="7.58066778102483" calcext:value-type="float">
            <text:p>7.58066778102483</text:p>
          </table:table-cell>
          <table:table-cell table:style-name="ce22" office:value-type="float" office:value="0.360984180048801" calcext:value-type="float">
            <text:p>0.360984180048801</text:p>
          </table:table-cell>
          <table:table-cell table:style-name="ce23" office:value-type="float" office:value="7.13972288950535" calcext:value-type="float">
            <text:p>7.13972288950535</text:p>
          </table:table-cell>
          <table:table-cell table:style-name="ce22" office:value-type="float" office:value="0.33998680426216" calcext:value-type="float">
            <text:p>0.33998680426216</text:p>
          </table:table-cell>
          <table:table-cell table:style-name="ce23" office:value-type="float" office:value="5.57324674365643" calcext:value-type="float">
            <text:p>5.57324674365643</text:p>
          </table:table-cell>
          <table:table-cell table:style-name="ce22" office:value-type="float" office:value="0.265392702078877" calcext:value-type="float">
            <text:p>0.265392702078877</text:p>
          </table:table-cell>
          <table:table-cell table:style-name="ce23" office:value-type="float" office:value="4.82806068872286" calcext:value-type="float">
            <text:p>4.82806068872286</text:p>
          </table:table-cell>
          <table:table-cell table:style-name="ce22" office:value-type="float" office:value="0.229907651843946" calcext:value-type="float">
            <text:p>0.229907651843946</text:p>
          </table:table-cell>
          <table:table-cell table:style-name="ce23" office:value-type="float" office:value="8.0467678145381" calcext:value-type="float">
            <text:p>8.0467678145381</text:p>
          </table:table-cell>
          <table:table-cell table:style-name="ce22" office:value-type="float" office:value="0.383179419739909" calcext:value-type="float">
            <text:p>0.383179419739909</text:p>
          </table:table-cell>
          <table:table-cell table:style-name="ce23" office:value-type="float" office:value="6.5456271119875" calcext:value-type="float">
            <text:p>6.5456271119875</text:p>
          </table:table-cell>
          <table:table-cell table:style-name="ce22" office:value-type="float" office:value="0.311696529142262" calcext:value-type="float">
            <text:p>0.311696529142262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table:formula="of:=[.A23]" office:value-type="float" office:value="22" calcext:value-type="float">
            <text:p>22</text:p>
          </table:table-cell>
          <table:table-cell table:style-name="ce6" office:value-type="float" office:value="6.25" calcext:value-type="float">
            <text:p>6.25</text:p>
          </table:table-cell>
          <table:table-cell table:style-name="ce23" office:value-type="float" office:value="9.54083537169306" calcext:value-type="float">
            <text:p>9.54083537169306</text:p>
          </table:table-cell>
          <table:table-cell table:style-name="ce22" office:value-type="float" office:value="0.433674335076957" calcext:value-type="float">
            <text:p>0.433674335076957</text:p>
          </table:table-cell>
          <table:table-cell table:style-name="ce23" office:value-type="float" office:value="7.1582922104359" calcext:value-type="float">
            <text:p>7.1582922104359</text:p>
          </table:table-cell>
          <table:table-cell table:style-name="ce22" office:value-type="float" office:value="0.325376918656177" calcext:value-type="float">
            <text:p>0.325376918656177</text:p>
          </table:table-cell>
          <table:table-cell table:style-name="ce23" office:value-type="float" office:value="5.928947493241" calcext:value-type="float">
            <text:p>5.928947493241</text:p>
          </table:table-cell>
          <table:table-cell table:style-name="ce22" office:value-type="float" office:value="0.269497613329136" calcext:value-type="float">
            <text:p>0.269497613329136</text:p>
          </table:table-cell>
          <table:table-cell table:style-name="ce23" office:value-type="float" office:value="5.43396431470351" calcext:value-type="float">
            <text:p>5.43396431470351</text:p>
          </table:table-cell>
          <table:table-cell table:style-name="ce22" office:value-type="float" office:value="0.246998377941069" calcext:value-type="float">
            <text:p>0.246998377941069</text:p>
          </table:table-cell>
          <table:table-cell table:style-name="ce23" office:value-type="float" office:value="9.05660719117252" calcext:value-type="float">
            <text:p>9.05660719117252</text:p>
          </table:table-cell>
          <table:table-cell table:style-name="ce22" office:value-type="float" office:value="0.411663963235115" calcext:value-type="float">
            <text:p>0.411663963235115</text:p>
          </table:table-cell>
          <table:table-cell table:style-name="ce25" office:value-type="float" office:value="10.5856278049157" calcext:value-type="float">
            <text:p>10.5856278049157</text:p>
          </table:table-cell>
          <table:table-cell table:style-name="ce22" office:value-type="float" office:value="0.481164900223441" calcext:value-type="float">
            <text:p>0.481164900223441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table:formula="of:=[.A24]" office:value-type="float" office:value="23" calcext:value-type="float">
            <text:p>23</text:p>
          </table:table-cell>
          <table:table-cell table:style-name="ce6" office:value-type="float" office:value="6.31868131868132" calcext:value-type="float">
            <text:p>6.31868131868132</text:p>
          </table:table-cell>
          <table:table-cell table:style-name="ce23" office:value-type="float" office:value="7.81020422707778" calcext:value-type="float">
            <text:p>7.81020422707778</text:p>
          </table:table-cell>
          <table:table-cell table:style-name="ce22" office:value-type="float" office:value="0.339574096829469" calcext:value-type="float">
            <text:p>0.339574096829469</text:p>
          </table:table-cell>
          <table:table-cell table:style-name="ce23" office:value-type="float" office:value="6.59659615638331" calcext:value-type="float">
            <text:p>6.59659615638331</text:p>
          </table:table-cell>
          <table:table-cell table:style-name="ce22" office:value-type="float" office:value="0.286808528538405" calcext:value-type="float">
            <text:p>0.286808528538405</text:p>
          </table:table-cell>
          <table:table-cell table:style-name="ce23" office:value-type="float" office:value="5.73394495412844" calcext:value-type="float">
            <text:p>5.73394495412844</text:p>
          </table:table-cell>
          <table:table-cell table:style-name="ce22" office:value-type="float" office:value="0.249301954527323" calcext:value-type="float">
            <text:p>0.249301954527323</text:p>
          </table:table-cell>
          <table:table-cell table:style-name="ce23" office:value-type="float" office:value="5.27803709800325" calcext:value-type="float">
            <text:p>5.27803709800325</text:p>
          </table:table-cell>
          <table:table-cell table:style-name="ce22" office:value-type="float" office:value="0.229479873826228" calcext:value-type="float">
            <text:p>0.229479873826228</text:p>
          </table:table-cell>
          <table:table-cell table:style-name="ce23" office:value-type="float" office:value="8.79672849667209" calcext:value-type="float">
            <text:p>8.79672849667209</text:p>
          </table:table-cell>
          <table:table-cell table:style-name="ce22" office:value-type="float" office:value="0.382466456377047" calcext:value-type="float">
            <text:p>0.382466456377047</text:p>
          </table:table-cell>
          <table:table-cell table:style-name="ce23" office:value-type="float" office:value="7.22554229200223" calcext:value-type="float">
            <text:p>7.22554229200223</text:p>
          </table:table-cell>
          <table:table-cell table:style-name="ce22" office:value-type="float" office:value="0.314154012695749" calcext:value-type="float">
            <text:p>0.314154012695749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table:formula="of:=[.A25]" office:value-type="float" office:value="24" calcext:value-type="float">
            <text:p>24</text:p>
          </table:table-cell>
          <table:table-cell table:style-name="ce6" office:value-type="float" office:value="6.38297872340426" calcext:value-type="float">
            <text:p>6.38297872340426</text:p>
          </table:table-cell>
          <table:table-cell table:style-name="ce23" office:value-type="float" office:value="8.63879575187219" calcext:value-type="float">
            <text:p>8.63879575187219</text:p>
          </table:table-cell>
          <table:table-cell table:style-name="ce22" office:value-type="float" office:value="0.359949822994675" calcext:value-type="float">
            <text:p>0.359949822994675</text:p>
          </table:table-cell>
          <table:table-cell table:style-name="ce23" office:value-type="float" office:value="8.37430344986409" calcext:value-type="float">
            <text:p>8.37430344986409</text:p>
          </table:table-cell>
          <table:table-cell table:style-name="ce22" office:value-type="float" office:value="0.348929310411004" calcext:value-type="float">
            <text:p>0.348929310411004</text:p>
          </table:table-cell>
          <table:table-cell table:style-name="ce23" office:value-type="float" office:value="5.9616028067226" calcext:value-type="float">
            <text:p>5.9616028067226</text:p>
          </table:table-cell>
          <table:table-cell table:style-name="ce22" office:value-type="float" office:value="0.248400116946775" calcext:value-type="float">
            <text:p>0.248400116946775</text:p>
          </table:table-cell>
          <table:table-cell table:style-name="ce23" office:value-type="float" office:value="5.36367984195023" calcext:value-type="float">
            <text:p>5.36367984195023</text:p>
          </table:table-cell>
          <table:table-cell table:style-name="ce22" office:value-type="float" office:value="0.22348666008126" calcext:value-type="float">
            <text:p>0.22348666008126</text:p>
          </table:table-cell>
          <table:table-cell table:style-name="ce23" office:value-type="float" office:value="8.93946640325039" calcext:value-type="float">
            <text:p>8.93946640325039</text:p>
          </table:table-cell>
          <table:table-cell table:style-name="ce22" office:value-type="float" office:value="0.3724777668021" calcext:value-type="float">
            <text:p>0.3724777668021</text:p>
          </table:table-cell>
          <table:table-cell table:style-name="ce23" office:value-type="float" office:value="7.43835463595453" calcext:value-type="float">
            <text:p>7.43835463595453</text:p>
          </table:table-cell>
          <table:table-cell table:style-name="ce22" office:value-type="float" office:value="0.309931443164772" calcext:value-type="float">
            <text:p>0.309931443164772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table:formula="of:=[.A26]" office:value-type="float" office:value="25" calcext:value-type="float">
            <text:p>25</text:p>
          </table:table-cell>
          <table:table-cell table:style-name="ce6" office:value-type="float" office:value="6.44329896907217" calcext:value-type="float">
            <text:p>6.44329896907217</text:p>
          </table:table-cell>
          <table:table-cell table:style-name="ce23" office:value-type="float" office:value="11.9967009072505" calcext:value-type="float">
            <text:p>11.9967009072505</text:p>
          </table:table-cell>
          <table:table-cell table:style-name="ce22" office:value-type="float" office:value="0.47986803629002" calcext:value-type="float">
            <text:p>0.47986803629002</text:p>
          </table:table-cell>
          <table:table-cell table:style-name="ce23" office:value-type="float" office:value="9.39709786294333" calcext:value-type="float">
            <text:p>9.39709786294333</text:p>
          </table:table-cell>
          <table:table-cell table:style-name="ce22" office:value-type="float" office:value="0.375883914517733" calcext:value-type="float">
            <text:p>0.375883914517733</text:p>
          </table:table-cell>
          <table:table-cell table:style-name="ce23" office:value-type="float" office:value="5.64707742566681" calcext:value-type="float">
            <text:p>5.64707742566681</text:p>
          </table:table-cell>
          <table:table-cell table:style-name="ce22" office:value-type="float" office:value="0.225883097026673" calcext:value-type="float">
            <text:p>0.225883097026673</text:p>
          </table:table-cell>
          <table:table-cell table:style-name="ce23" office:value-type="float" office:value="5.15943736335553" calcext:value-type="float">
            <text:p>5.15943736335553</text:p>
          </table:table-cell>
          <table:table-cell table:style-name="ce22" office:value-type="float" office:value="0.206377494534221" calcext:value-type="float">
            <text:p>0.206377494534221</text:p>
          </table:table-cell>
          <table:table-cell table:style-name="ce23" office:value-type="float" office:value="8.59906227225921" calcext:value-type="float">
            <text:p>8.59906227225921</text:p>
          </table:table-cell>
          <table:table-cell table:style-name="ce22" office:value-type="float" office:value="0.343962490890368" calcext:value-type="float">
            <text:p>0.343962490890368</text:p>
          </table:table-cell>
          <table:table-cell table:style-name="ce23" office:value-type="float" office:value="9.75788253948893" calcext:value-type="float">
            <text:p>9.75788253948893</text:p>
          </table:table-cell>
          <table:table-cell table:style-name="ce22" office:value-type="float" office:value="0.390315301579557" calcext:value-type="float">
            <text:p>0.390315301579557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table:formula="of:=[.A27]" office:value-type="float" office:value="26" calcext:value-type="float">
            <text:p>26</text:p>
          </table:table-cell>
          <table:table-cell table:style-name="ce6" office:value-type="float" office:value="6.5" calcext:value-type="float">
            <text:p>6.5</text:p>
          </table:table-cell>
          <table:table-cell table:style-name="ce23" office:value-type="float" office:value="8.63712625535232" calcext:value-type="float">
            <text:p>8.63712625535232</text:p>
          </table:table-cell>
          <table:table-cell table:style-name="ce22" office:value-type="float" office:value="0.332197163667397" calcext:value-type="float">
            <text:p>0.332197163667397</text:p>
          </table:table-cell>
          <table:table-cell table:style-name="ce23" office:value-type="float" office:value="7.31435258836652" calcext:value-type="float">
            <text:p>7.31435258836652</text:p>
          </table:table-cell>
          <table:table-cell table:style-name="ce22" office:value-type="float" office:value="0.281321253398712" calcext:value-type="float">
            <text:p>0.281321253398712</text:p>
          </table:table-cell>
          <table:table-cell table:style-name="ce23" office:value-type="float" office:value="6.75278721292213" calcext:value-type="float">
            <text:p>6.75278721292213</text:p>
          </table:table-cell>
          <table:table-cell table:style-name="ce22" office:value-type="float" office:value="0.25972258511239" calcext:value-type="float">
            <text:p>0.25972258511239</text:p>
          </table:table-cell>
          <table:table-cell table:style-name="ce23" office:value-type="float" office:value="5.93257627068368" calcext:value-type="float">
            <text:p>5.93257627068368</text:p>
          </table:table-cell>
          <table:table-cell table:style-name="ce22" office:value-type="float" office:value="0.228176010410911" calcext:value-type="float">
            <text:p>0.228176010410911</text:p>
          </table:table-cell>
          <table:table-cell table:style-name="ce23" office:value-type="float" office:value="9.88762711780613" calcext:value-type="float">
            <text:p>9.88762711780613</text:p>
          </table:table-cell>
          <table:table-cell table:style-name="ce22" office:value-type="float" office:value="0.380293350684851" calcext:value-type="float">
            <text:p>0.380293350684851</text:p>
          </table:table-cell>
          <table:table-cell table:style-name="ce23" office:value-type="float" office:value="7.70292390153096" calcext:value-type="float">
            <text:p>7.70292390153096</text:p>
          </table:table-cell>
          <table:table-cell table:style-name="ce22" office:value-type="float" office:value="0.296266303905037" calcext:value-type="float">
            <text:p>0.296266303905037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table:formula="of:=[.A28]" office:value-type="float" office:value="27" calcext:value-type="float">
            <text:p>27</text:p>
          </table:table-cell>
          <table:table-cell table:style-name="ce6" office:value-type="float" office:value="6.55339805825243" calcext:value-type="float">
            <text:p>6.55339805825243</text:p>
          </table:table-cell>
          <table:table-cell table:style-name="ce23" office:value-type="float" office:value="9.87693340971495" calcext:value-type="float">
            <text:p>9.87693340971495</text:p>
          </table:table-cell>
          <table:table-cell table:style-name="ce22" office:value-type="float" office:value="0.365812348507961" calcext:value-type="float">
            <text:p>0.365812348507961</text:p>
          </table:table-cell>
          <table:table-cell table:style-name="ce23" office:value-type="float" office:value="7.68760150036356" calcext:value-type="float">
            <text:p>7.68760150036356</text:p>
          </table:table-cell>
          <table:table-cell table:style-name="ce22" office:value-type="float" office:value="0.284725981494947" calcext:value-type="float">
            <text:p>0.284725981494947</text:p>
          </table:table-cell>
          <table:table-cell table:style-name="ce23" office:value-type="float" office:value="6.77087036153062" calcext:value-type="float">
            <text:p>6.77087036153062</text:p>
          </table:table-cell>
          <table:table-cell table:style-name="ce22" office:value-type="float" office:value="0.250772976352986" calcext:value-type="float">
            <text:p>0.250772976352986</text:p>
          </table:table-cell>
          <table:table-cell table:style-name="ce23" office:value-type="float" office:value="6.07017117882724" calcext:value-type="float">
            <text:p>6.07017117882724</text:p>
          </table:table-cell>
          <table:table-cell table:style-name="ce22" office:value-type="float" office:value="0.224821154771379" calcext:value-type="float">
            <text:p>0.224821154771379</text:p>
          </table:table-cell>
          <table:table-cell table:style-name="ce23" office:value-type="float" office:value="10.1169519647121" calcext:value-type="float">
            <text:p>10.1169519647121</text:p>
          </table:table-cell>
          <table:table-cell table:style-name="ce22" office:value-type="float" office:value="0.374701924618966" calcext:value-type="float">
            <text:p>0.374701924618966</text:p>
          </table:table-cell>
          <table:table-cell table:style-name="ce23" office:value-type="float" office:value="8.52884526542477" calcext:value-type="float">
            <text:p>8.52884526542477</text:p>
          </table:table-cell>
          <table:table-cell table:style-name="ce22" office:value-type="float" office:value="0.315883157978695" calcext:value-type="float">
            <text:p>0.315883157978695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table:formula="of:=[.A29]" office:value-type="float" office:value="28" calcext:value-type="float">
            <text:p>28</text:p>
          </table:table-cell>
          <table:table-cell table:style-name="ce6" office:value-type="float" office:value="6.60377358490566" calcext:value-type="float">
            <text:p>6.60377358490566</text:p>
          </table:table-cell>
          <table:table-cell table:style-name="ce23" office:value-type="float" office:value="11.4371819927288" calcext:value-type="float">
            <text:p>11.4371819927288</text:p>
          </table:table-cell>
          <table:table-cell table:style-name="ce22" office:value-type="float" office:value="0.4084707854546" calcext:value-type="float">
            <text:p>0.4084707854546</text:p>
          </table:table-cell>
          <table:table-cell table:style-name="ce23" office:value-type="float" office:value="9.1634181076778" calcext:value-type="float">
            <text:p>9.1634181076778</text:p>
          </table:table-cell>
          <table:table-cell table:style-name="ce22" office:value-type="float" office:value="0.327264932417064" calcext:value-type="float">
            <text:p>0.327264932417064</text:p>
          </table:table-cell>
          <table:table-cell table:style-name="ce23" office:value-type="float" office:value="6.69835547000267" calcext:value-type="float">
            <text:p>6.69835547000267</text:p>
          </table:table-cell>
          <table:table-cell table:style-name="ce22" office:value-type="float" office:value="0.239226981071524" calcext:value-type="float">
            <text:p>0.239226981071524</text:p>
          </table:table-cell>
          <table:table-cell table:style-name="ce23" office:value-type="float" office:value="6.08630378770972" calcext:value-type="float">
            <text:p>6.08630378770972</text:p>
          </table:table-cell>
          <table:table-cell table:style-name="ce22" office:value-type="float" office:value="0.217367992418204" calcext:value-type="float">
            <text:p>0.217367992418204</text:p>
          </table:table-cell>
          <table:table-cell table:style-name="ce23" office:value-type="float" office:value="10.1438396461829" calcext:value-type="float">
            <text:p>10.1438396461829</text:p>
          </table:table-cell>
          <table:table-cell table:style-name="ce22" office:value-type="float" office:value="0.362279987363674" calcext:value-type="float">
            <text:p>0.362279987363674</text:p>
          </table:table-cell>
          <table:table-cell table:style-name="ce23" office:value-type="float" office:value="10.1386245688444" calcext:value-type="float">
            <text:p>10.1386245688444</text:p>
          </table:table-cell>
          <table:table-cell table:style-name="ce22" office:value-type="float" office:value="0.362093734601587" calcext:value-type="float">
            <text:p>0.362093734601587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table:formula="of:=[.A30]" office:value-type="float" office:value="29" calcext:value-type="float">
            <text:p>29</text:p>
          </table:table-cell>
          <table:table-cell table:style-name="ce6" office:value-type="float" office:value="6.65137614678899" calcext:value-type="float">
            <text:p>6.65137614678899</text:p>
          </table:table-cell>
          <table:table-cell table:style-name="ce23" office:value-type="float" office:value="8.76046053741045" calcext:value-type="float">
            <text:p>8.76046053741045</text:p>
          </table:table-cell>
          <table:table-cell table:style-name="ce22" office:value-type="float" office:value="0.302084846117602" calcext:value-type="float">
            <text:p>0.302084846117602</text:p>
          </table:table-cell>
          <table:table-cell table:style-name="ce23" office:value-type="float" office:value="7.99714768399271" calcext:value-type="float">
            <text:p>7.99714768399271</text:p>
          </table:table-cell>
          <table:table-cell table:style-name="ce22" office:value-type="float" office:value="0.275763713241128" calcext:value-type="float">
            <text:p>0.275763713241128</text:p>
          </table:table-cell>
          <table:table-cell table:style-name="ce23" office:value-type="float" office:value="7.49265017846556" calcext:value-type="float">
            <text:p>7.49265017846556</text:p>
          </table:table-cell>
          <table:table-cell table:style-name="ce22" office:value-type="float" office:value="0.258367247533295" calcext:value-type="float">
            <text:p>0.258367247533295</text:p>
          </table:table-cell>
          <table:table-cell table:style-name="ce23" office:value-type="float" office:value="6.38930005217928" calcext:value-type="float">
            <text:p>6.38930005217928</text:p>
          </table:table-cell>
          <table:table-cell table:style-name="ce22" office:value-type="float" office:value="0.220320691454458" calcext:value-type="float">
            <text:p>0.220320691454458</text:p>
          </table:table-cell>
          <table:table-cell table:style-name="ce23" office:value-type="float" office:value="10.6488334202988" calcext:value-type="float">
            <text:p>10.6488334202988</text:p>
          </table:table-cell>
          <table:table-cell table:style-name="ce22" office:value-type="float" office:value="0.367201152424097" calcext:value-type="float">
            <text:p>0.367201152424097</text:p>
          </table:table-cell>
          <table:table-cell table:style-name="ce23" office:value-type="float" office:value="8.13613103239028" calcext:value-type="float">
            <text:p>8.13613103239028</text:p>
          </table:table-cell>
          <table:table-cell table:style-name="ce22" office:value-type="float" office:value="0.280556242496216" calcext:value-type="float">
            <text:p>0.280556242496216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table:formula="of:=[.A31]" office:value-type="float" office:value="30" calcext:value-type="float">
            <text:p>30</text:p>
          </table:table-cell>
          <table:table-cell table:style-name="ce6" office:value-type="float" office:value="6.69642857142857" calcext:value-type="float">
            <text:p>6.69642857142857</text:p>
          </table:table-cell>
          <table:table-cell table:style-name="ce23" office:value-type="float" office:value="9.65959584250995" calcext:value-type="float">
            <text:p>9.65959584250995</text:p>
          </table:table-cell>
          <table:table-cell table:style-name="ce22" office:value-type="float" office:value="0.321986528083665" calcext:value-type="float">
            <text:p>0.321986528083665</text:p>
          </table:table-cell>
          <table:table-cell table:style-name="ce23" office:value-type="float" office:value="7.53085296323375" calcext:value-type="float">
            <text:p>7.53085296323375</text:p>
          </table:table-cell>
          <table:table-cell table:style-name="ce22" office:value-type="float" office:value="0.251028432107792" calcext:value-type="float">
            <text:p>0.251028432107792</text:p>
          </table:table-cell>
          <table:table-cell table:style-name="ce23" office:value-type="float" office:value="7.33187551208568" calcext:value-type="float">
            <text:p>7.33187551208568</text:p>
          </table:table-cell>
          <table:table-cell table:style-name="ce22" office:value-type="float" office:value="0.244395850402856" calcext:value-type="float">
            <text:p>0.244395850402856</text:p>
          </table:table-cell>
          <table:table-cell table:style-name="ce23" office:value-type="float" office:value="5.93528315628466" calcext:value-type="float">
            <text:p>5.93528315628466</text:p>
          </table:table-cell>
          <table:table-cell table:style-name="ce22" office:value-type="float" office:value="0.197842771876155" calcext:value-type="float">
            <text:p>0.197842771876155</text:p>
          </table:table-cell>
          <table:table-cell table:style-name="ce23" office:value-type="float" office:value="9.89213859380777" calcext:value-type="float">
            <text:p>9.89213859380777</text:p>
          </table:table-cell>
          <table:table-cell table:style-name="ce22" office:value-type="float" office:value="0.329737953126926" calcext:value-type="float">
            <text:p>0.329737953126926</text:p>
          </table:table-cell>
          <table:table-cell table:style-name="ce23" office:value-type="float" office:value="8.94933001213753" calcext:value-type="float">
            <text:p>8.94933001213753</text:p>
          </table:table-cell>
          <table:table-cell table:style-name="ce22" office:value-type="float" office:value="0.298311000404584" calcext:value-type="float">
            <text:p>0.298311000404584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table:formula="of:=[.A32]" office:value-type="float" office:value="31" calcext:value-type="float">
            <text:p>31</text:p>
          </table:table-cell>
          <table:table-cell table:style-name="ce6" office:value-type="float" office:value="6.73913043478261" calcext:value-type="float">
            <text:p>6.73913043478261</text:p>
          </table:table-cell>
          <table:table-cell table:style-name="ce23" office:value-type="float" office:value="10.420615102858" calcext:value-type="float">
            <text:p>10.420615102858</text:p>
          </table:table-cell>
          <table:table-cell table:style-name="ce22" office:value-type="float" office:value="0.336148874285741" calcext:value-type="float">
            <text:p>0.336148874285741</text:p>
          </table:table-cell>
          <table:table-cell table:style-name="ce23" office:value-type="float" office:value="7.83475202193731" calcext:value-type="float">
            <text:p>7.83475202193731</text:p>
          </table:table-cell>
          <table:table-cell table:style-name="ce22" office:value-type="float" office:value="0.252733936191526" calcext:value-type="float">
            <text:p>0.252733936191526</text:p>
          </table:table-cell>
          <table:table-cell table:style-name="ce23" office:value-type="float" office:value="7.34545394446286" calcext:value-type="float">
            <text:p>7.34545394446286</text:p>
          </table:table-cell>
          <table:table-cell table:style-name="ce22" office:value-type="float" office:value="0.236950127240737" calcext:value-type="float">
            <text:p>0.236950127240737</text:p>
          </table:table-cell>
          <table:table-cell table:style-name="ce23" office:value-type="float" office:value="6.54862765321742" calcext:value-type="float">
            <text:p>6.54862765321742</text:p>
          </table:table-cell>
          <table:table-cell table:style-name="ce22" office:value-type="float" office:value="0.211246053329594" calcext:value-type="float">
            <text:p>0.211246053329594</text:p>
          </table:table-cell>
          <table:table-cell table:style-name="ce23" office:value-type="float" office:value="10.914379422029" calcext:value-type="float">
            <text:p>10.914379422029</text:p>
          </table:table-cell>
          <table:table-cell table:style-name="ce22" office:value-type="float" office:value="0.352076755549324" calcext:value-type="float">
            <text:p>0.352076755549324</text:p>
          </table:table-cell>
          <table:table-cell table:style-name="ce23" office:value-type="float" office:value="9.56363904435337" calcext:value-type="float">
            <text:p>9.56363904435337</text:p>
          </table:table-cell>
          <table:table-cell table:style-name="ce22" office:value-type="float" office:value="0.308504485301721" calcext:value-type="float">
            <text:p>0.308504485301721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table:formula="of:=[.A33]" office:value-type="float" office:value="32" calcext:value-type="float">
            <text:p>32</text:p>
          </table:table-cell>
          <table:table-cell table:style-name="ce6" office:value-type="float" office:value="6.77966101694915" calcext:value-type="float">
            <text:p>6.77966101694915</text:p>
          </table:table-cell>
          <table:table-cell table:style-name="ce23" office:value-type="float" office:value="9.48360580918274" calcext:value-type="float">
            <text:p>9.48360580918274</text:p>
          </table:table-cell>
          <table:table-cell table:style-name="ce22" office:value-type="float" office:value="0.296362681536961" calcext:value-type="float">
            <text:p>0.296362681536961</text:p>
          </table:table-cell>
          <table:table-cell table:style-name="ce23" office:value-type="float" office:value="8.71534063364158" calcext:value-type="float">
            <text:p>8.71534063364158</text:p>
          </table:table-cell>
          <table:table-cell table:style-name="ce22" office:value-type="float" office:value="0.272354394801299" calcext:value-type="float">
            <text:p>0.272354394801299</text:p>
          </table:table-cell>
          <table:table-cell table:style-name="ce23" office:value-type="float" office:value="7.37395151626878" calcext:value-type="float">
            <text:p>7.37395151626878</text:p>
          </table:table-cell>
          <table:table-cell table:style-name="ce22" office:value-type="float" office:value="0.230435984883399" calcext:value-type="float">
            <text:p>0.230435984883399</text:p>
          </table:table-cell>
          <table:table-cell table:style-name="ce23" office:value-type="float" office:value="6.6022579722265" calcext:value-type="float">
            <text:p>6.6022579722265</text:p>
          </table:table-cell>
          <table:table-cell table:style-name="ce22" office:value-type="float" office:value="0.206320561632078" calcext:value-type="float">
            <text:p>0.206320561632078</text:p>
          </table:table-cell>
          <table:table-cell table:style-name="ce23" office:value-type="float" office:value="11.0037632870442" calcext:value-type="float">
            <text:p>11.0037632870442</text:p>
          </table:table-cell>
          <table:table-cell table:style-name="ce22" office:value-type="float" office:value="0.34386760272013" calcext:value-type="float">
            <text:p>0.34386760272013</text:p>
          </table:table-cell>
          <table:table-cell table:style-name="ce23" office:value-type="float" office:value="9.52386621348937" calcext:value-type="float">
            <text:p>9.52386621348937</text:p>
          </table:table-cell>
          <table:table-cell table:style-name="ce22" office:value-type="float" office:value="0.297620819171543" calcext:value-type="float">
            <text:p>0.297620819171543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table:formula="of:=[.A34]" office:value-type="float" office:value="33" calcext:value-type="float">
            <text:p>33</text:p>
          </table:table-cell>
          <table:table-cell table:style-name="ce6" office:value-type="float" office:value="6.81818181818182" calcext:value-type="float">
            <text:p>6.81818181818182</text:p>
          </table:table-cell>
          <table:table-cell table:style-name="ce23" office:value-type="float" office:value="13.353898336772" calcext:value-type="float">
            <text:p>13.353898336772</text:p>
          </table:table-cell>
          <table:table-cell table:style-name="ce22" office:value-type="float" office:value="0.404663585962787" calcext:value-type="float">
            <text:p>0.404663585962787</text:p>
          </table:table-cell>
          <table:table-cell table:style-name="ce23" office:value-type="float" office:value="10.1330811322029" calcext:value-type="float">
            <text:p>10.1330811322029</text:p>
          </table:table-cell>
          <table:table-cell table:style-name="ce22" office:value-type="float" office:value="0.30706306461221" calcext:value-type="float">
            <text:p>0.30706306461221</text:p>
          </table:table-cell>
          <table:table-cell table:style-name="ce23" office:value-type="float" office:value="7.01623908536307" calcext:value-type="float">
            <text:p>7.01623908536307</text:p>
          </table:table-cell>
          <table:table-cell table:style-name="ce22" office:value-type="float" office:value="0.212613305617063" calcext:value-type="float">
            <text:p>0.212613305617063</text:p>
          </table:table-cell>
          <table:table-cell table:style-name="ce23" office:value-type="float" office:value="6.45228935291603" calcext:value-type="float">
            <text:p>6.45228935291603</text:p>
          </table:table-cell>
          <table:table-cell table:style-name="ce22" office:value-type="float" office:value="0.195523919785334" calcext:value-type="float">
            <text:p>0.195523919785334</text:p>
          </table:table-cell>
          <table:table-cell table:style-name="ce23" office:value-type="float" office:value="10.7538155881934" calcext:value-type="float">
            <text:p>10.7538155881934</text:p>
          </table:table-cell>
          <table:table-cell table:style-name="ce22" office:value-type="float" office:value="0.325873199642224" calcext:value-type="float">
            <text:p>0.325873199642224</text:p>
          </table:table-cell>
          <table:table-cell table:style-name="ce23" office:value-type="float" office:value="10.6800523322564" calcext:value-type="float">
            <text:p>10.6800523322564</text:p>
          </table:table-cell>
          <table:table-cell table:style-name="ce22" office:value-type="float" office:value="0.323637949462316" calcext:value-type="float">
            <text:p>0.323637949462316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table:formula="of:=[.A35]" office:value-type="float" office:value="34" calcext:value-type="float">
            <text:p>34</text:p>
          </table:table-cell>
          <table:table-cell table:style-name="ce6" office:value-type="float" office:value="6.85483870967742" calcext:value-type="float">
            <text:p>6.85483870967742</text:p>
          </table:table-cell>
          <table:table-cell table:style-name="ce23" office:value-type="float" office:value="11.602004826434" calcext:value-type="float">
            <text:p>11.602004826434</text:p>
          </table:table-cell>
          <table:table-cell table:style-name="ce22" office:value-type="float" office:value="0.341235436071588" calcext:value-type="float">
            <text:p>0.341235436071588</text:p>
          </table:table-cell>
          <table:table-cell table:style-name="ce23" office:value-type="float" office:value="8.39006825670113" calcext:value-type="float">
            <text:p>8.39006825670113</text:p>
          </table:table-cell>
          <table:table-cell table:style-name="ce22" office:value-type="float" office:value="0.246766713432386" calcext:value-type="float">
            <text:p>0.246766713432386</text:p>
          </table:table-cell>
          <table:table-cell table:style-name="ce23" office:value-type="float" office:value="8.24627500296351" calcext:value-type="float">
            <text:p>8.24627500296351</text:p>
          </table:table-cell>
          <table:table-cell table:style-name="ce22" office:value-type="float" office:value="0.242537500087162" calcext:value-type="float">
            <text:p>0.242537500087162</text:p>
          </table:table-cell>
          <table:table-cell table:style-name="ce23" office:value-type="float" office:value="6.95870011481855" calcext:value-type="float">
            <text:p>6.95870011481855</text:p>
          </table:table-cell>
          <table:table-cell table:style-name="ce22" office:value-type="float" office:value="0.20466765043584" calcext:value-type="float">
            <text:p>0.20466765043584</text:p>
          </table:table-cell>
          <table:table-cell table:style-name="ce23" office:value-type="float" office:value="11.5978335246976" calcext:value-type="float">
            <text:p>11.5978335246976</text:p>
          </table:table-cell>
          <table:table-cell table:style-name="ce22" office:value-type="float" office:value="0.3411127507264" calcext:value-type="float">
            <text:p>0.3411127507264</text:p>
          </table:table-cell>
          <table:table-cell table:style-name="ce23" office:value-type="float" office:value="8.51578702726294" calcext:value-type="float">
            <text:p>8.51578702726294</text:p>
          </table:table-cell>
          <table:table-cell table:style-name="ce22" office:value-type="float" office:value="0.250464324331263" calcext:value-type="float">
            <text:p>0.250464324331263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table:formula="of:=[.A36]" office:value-type="float" office:value="35" calcext:value-type="float">
            <text:p>35</text:p>
          </table:table-cell>
          <table:table-cell table:style-name="ce6" office:value-type="float" office:value="6.88976377952756" calcext:value-type="float">
            <text:p>6.88976377952756</text:p>
          </table:table-cell>
          <table:table-cell table:style-name="ce23" office:value-type="float" office:value="10.198423068833" calcext:value-type="float">
            <text:p>10.198423068833</text:p>
          </table:table-cell>
          <table:table-cell table:style-name="ce22" office:value-type="float" office:value="0.291383516252371" calcext:value-type="float">
            <text:p>0.291383516252371</text:p>
          </table:table-cell>
          <table:table-cell table:style-name="ce23" office:value-type="float" office:value="8.67589565066506" calcext:value-type="float">
            <text:p>8.67589565066506</text:p>
          </table:table-cell>
          <table:table-cell table:style-name="ce22" office:value-type="float" office:value="0.247882732876145" calcext:value-type="float">
            <text:p>0.247882732876145</text:p>
          </table:table-cell>
          <table:table-cell table:style-name="ce23" office:value-type="float" office:value="7.77759954112163" calcext:value-type="float">
            <text:p>7.77759954112163</text:p>
          </table:table-cell>
          <table:table-cell table:style-name="ce22" office:value-type="float" office:value="0.222217129746332" calcext:value-type="float">
            <text:p>0.222217129746332</text:p>
          </table:table-cell>
          <table:table-cell table:style-name="ce23" office:value-type="float" office:value="6.97442275754146" calcext:value-type="float">
            <text:p>6.97442275754146</text:p>
          </table:table-cell>
          <table:table-cell table:style-name="ce22" office:value-type="float" office:value="0.199269221644042" calcext:value-type="float">
            <text:p>0.199269221644042</text:p>
          </table:table-cell>
          <table:table-cell table:style-name="ce23" office:value-type="float" office:value="11.6240379292358" calcext:value-type="float">
            <text:p>11.6240379292358</text:p>
          </table:table-cell>
          <table:table-cell table:style-name="ce22" office:value-type="float" office:value="0.332115369406736" calcext:value-type="float">
            <text:p>0.332115369406736</text:p>
          </table:table-cell>
          <table:table-cell table:style-name="ce23" office:value-type="float" office:value="9.10821124218923" calcext:value-type="float">
            <text:p>9.10821124218923</text:p>
          </table:table-cell>
          <table:table-cell table:style-name="ce22" office:value-type="float" office:value="0.260234606919692" calcext:value-type="float">
            <text:p>0.260234606919692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table:formula="of:=[.A37]" office:value-type="float" office:value="36" calcext:value-type="float">
            <text:p>36</text:p>
          </table:table-cell>
          <table:table-cell table:style-name="ce6" office:value-type="float" office:value="6.92307692307692" calcext:value-type="float">
            <text:p>6.92307692307692</text:p>
          </table:table-cell>
          <table:table-cell table:style-name="ce23" office:value-type="float" office:value="9.93820918439602" calcext:value-type="float">
            <text:p>9.93820918439602</text:p>
          </table:table-cell>
          <table:table-cell table:style-name="ce22" office:value-type="float" office:value="0.276061366233223" calcext:value-type="float">
            <text:p>0.276061366233223</text:p>
          </table:table-cell>
          <table:table-cell table:style-name="ce23" office:value-type="float" office:value="9.32843072474133" calcext:value-type="float">
            <text:p>9.32843072474133</text:p>
          </table:table-cell>
          <table:table-cell table:style-name="ce22" office:value-type="float" office:value="0.259123075687259" calcext:value-type="float">
            <text:p>0.259123075687259</text:p>
          </table:table-cell>
          <table:table-cell table:style-name="ce23" office:value-type="float" office:value="7.86266286769006" calcext:value-type="float">
            <text:p>7.86266286769006</text:p>
          </table:table-cell>
          <table:table-cell table:style-name="ce22" office:value-type="float" office:value="0.218407301880279" calcext:value-type="float">
            <text:p>0.218407301880279</text:p>
          </table:table-cell>
          <table:table-cell table:style-name="ce23" office:value-type="float" office:value="7.03284337857796" calcext:value-type="float">
            <text:p>7.03284337857796</text:p>
          </table:table-cell>
          <table:table-cell table:style-name="ce22" office:value-type="float" office:value="0.195356760516054" calcext:value-type="float">
            <text:p>0.195356760516054</text:p>
          </table:table-cell>
          <table:table-cell table:style-name="ce23" office:value-type="float" office:value="11.7214056309633" calcext:value-type="float">
            <text:p>11.7214056309633</text:p>
          </table:table-cell>
          <table:table-cell table:style-name="ce22" office:value-type="float" office:value="0.325594600860091" calcext:value-type="float">
            <text:p>0.325594600860091</text:p>
          </table:table-cell>
          <table:table-cell table:style-name="ce23" office:value-type="float" office:value="8.97248251767859" calcext:value-type="float">
            <text:p>8.97248251767859</text:p>
          </table:table-cell>
          <table:table-cell table:style-name="ce22" office:value-type="float" office:value="0.249235625491072" calcext:value-type="float">
            <text:p>0.249235625491072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table:formula="of:=[.A38]" office:value-type="float" office:value="37" calcext:value-type="float">
            <text:p>37</text:p>
          </table:table-cell>
          <table:table-cell table:style-name="ce6" office:value-type="float" office:value="6.95488721804511" calcext:value-type="float">
            <text:p>6.95488721804511</text:p>
          </table:table-cell>
          <table:table-cell table:style-name="ce23" office:value-type="float" office:value="11.1313640095173" calcext:value-type="float">
            <text:p>11.1313640095173</text:p>
          </table:table-cell>
          <table:table-cell table:style-name="ce22" office:value-type="float" office:value="0.3008476759329" calcext:value-type="float">
            <text:p>0.3008476759329</text:p>
          </table:table-cell>
          <table:table-cell table:style-name="ce23" office:value-type="float" office:value="9.79845796767734" calcext:value-type="float">
            <text:p>9.79845796767734</text:p>
          </table:table-cell>
          <table:table-cell table:style-name="ce22" office:value-type="float" office:value="0.264823188315604" calcext:value-type="float">
            <text:p>0.264823188315604</text:p>
          </table:table-cell>
          <table:table-cell table:style-name="ce23" office:value-type="float" office:value="7.79307818795346" calcext:value-type="float">
            <text:p>7.79307818795346</text:p>
          </table:table-cell>
          <table:table-cell table:style-name="ce22" office:value-type="float" office:value="0.210623734809553" calcext:value-type="float">
            <text:p>0.210623734809553</text:p>
          </table:table-cell>
          <table:table-cell table:style-name="ce23" office:value-type="float" office:value="6.73442243909557" calcext:value-type="float">
            <text:p>6.73442243909557</text:p>
          </table:table-cell>
          <table:table-cell table:style-name="ce22" office:value-type="float" office:value="0.182011417272853" calcext:value-type="float">
            <text:p>0.182011417272853</text:p>
          </table:table-cell>
          <table:table-cell table:style-name="ce23" office:value-type="float" office:value="11.2240373984926" calcext:value-type="float">
            <text:p>11.2240373984926</text:p>
          </table:table-cell>
          <table:table-cell table:style-name="ce22" office:value-type="float" office:value="0.303352362121422" calcext:value-type="float">
            <text:p>0.303352362121422</text:p>
          </table:table-cell>
          <table:table-cell table:style-name="ce23" office:value-type="float" office:value="7.86346405250173" calcext:value-type="float">
            <text:p>7.86346405250173</text:p>
          </table:table-cell>
          <table:table-cell table:style-name="ce22" office:value-type="float" office:value="0.21252605547302" calcext:value-type="float">
            <text:p>0.21252605547302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table:formula="of:=[.A39]" office:value-type="float" office:value="38" calcext:value-type="float">
            <text:p>38</text:p>
          </table:table-cell>
          <table:table-cell table:style-name="ce6" office:value-type="float" office:value="6.98529411764706" calcext:value-type="float">
            <text:p>6.98529411764706</text:p>
          </table:table-cell>
          <table:table-cell table:style-name="ce23" office:value-type="float" office:value="11.5094996532763" calcext:value-type="float">
            <text:p>11.5094996532763</text:p>
          </table:table-cell>
          <table:table-cell table:style-name="ce22" office:value-type="float" office:value="0.302881569823061" calcext:value-type="float">
            <text:p>0.302881569823061</text:p>
          </table:table-cell>
          <table:table-cell table:style-name="ce23" office:value-type="float" office:value="9.34322937044153" calcext:value-type="float">
            <text:p>9.34322937044153</text:p>
          </table:table-cell>
          <table:table-cell table:style-name="ce22" office:value-type="float" office:value="0.245874457116882" calcext:value-type="float">
            <text:p>0.245874457116882</text:p>
          </table:table-cell>
          <table:table-cell table:style-name="ce23" office:value-type="float" office:value="7.7932603884161" calcext:value-type="float">
            <text:p>7.7932603884161</text:p>
          </table:table-cell>
          <table:table-cell table:style-name="ce22" office:value-type="float" office:value="0.20508579969516" calcext:value-type="float">
            <text:p>0.20508579969516</text:p>
          </table:table-cell>
          <table:table-cell table:style-name="ce23" office:value-type="float" office:value="6.58539195429738" calcext:value-type="float">
            <text:p>6.58539195429738</text:p>
          </table:table-cell>
          <table:table-cell table:style-name="ce22" office:value-type="float" office:value="0.173299788270984" calcext:value-type="float">
            <text:p>0.173299788270984</text:p>
          </table:table-cell>
          <table:table-cell table:style-name="ce23" office:value-type="float" office:value="10.9756532571623" calcext:value-type="float">
            <text:p>10.9756532571623</text:p>
          </table:table-cell>
          <table:table-cell table:style-name="ce22" office:value-type="float" office:value="0.288832980451639" calcext:value-type="float">
            <text:p>0.288832980451639</text:p>
          </table:table-cell>
          <table:table-cell table:style-name="ce23" office:value-type="float" office:value="8.38183446924652" calcext:value-type="float">
            <text:p>8.38183446924652</text:p>
          </table:table-cell>
          <table:table-cell table:style-name="ce22" office:value-type="float" office:value="0.220574591295961" calcext:value-type="float">
            <text:p>0.220574591295961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table:formula="of:=[.A40]" office:value-type="float" office:value="39" calcext:value-type="float">
            <text:p>39</text:p>
          </table:table-cell>
          <table:table-cell table:style-name="ce6" office:value-type="float" office:value="7.01438848920863" calcext:value-type="float">
            <text:p>7.01438848920863</text:p>
          </table:table-cell>
          <table:table-cell table:style-name="ce23" office:value-type="float" office:value="11.6206271943012" calcext:value-type="float">
            <text:p>11.6206271943012</text:p>
          </table:table-cell>
          <table:table-cell table:style-name="ce22" office:value-type="float" office:value="0.297964799853878" calcext:value-type="float">
            <text:p>0.297964799853878</text:p>
          </table:table-cell>
          <table:table-cell table:style-name="ce23" office:value-type="float" office:value="9.98720389500952" calcext:value-type="float">
            <text:p>9.98720389500952</text:p>
          </table:table-cell>
          <table:table-cell table:style-name="ce22" office:value-type="float" office:value="0.25608215115409" calcext:value-type="float">
            <text:p>0.25608215115409</text:p>
          </table:table-cell>
          <table:table-cell table:style-name="ce23" office:value-type="float" office:value="7.15131740675353" calcext:value-type="float">
            <text:p>7.15131740675353</text:p>
          </table:table-cell>
          <table:table-cell table:style-name="ce22" office:value-type="float" office:value="0.18336711299368" calcext:value-type="float">
            <text:p>0.18336711299368</text:p>
          </table:table-cell>
          <table:table-cell table:style-name="ce23" office:value-type="float" office:value="6.1115666491808" calcext:value-type="float">
            <text:p>6.1115666491808</text:p>
          </table:table-cell>
          <table:table-cell table:style-name="ce22" office:value-type="float" office:value="0.156706837158482" calcext:value-type="float">
            <text:p>0.156706837158482</text:p>
          </table:table-cell>
          <table:table-cell table:style-name="ce23" office:value-type="float" office:value="10.1859444153013" calcext:value-type="float">
            <text:p>10.1859444153013</text:p>
          </table:table-cell>
          <table:table-cell table:style-name="ce22" office:value-type="float" office:value="0.261178061930803" calcext:value-type="float">
            <text:p>0.261178061930803</text:p>
          </table:table-cell>
          <table:table-cell table:style-name="ce23" office:value-type="float" office:value="8.09195154269685" calcext:value-type="float">
            <text:p>8.09195154269685</text:p>
          </table:table-cell>
          <table:table-cell table:style-name="ce22" office:value-type="float" office:value="0.207485936992227" calcext:value-type="float">
            <text:p>0.207485936992227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table:formula="of:=[.A41]" office:value-type="float" office:value="40" calcext:value-type="float">
            <text:p>40</text:p>
          </table:table-cell>
          <table:table-cell table:style-name="ce6" office:value-type="float" office:value="7.04225352112676" calcext:value-type="float">
            <text:p>7.04225352112676</text:p>
          </table:table-cell>
          <table:table-cell table:style-name="ce23" office:value-type="float" office:value="13.6094463166884" calcext:value-type="float">
            <text:p>13.6094463166884</text:p>
          </table:table-cell>
          <table:table-cell table:style-name="ce22" office:value-type="float" office:value="0.34023615791721" calcext:value-type="float">
            <text:p>0.34023615791721</text:p>
          </table:table-cell>
          <table:table-cell table:style-name="ce23" office:value-type="float" office:value="10.9392484280528" calcext:value-type="float">
            <text:p>10.9392484280528</text:p>
          </table:table-cell>
          <table:table-cell table:style-name="ce22" office:value-type="float" office:value="0.27348121070132" calcext:value-type="float">
            <text:p>0.27348121070132</text:p>
          </table:table-cell>
          <table:table-cell table:style-name="ce23" office:value-type="float" office:value="7.68945372198396" calcext:value-type="float">
            <text:p>7.68945372198396</text:p>
          </table:table-cell>
          <table:table-cell table:style-name="ce22" office:value-type="float" office:value="0.192236343049599" calcext:value-type="float">
            <text:p>0.192236343049599</text:p>
          </table:table-cell>
          <table:table-cell table:style-name="ce23" office:value-type="float" office:value="6.59924438651774" calcext:value-type="float">
            <text:p>6.59924438651774</text:p>
          </table:table-cell>
          <table:table-cell table:style-name="ce22" office:value-type="float" office:value="0.164981109662944" calcext:value-type="float">
            <text:p>0.164981109662944</text:p>
          </table:table-cell>
          <table:table-cell table:style-name="ce23" office:value-type="float" office:value="10.9987406441962" calcext:value-type="float">
            <text:p>10.9987406441962</text:p>
          </table:table-cell>
          <table:table-cell table:style-name="ce22" office:value-type="float" office:value="0.274968516104906" calcext:value-type="float">
            <text:p>0.274968516104906</text:p>
          </table:table-cell>
          <table:table-cell table:style-name="ce23" office:value-type="float" office:value="9.20384797544106" calcext:value-type="float">
            <text:p>9.20384797544106</text:p>
          </table:table-cell>
          <table:table-cell table:style-name="ce22" office:value-type="float" office:value="0.230096199386027" calcext:value-type="float">
            <text:p>0.23009619938602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9"/>
        </table:table-row>
        <table:table-row table:style-name="ro2" table:number-rows-repeated="1048533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peedups.D2:Speedups.O41">
            <calcext:condition calcext:apply-style-name="Good" calcext:value="=MAX([.D$1:.D$1048576])" calcext:base-cell-address="Speedups.D2"/>
          </calcext:conditional-format>
        </calcext:conditional-formats>
      </table:table>
      <table:table table:name="data" table:style-name="ta1">
        <table:table-column table:style-name="co18" table:number-columns-repeated="4" table:default-cell-style-name="Default"/>
        <table:table-row table:style-name="ro2">
          <table:table-cell office:value-type="string" calcext:value-type="string">
            <table:cell-range-source table:name="CSV_all" xlink:type="simple" xlink:href="../../../../epl325_data_2/hw3/ProjectCode%202/times.csv" table:filter-name="Text - txt - csv (StarCalc)" table:filter-options="9/59/44,34,76,1,,0,false,false,true,false,false,0,false" table:last-column-spanned="4" table:last-row-spanned="81"/>
            <text:p>O flag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dynamic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121422" calcext:value-type="float">
            <text:p>9.121422</text:p>
          </table:table-cell>
          <table:table-cell office:value-type="float" office:value="9.055672" calcext:value-type="float">
            <text:p>9.0556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367776" calcext:value-type="float">
            <text:p>5.367776</text:p>
          </table:table-cell>
          <table:table-cell office:value-type="float" office:value="5.84501" calcext:value-type="float">
            <text:p>5.845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157417" calcext:value-type="float">
            <text:p>4.157417</text:p>
          </table:table-cell>
          <table:table-cell office:value-type="float" office:value="4.620304" calcext:value-type="float">
            <text:p>4.6203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7902" calcext:value-type="float">
            <text:p>3.47902</text:p>
          </table:table-cell>
          <table:table-cell office:value-type="float" office:value="3.86476" calcext:value-type="float">
            <text:p>3.864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5895" calcext:value-type="float">
            <text:p>3.15895</text:p>
          </table:table-cell>
          <table:table-cell office:value-type="float" office:value="3.452111" calcext:value-type="float">
            <text:p>3.4521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83439" calcext:value-type="float">
            <text:p>2.883439</text:p>
          </table:table-cell>
          <table:table-cell office:value-type="float" office:value="3.013201" calcext:value-type="float">
            <text:p>3.0132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00744" calcext:value-type="float">
            <text:p>2.700744</text:p>
          </table:table-cell>
          <table:table-cell office:value-type="float" office:value="2.853791" calcext:value-type="float">
            <text:p>2.8537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67181" calcext:value-type="float">
            <text:p>2.567181</text:p>
          </table:table-cell>
          <table:table-cell office:value-type="float" office:value="2.52451" calcext:value-type="float">
            <text:p>2.524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482561" calcext:value-type="float">
            <text:p>2.482561</text:p>
          </table:table-cell>
          <table:table-cell office:value-type="float" office:value="2.572263" calcext:value-type="float">
            <text:p>2.5722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85016" calcext:value-type="float">
            <text:p>2.385016</text:p>
          </table:table-cell>
          <table:table-cell office:value-type="float" office:value="2.411664" calcext:value-type="float">
            <text:p>2.4116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42128" calcext:value-type="float">
            <text:p>2.342128</text:p>
          </table:table-cell>
          <table:table-cell office:value-type="float" office:value="2.310614" calcext:value-type="float">
            <text:p>2.3106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252576" calcext:value-type="float">
            <text:p>2.252576</text:p>
          </table:table-cell>
          <table:table-cell office:value-type="float" office:value="2.340607" calcext:value-type="float">
            <text:p>2.3406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51589" calcext:value-type="float">
            <text:p>2.251589</text:p>
          </table:table-cell>
          <table:table-cell office:value-type="float" office:value="2.297836" calcext:value-type="float">
            <text:p>2.2978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223779" calcext:value-type="float">
            <text:p>2.223779</text:p>
          </table:table-cell>
          <table:table-cell office:value-type="float" office:value="2.188923" calcext:value-type="float">
            <text:p>2.1889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97503" calcext:value-type="float">
            <text:p>2.197503</text:p>
          </table:table-cell>
          <table:table-cell office:value-type="float" office:value="2.180122" calcext:value-type="float">
            <text:p>2.1801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80395" calcext:value-type="float">
            <text:p>2.180395</text:p>
          </table:table-cell>
          <table:table-cell office:value-type="float" office:value="2.139289" calcext:value-type="float">
            <text:p>2.1392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32378" calcext:value-type="float">
            <text:p>2.132378</text:p>
          </table:table-cell>
          <table:table-cell office:value-type="float" office:value="2.140858" calcext:value-type="float">
            <text:p>2.1408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162914" calcext:value-type="float">
            <text:p>2.162914</text:p>
          </table:table-cell>
          <table:table-cell office:value-type="float" office:value="2.09285" calcext:value-type="float">
            <text:p>2.092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.125766" calcext:value-type="float">
            <text:p>2.125766</text:p>
          </table:table-cell>
          <table:table-cell office:value-type="float" office:value="2.165533" calcext:value-type="float">
            <text:p>2.1655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148425" calcext:value-type="float">
            <text:p>2.148425</text:p>
          </table:table-cell>
          <table:table-cell office:value-type="float" office:value="2.118341" calcext:value-type="float">
            <text:p>2.1183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.77255" calcext:value-type="float">
            <text:p>2.77255</text:p>
          </table:table-cell>
          <table:table-cell office:value-type="float" office:value="2.493626" calcext:value-type="float">
            <text:p>2.4936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.885181" calcext:value-type="float">
            <text:p>2.885181</text:p>
          </table:table-cell>
          <table:table-cell office:value-type="float" office:value="2.447658" calcext:value-type="float">
            <text:p>2.4476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.686101" calcext:value-type="float">
            <text:p>2.686101</text:p>
          </table:table-cell>
          <table:table-cell office:value-type="float" office:value="2.314568" calcext:value-type="float">
            <text:p>2.3145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490835" calcext:value-type="float">
            <text:p>2.490835</text:p>
          </table:table-cell>
          <table:table-cell office:value-type="float" office:value="2.27489" calcext:value-type="float">
            <text:p>2.274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.580332" calcext:value-type="float">
            <text:p>2.580332</text:p>
          </table:table-cell>
          <table:table-cell office:value-type="float" office:value="2.364544" calcext:value-type="float">
            <text:p>2.3645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.82931" calcext:value-type="float">
            <text:p>2.82931</text:p>
          </table:table-cell>
          <table:table-cell office:value-type="float" office:value="2.348532" calcext:value-type="float">
            <text:p>2.3485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.604204" calcext:value-type="float">
            <text:p>2.604204</text:p>
          </table:table-cell>
          <table:table-cell office:value-type="float" office:value="2.474397" calcext:value-type="float">
            <text:p>2.4743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671621" calcext:value-type="float">
            <text:p>2.671621</text:p>
          </table:table-cell>
          <table:table-cell office:value-type="float" office:value="2.406647" calcext:value-type="float">
            <text:p>2.4066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.744973" calcext:value-type="float">
            <text:p>2.744973</text:p>
          </table:table-cell>
          <table:table-cell office:value-type="float" office:value="2.470121" calcext:value-type="float">
            <text:p>2.4701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.860289" calcext:value-type="float">
            <text:p>2.860289</text:p>
          </table:table-cell>
          <table:table-cell office:value-type="float" office:value="2.585203" calcext:value-type="float">
            <text:p>2.5852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.816303" calcext:value-type="float">
            <text:p>2.816303</text:p>
          </table:table-cell>
          <table:table-cell office:value-type="float" office:value="2.461141" calcext:value-type="float">
            <text:p>2.4611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.728356" calcext:value-type="float">
            <text:p>2.728356</text:p>
          </table:table-cell>
          <table:table-cell office:value-type="float" office:value="2.521989" calcext:value-type="float">
            <text:p>2.5219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.828605" calcext:value-type="float">
            <text:p>2.828605</text:p>
          </table:table-cell>
          <table:table-cell office:value-type="float" office:value="2.666759" calcext:value-type="float">
            <text:p>2.6667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957104" calcext:value-type="float">
            <text:p>2.957104</text:p>
          </table:table-cell>
          <table:table-cell office:value-type="float" office:value="2.628668" calcext:value-type="float">
            <text:p>2.6286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946482" calcext:value-type="float">
            <text:p>2.946482</text:p>
          </table:table-cell>
          <table:table-cell office:value-type="float" office:value="2.675021" calcext:value-type="float">
            <text:p>2.6750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.023237" calcext:value-type="float">
            <text:p>3.023237</text:p>
          </table:table-cell>
          <table:table-cell office:value-type="float" office:value="2.704665" calcext:value-type="float">
            <text:p>2.7046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.982695" calcext:value-type="float">
            <text:p>2.982695</text:p>
          </table:table-cell>
          <table:table-cell office:value-type="float" office:value="2.788538" calcext:value-type="float">
            <text:p>2.7885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.149386" calcext:value-type="float">
            <text:p>3.149386</text:p>
          </table:table-cell>
          <table:table-cell office:value-type="float" office:value="2.765578" calcext:value-type="float">
            <text:p>2.7655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.204653" calcext:value-type="float">
            <text:p>3.204653</text:p>
          </table:table-cell>
          <table:table-cell office:value-type="float" office:value="2.884458" calcext:value-type="float">
            <text:p>2.8844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327721" calcext:value-type="float">
            <text:p>3.327721</text:p>
          </table:table-cell>
          <table:table-cell office:value-type="float" office:value="2.889667" calcext:value-type="float">
            <text:p>2.8896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162435" calcext:value-type="float">
            <text:p>5.162435</text:p>
          </table:table-cell>
          <table:table-cell office:value-type="float" office:value="5.152234" calcext:value-type="float">
            <text:p>5.1522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28456" calcext:value-type="float">
            <text:p>2.928456</text:p>
          </table:table-cell>
          <table:table-cell office:value-type="float" office:value="3.276396" calcext:value-type="float">
            <text:p>3.276396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.199484" calcext:value-type="float">
            <text:p>2.199484</text:p>
          </table:table-cell>
          <table:table-cell office:value-type="float" office:value="2.491323" calcext:value-type="float">
            <text:p>2.4913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06004" calcext:value-type="float">
            <text:p>1.806004</text:p>
          </table:table-cell>
          <table:table-cell office:value-type="float" office:value="2.035016" calcext:value-type="float">
            <text:p>2.0350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91305" calcext:value-type="float">
            <text:p>1.591305</text:p>
          </table:table-cell>
          <table:table-cell office:value-type="float" office:value="1.763783" calcext:value-type="float">
            <text:p>1.7637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441712" calcext:value-type="float">
            <text:p>1.441712</text:p>
          </table:table-cell>
          <table:table-cell office:value-type="float" office:value="1.52378" calcext:value-type="float">
            <text:p>1.5237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328352" calcext:value-type="float">
            <text:p>1.328352</text:p>
          </table:table-cell>
          <table:table-cell office:value-type="float" office:value="1.423433" calcext:value-type="float">
            <text:p>1.4234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261365" calcext:value-type="float">
            <text:p>1.261365</text:p>
          </table:table-cell>
          <table:table-cell office:value-type="float" office:value="1.292729" calcext:value-type="float">
            <text:p>1.2927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204649" calcext:value-type="float">
            <text:p>1.204649</text:p>
          </table:table-cell>
          <table:table-cell office:value-type="float" office:value="1.246914" calcext:value-type="float">
            <text:p>1.2469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166596" calcext:value-type="float">
            <text:p>1.166596</text:p>
          </table:table-cell>
          <table:table-cell office:value-type="float" office:value="1.186968" calcext:value-type="float">
            <text:p>1.1869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150073" calcext:value-type="float">
            <text:p>1.150073</text:p>
          </table:table-cell>
          <table:table-cell office:value-type="float" office:value="1.132511" calcext:value-type="float">
            <text:p>1.1325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.113024" calcext:value-type="float">
            <text:p>1.113024</text:p>
          </table:table-cell>
          <table:table-cell office:value-type="float" office:value="1.130928" calcext:value-type="float">
            <text:p>1.1309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132828" calcext:value-type="float">
            <text:p>1.132828</text:p>
          </table:table-cell>
          <table:table-cell office:value-type="float" office:value="1.140337" calcext:value-type="float">
            <text:p>1.1403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.165038" calcext:value-type="float">
            <text:p>1.165038</text:p>
          </table:table-cell>
          <table:table-cell office:value-type="float" office:value="1.168224" calcext:value-type="float">
            <text:p>1.1682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.179546" calcext:value-type="float">
            <text:p>1.179546</text:p>
          </table:table-cell>
          <table:table-cell office:value-type="float" office:value="1.21265" calcext:value-type="float">
            <text:p>1.212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204661" calcext:value-type="float">
            <text:p>1.204661</text:p>
          </table:table-cell>
          <table:table-cell office:value-type="float" office:value="1.230636" calcext:value-type="float">
            <text:p>1.23063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2305" calcext:value-type="float">
            <text:p>1.2305</text:p>
          </table:table-cell>
          <table:table-cell office:value-type="float" office:value="1.260146" calcext:value-type="float">
            <text:p>1.2601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281138" calcext:value-type="float">
            <text:p>1.281138</text:p>
          </table:table-cell>
          <table:table-cell office:value-type="float" office:value="1.245626" calcext:value-type="float">
            <text:p>1.2456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303745" calcext:value-type="float">
            <text:p>1.303745</text:p>
          </table:table-cell>
          <table:table-cell office:value-type="float" office:value="1.265052" calcext:value-type="float">
            <text:p>1.2650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333431" calcext:value-type="float">
            <text:p>1.333431</text:p>
          </table:table-cell>
          <table:table-cell office:value-type="float" office:value="1.296133" calcext:value-type="float">
            <text:p>1.2961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.081653" calcext:value-type="float">
            <text:p>2.081653</text:p>
          </table:table-cell>
          <table:table-cell office:value-type="float" office:value="1.900594" calcext:value-type="float">
            <text:p>1.9005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.183827" calcext:value-type="float">
            <text:p>2.183827</text:p>
          </table:table-cell>
          <table:table-cell office:value-type="float" office:value="1.913758" calcext:value-type="float">
            <text:p>1.9137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.052755" calcext:value-type="float">
            <text:p>2.052755</text:p>
          </table:table-cell>
          <table:table-cell office:value-type="float" office:value="2.024967" calcext:value-type="float">
            <text:p>2.0249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.965881" calcext:value-type="float">
            <text:p>1.965881</text:p>
          </table:table-cell>
          <table:table-cell office:value-type="float" office:value="1.947217" calcext:value-type="float">
            <text:p>1.9472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.095764" calcext:value-type="float">
            <text:p>2.095764</text:p>
          </table:table-cell>
          <table:table-cell office:value-type="float" office:value="1.926118" calcext:value-type="float">
            <text:p>1.9261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.205884" calcext:value-type="float">
            <text:p>2.205884</text:p>
          </table:table-cell>
          <table:table-cell office:value-type="float" office:value="2.002418" calcext:value-type="float">
            <text:p>2.0024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.323378" calcext:value-type="float">
            <text:p>2.323378</text:p>
          </table:table-cell>
          <table:table-cell office:value-type="float" office:value="2.040627" calcext:value-type="float">
            <text:p>2.0406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.239479" calcext:value-type="float">
            <text:p>2.239479</text:p>
          </table:table-cell>
          <table:table-cell office:value-type="float" office:value="1.984857" calcext:value-type="float">
            <text:p>1.98485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.286424" calcext:value-type="float">
            <text:p>2.286424</text:p>
          </table:table-cell>
          <table:table-cell office:value-type="float" office:value="2.194803" calcext:value-type="float">
            <text:p>2.1948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.256127" calcext:value-type="float">
            <text:p>2.256127</text:p>
          </table:table-cell>
          <table:table-cell office:value-type="float" office:value="2.118097" calcext:value-type="float">
            <text:p>2.1180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.338396" calcext:value-type="float">
            <text:p>2.338396</text:p>
          </table:table-cell>
          <table:table-cell office:value-type="float" office:value="2.32415" calcext:value-type="float">
            <text:p>2.324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.547418" calcext:value-type="float">
            <text:p>2.547418</text:p>
          </table:table-cell>
          <table:table-cell office:value-type="float" office:value="2.255517" calcext:value-type="float">
            <text:p>2.2555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.519537" calcext:value-type="float">
            <text:p>2.519537</text:p>
          </table:table-cell>
          <table:table-cell office:value-type="float" office:value="2.200154" calcext:value-type="float">
            <text:p>2.2001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.647825" calcext:value-type="float">
            <text:p>2.647825</text:p>
          </table:table-cell>
          <table:table-cell office:value-type="float" office:value="2.312117" calcext:value-type="float">
            <text:p>2.3121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.716355" calcext:value-type="float">
            <text:p>2.716355</text:p>
          </table:table-cell>
          <table:table-cell office:value-type="float" office:value="2.343382" calcext:value-type="float">
            <text:p>2.3433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.672254" calcext:value-type="float">
            <text:p>2.672254</text:p>
          </table:table-cell>
          <table:table-cell office:value-type="float" office:value="2.342735" calcext:value-type="float">
            <text:p>2.3427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.794963" calcext:value-type="float">
            <text:p>2.794963</text:p>
          </table:table-cell>
          <table:table-cell office:value-type="float" office:value="2.455119" calcext:value-type="float">
            <text:p>2.4551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.835517" calcext:value-type="float">
            <text:p>2.835517</text:p>
          </table:table-cell>
          <table:table-cell office:value-type="float" office:value="2.4056" calcext:value-type="float">
            <text:p>2.40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.92257" calcext:value-type="float">
            <text:p>2.92257</text:p>
          </table:table-cell>
          <table:table-cell office:value-type="float" office:value="2.527266" calcext:value-type="float">
            <text:p>2.5272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.114031" calcext:value-type="float">
            <text:p>3.114031</text:p>
          </table:table-cell>
          <table:table-cell office:value-type="float" office:value="2.704949" calcext:value-type="float">
            <text:p>2.704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6:11:22.348964695</meta:creation-date>
    <dc:date>2023-04-09T20:23:07.776122123</dc:date>
    <meta:editing-duration>PT3H22M43S</meta:editing-duration>
    <meta:editing-cycles>18</meta:editing-cycles>
    <meta:generator>LibreOffice/7.3.7.2$Linux_X86_64 LibreOffice_project/30$Build-2</meta:generator>
    <meta:document-statistic meta:table-count="4" meta:cell-count="19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0" chart:maximum="40" chart:origin="0" chart:interval-maj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38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Sheet1.A2:Sheet1.B42 Sheet1.A1:Sheet1.C1 Sheet1.G1:Sheet1.G42 Sheet1.J1:Sheet1.J42 Sheet1.M1:Sheet1.M42 Sheet1.P1:Sheet1.P42 Sheet1.S1:Sheet1.S42 Sheet1.V1:Sheet1.V42 Sheet1.C2:Sheet1.C41" chart:data-source-has-labels="both" svg:x="0.643cm" svg:y="0.919cm" svg:width="42.758cm" svg:height="11.819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Sheet1.A2:Sheet1.A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10" chart:values-cell-range-address="Sheet1.G2:Sheet1.G42" chart:label-cell-address="Sheet1.G1:Sheet1.G1" chart:class="chart:scatter">
            <chart:data-point chart:repeated="41"/>
          </chart:series>
          <chart:series chart:style-name="ch11" chart:values-cell-range-address="Sheet1.J2:Sheet1.J42" chart:label-cell-address="Sheet1.J1:Sheet1.J1" chart:class="chart:scatter">
            <chart:data-point chart:repeated="41"/>
          </chart:series>
          <chart:series chart:style-name="ch12" chart:values-cell-range-address="Sheet1.M2:Sheet1.M42" chart:label-cell-address="Sheet1.M1:Sheet1.M1" chart:class="chart:scatter">
            <chart:data-point chart:repeated="41"/>
          </chart:series>
          <chart:series chart:style-name="ch13" chart:values-cell-range-address="Sheet1.P2:Sheet1.P42" chart:label-cell-address="Sheet1.P1:Sheet1.P1" chart:class="chart:scatter">
            <chart:data-point chart:repeated="41"/>
          </chart:series>
          <chart:series chart:style-name="ch14" chart:values-cell-range-address="Sheet1.S2:Sheet1.S42" chart:label-cell-address="Sheet1.S1:Sheet1.S1" chart:class="chart:scatter">
            <chart:data-point chart:repeated="41"/>
          </chart:series>
          <chart:series chart:style-name="ch15" chart:values-cell-range-address="Sheet1.V2:Sheet1.V42" chart:label-cell-address="Sheet1.V1:Sheet1.V1" chart:class="chart:scatter">
            <chart:data-point chart:repeated="41"/>
          </chart:series>
          <chart:series chart:style-name="ch16" chart:values-cell-range-address="Sheet1.C2:Sheet1.C41" chart:label-cell-address="Sheet1.C1:Sheet1.C1" chart:class="chart:scatter">
            <chart:domain table:cell-range-address="Sheet1.A2:Sheet1.A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 Speed up</text:p>
                <draw:g>
                  <svg:desc>Sheet1.B1:Sheet1.B1</svg:desc>
                </draw:g>
              </table:table-cell>
              <table:table-cell office:value-type="string">
                <text:p>OMP - Static -O0 Speedup</text:p>
                <draw:g>
                  <svg:desc>Sheet1.G1:Sheet1.G1</svg:desc>
                </draw:g>
              </table:table-cell>
              <table:table-cell office:value-type="string">
                <text:p>OMP-Static -O3 Speedup</text:p>
                <draw:g>
                  <svg:desc>Sheet1.J1:Sheet1.J1</svg:desc>
                </draw:g>
              </table:table-cell>
              <table:table-cell office:value-type="string">
                <text:p>OMP - Dynamic -O0 Speedup</text:p>
                <draw:g>
                  <svg:desc>Sheet1.M1:Sheet1.M1</svg:desc>
                </draw:g>
              </table:table-cell>
              <table:table-cell office:value-type="string">
                <text:p>OMP-Dynamic -O3 Speedup</text:p>
                <draw:g>
                  <svg:desc>Sheet1.P1:Sheet1.P1</svg:desc>
                </draw:g>
              </table:table-cell>
              <table:table-cell office:value-type="string">
                <text:p>OMP -  Guided -O0 Speedup</text:p>
                <draw:g>
                  <svg:desc>Sheet1.S1:Sheet1.S1</svg:desc>
                </draw:g>
              </table:table-cell>
              <table:table-cell office:value-type="string">
                <text:p>OMP- Guided -O3 Speedup</text:p>
                <draw:g>
                  <svg:desc>Sheet1.V1:Sheet1.V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heoritiacal speedu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A2:Sheet1.A42</svg:desc>
                </draw:g>
              </table:table-cell>
              <table:table-cell office:value-type="float" office:value="1">
                <text:p>1</text:p>
                <draw:g>
                  <svg:desc>Sheet1.B2:Sheet1.B42</svg:desc>
                </draw:g>
              </table:table-cell>
              <table:table-cell office:value-type="float" office:value="0.994905709676813">
                <text:p>0.994905709676813</text:p>
                <draw:g>
                  <svg:desc>Sheet1.G2:Sheet1.G42</svg:desc>
                </draw:g>
              </table:table-cell>
              <table:table-cell office:value-type="float" office:value="0.991492785340779">
                <text:p>0.991492785340779</text:p>
                <draw:g>
                  <svg:desc>Sheet1.J2:Sheet1.J42</svg:desc>
                </draw:g>
              </table:table-cell>
              <table:table-cell office:value-type="float" office:value="1.00052114645216">
                <text:p>1.00052114645216</text:p>
                <draw:g>
                  <svg:desc>Sheet1.M2:Sheet1.M42</svg:desc>
                </draw:g>
              </table:table-cell>
              <table:table-cell office:value-type="float" office:value="0.991528832109174">
                <text:p>0.991528832109174</text:p>
                <draw:g>
                  <svg:desc>Sheet1.P2:Sheet1.P42</svg:desc>
                </draw:g>
              </table:table-cell>
              <table:table-cell office:value-type="float" office:value="1.65254805351529">
                <text:p>1.65254805351529</text:p>
                <draw:g>
                  <svg:desc>Sheet1.S2:Sheet1.S42</svg:desc>
                </draw:g>
              </table:table-cell>
              <table:table-cell office:value-type="float" office:value="0.99162387706343">
                <text:p>0.99162387706343</text:p>
                <draw:g>
                  <svg:desc>Sheet1.V2:Sheet1.V42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4340458846467">
                <text:p>1.54340458846467</text:p>
              </table:table-cell>
              <table:table-cell office:value-type="float" office:value="1.44600830912525">
                <text:p>1.44600830912525</text:p>
              </table:table-cell>
              <table:table-cell office:value-type="float" office:value="1.38674953881911">
                <text:p>1.38674953881911</text:p>
              </table:table-cell>
              <table:table-cell office:value-type="float" office:value="1.31317715826821">
                <text:p>1.31317715826821</text:p>
              </table:table-cell>
              <table:table-cell office:value-type="float" office:value="2.18862859711369">
                <text:p>2.18862859711369</text:p>
              </table:table-cell>
              <table:table-cell office:value-type="float" office:value="1.52727668430777">
                <text:p>1.52727668430777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5609886252309">
                <text:p>2.15609886252309</text:p>
              </table:table-cell>
              <table:table-cell office:value-type="float" office:value="2.03682753926622">
                <text:p>2.03682753926622</text:p>
              </table:table-cell>
              <table:table-cell office:value-type="float" office:value="2.52797280912446">
                <text:p>2.52797280912446</text:p>
              </table:table-cell>
              <table:table-cell office:value-type="float" office:value="2.10133881549282">
                <text:p>2.10133881549282</text:p>
              </table:table-cell>
              <table:table-cell office:value-type="float" office:value="3.5022313591547">
                <text:p>3.5022313591547</text:p>
              </table:table-cell>
              <table:table-cell office:value-type="float" office:value="2.43323556457655">
                <text:p>2.43323556457655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8293057988619">
                <text:p>3.18293057988619</text:p>
              </table:table-cell>
              <table:table-cell office:value-type="float" office:value="3.05909209970346">
                <text:p>3.05909209970346</text:p>
              </table:table-cell>
              <table:table-cell office:value-type="float" office:value="2.38575299881696">
                <text:p>2.38575299881696</text:p>
              </table:table-cell>
              <table:table-cell office:value-type="float" office:value="2.19355970869527">
                <text:p>2.19355970869527</text:p>
              </table:table-cell>
              <table:table-cell office:value-type="float" office:value="3.65593284782545">
                <text:p>3.65593284782545</text:p>
              </table:table-cell>
              <table:table-cell office:value-type="float" office:value="2.86776039861869">
                <text:p>2.86776039861869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6350772100764">
                <text:p>3.56350772100764</text:p>
              </table:table-cell>
              <table:table-cell office:value-type="float" office:value="2.85318067231636">
                <text:p>2.85318067231636</text:p>
              </table:table-cell>
              <table:table-cell office:value-type="float" office:value="2.51023233455372">
                <text:p>2.51023233455372</text:p>
              </table:table-cell>
              <table:table-cell office:value-type="float" office:value="2.37861152516571">
                <text:p>2.37861152516571</text:p>
              </table:table-cell>
              <table:table-cell office:value-type="float" office:value="3.96435254194285">
                <text:p>3.96435254194285</text:p>
              </table:table-cell>
              <table:table-cell office:value-type="float" office:value="3.33468110027803">
                <text:p>3.33468110027803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0017302511949">
                <text:p>4.70017302511949</text:p>
              </table:table-cell>
              <table:table-cell office:value-type="float" office:value="4.14697931434881">
                <text:p>4.14697931434881</text:p>
              </table:table-cell>
              <table:table-cell office:value-type="float" office:value="2.82798831758026">
                <text:p>2.82798831758026</text:p>
              </table:table-cell>
              <table:table-cell office:value-type="float" office:value="2.64527375001171">
                <text:p>2.64527375001171</text:p>
              </table:table-cell>
              <table:table-cell office:value-type="float" office:value="4.40878958335285">
                <text:p>4.40878958335285</text:p>
              </table:table-cell>
              <table:table-cell office:value-type="float" office:value="4.17019612953672">
                <text:p>4.17019612953672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02542235534008">
                <text:p>5.02542235534008</text:p>
              </table:table-cell>
              <table:table-cell office:value-type="float" office:value="3.76967298086891">
                <text:p>3.76967298086891</text:p>
              </table:table-cell>
              <table:table-cell office:value-type="float" office:value="3.07706272823151">
                <text:p>3.07706272823151</text:p>
              </table:table-cell>
              <table:table-cell office:value-type="float" office:value="3.04810287347198">
                <text:p>3.04810287347198</text:p>
              </table:table-cell>
              <table:table-cell office:value-type="float" office:value="5.08017145578663">
                <text:p>5.08017145578663</text:p>
              </table:table-cell>
              <table:table-cell office:value-type="float" office:value="5.13893870209679">
                <text:p>5.138938702096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5005516459174">
                <text:p>5.75005516459174</text:p>
              </table:table-cell>
              <table:table-cell office:value-type="float" office:value="4.95303899899082">
                <text:p>4.95303899899082</text:p>
              </table:table-cell>
              <table:table-cell office:value-type="float" office:value="3.46147722001842">
                <text:p>3.46147722001842</text:p>
              </table:table-cell>
              <table:table-cell office:value-type="float" office:value="3.29565303364862">
                <text:p>3.29565303364862</text:p>
              </table:table-cell>
              <table:table-cell office:value-type="float" office:value="5.49275505608103">
                <text:p>5.49275505608103</text:p>
              </table:table-cell>
              <table:table-cell office:value-type="float" office:value="6.06338511211578">
                <text:p>6.0633851121157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65574871508459">
                <text:p>5.65574871508459</text:p>
              </table:table-cell>
              <table:table-cell office:value-type="float" office:value="4.77287100122901">
                <text:p>4.77287100122901</text:p>
              </table:table-cell>
              <table:table-cell office:value-type="float" office:value="3.21655884493372">
                <text:p>3.21655884493372</text:p>
              </table:table-cell>
              <table:table-cell office:value-type="float" office:value="3.0628320859737">
                <text:p>3.0628320859737</text:p>
              </table:table-cell>
              <table:table-cell office:value-type="float" office:value="5.10472014328949">
                <text:p>5.10472014328949</text:p>
              </table:table-cell>
              <table:table-cell office:value-type="float" office:value="5.71045834755991">
                <text:p>5.71045834755991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34933405846763">
                <text:p>7.34933405846763</text:p>
              </table:table-cell>
              <table:table-cell office:value-type="float" office:value="6.04784602184028">
                <text:p>6.04784602184028</text:p>
              </table:table-cell>
              <table:table-cell office:value-type="float" office:value="3.60686603017504">
                <text:p>3.60686603017504</text:p>
              </table:table-cell>
              <table:table-cell office:value-type="float" office:value="3.4004135753011">
                <text:p>3.4004135753011</text:p>
              </table:table-cell>
              <table:table-cell office:value-type="float" office:value="5.66735595883516">
                <text:p>5.66735595883516</text:p>
              </table:table-cell>
              <table:table-cell office:value-type="float" office:value="6.03401676953827">
                <text:p>6.0340167695382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6001198082492">
                <text:p>5.76001198082492</text:p>
              </table:table-cell>
              <table:table-cell office:value-type="float" office:value="5.02940104024778">
                <text:p>5.02940104024778</text:p>
              </table:table-cell>
              <table:table-cell office:value-type="float" office:value="3.77364364633978">
                <text:p>3.77364364633978</text:p>
              </table:table-cell>
              <table:table-cell office:value-type="float" office:value="3.32088922343773">
                <text:p>3.32088922343773</text:p>
              </table:table-cell>
              <table:table-cell office:value-type="float" office:value="5.53481537239622">
                <text:p>5.53481537239622</text:p>
              </table:table-cell>
              <table:table-cell office:value-type="float" office:value="6.77358583756094">
                <text:p>6.7735858375609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96545257278784">
                <text:p>5.96545257278784</text:p>
              </table:table-cell>
              <table:table-cell office:value-type="float" office:value="6.19609078305679">
                <text:p>6.19609078305679</text:p>
              </table:table-cell>
              <table:table-cell office:value-type="float" office:value="4.37863118515863">
                <text:p>4.37863118515863</text:p>
              </table:table-cell>
              <table:table-cell office:value-type="float" office:value="4.18315599947362">
                <text:p>4.18315599947362</text:p>
              </table:table-cell>
              <table:table-cell office:value-type="float" office:value="6.97192666578937">
                <text:p>6.97192666578937</text:p>
              </table:table-cell>
              <table:table-cell office:value-type="float" office:value="6.46173107083">
                <text:p>6.46173107083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9525979741821">
                <text:p>5.9525979741821</text:p>
              </table:table-cell>
              <table:table-cell office:value-type="float" office:value="5.92855351939934">
                <text:p>5.92855351939934</text:p>
              </table:table-cell>
              <table:table-cell office:value-type="float" office:value="4.09849293291741">
                <text:p>4.09849293291741</text:p>
              </table:table-cell>
              <table:table-cell office:value-type="float" office:value="4.11045829040902">
                <text:p>4.11045829040902</text:p>
              </table:table-cell>
              <table:table-cell office:value-type="float" office:value="6.85076381734836">
                <text:p>6.85076381734836</text:p>
              </table:table-cell>
              <table:table-cell office:value-type="float" office:value="7.29884830256159">
                <text:p>7.29884830256159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35781031565006">
                <text:p>7.35781031565006</text:p>
              </table:table-cell>
              <table:table-cell office:value-type="float" office:value="7.52290961067375">
                <text:p>7.52290961067375</text:p>
              </table:table-cell>
              <table:table-cell office:value-type="float" office:value="4.44750828348418">
                <text:p>4.44750828348418</text:p>
              </table:table-cell>
              <table:table-cell office:value-type="float" office:value="4.07827223996554">
                <text:p>4.07827223996554</text:p>
              </table:table-cell>
              <table:table-cell office:value-type="float" office:value="6.79712039994257">
                <text:p>6.79712039994257</text:p>
              </table:table-cell>
              <table:table-cell office:value-type="float" office:value="7.1811029276459">
                <text:p>7.181102927645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18648939992814">
                <text:p>7.18648939992814</text:p>
              </table:table-cell>
              <table:table-cell office:value-type="float" office:value="6.01501498114669">
                <text:p>6.01501498114669</text:p>
              </table:table-cell>
              <table:table-cell office:value-type="float" office:value="4.51943696854246">
                <text:p>4.51943696854246</text:p>
              </table:table-cell>
              <table:table-cell office:value-type="float" office:value="3.99161428365908">
                <text:p>3.99161428365908</text:p>
              </table:table-cell>
              <table:table-cell office:value-type="float" office:value="6.65269047276513">
                <text:p>6.65269047276513</text:p>
              </table:table-cell>
              <table:table-cell office:value-type="float" office:value="6.35086967221574">
                <text:p>6.35086967221574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25528819818545">
                <text:p>7.25528819818545</text:p>
              </table:table-cell>
              <table:table-cell office:value-type="float" office:value="6.6777312964398">
                <text:p>6.6777312964398</text:p>
              </table:table-cell>
              <table:table-cell office:value-type="float" office:value="4.82844533717034">
                <text:p>4.82844533717034</text:p>
              </table:table-cell>
              <table:table-cell office:value-type="float" office:value="4.52946843856956">
                <text:p>4.52946843856956</text:p>
              </table:table-cell>
              <table:table-cell office:value-type="float" office:value="7.54911406428259">
                <text:p>7.54911406428259</text:p>
              </table:table-cell>
              <table:table-cell office:value-type="float" office:value="6.74935564745303">
                <text:p>6.7493556474530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63148676882184">
                <text:p>5.63148676882184</text:p>
              </table:table-cell>
              <table:table-cell office:value-type="float" office:value="5.45397526622217">
                <text:p>5.45397526622217</text:p>
              </table:table-cell>
              <table:table-cell office:value-type="float" office:value="5.05979731716897">
                <text:p>5.05979731716897</text:p>
              </table:table-cell>
              <table:table-cell office:value-type="float" office:value="4.59014763062317">
                <text:p>4.59014763062317</text:p>
              </table:table-cell>
              <table:table-cell office:value-type="float" office:value="7.65024605103862">
                <text:p>7.65024605103862</text:p>
              </table:table-cell>
              <table:table-cell office:value-type="float" office:value="6.5019681999572">
                <text:p>6.5019681999572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31356683997662">
                <text:p>9.31356683997662</text:p>
              </table:table-cell>
              <table:table-cell office:value-type="float" office:value="6.67425863586496">
                <text:p>6.67425863586496</text:p>
              </table:table-cell>
              <table:table-cell office:value-type="float" office:value="5.30386857544057">
                <text:p>5.30386857544057</text:p>
              </table:table-cell>
              <table:table-cell office:value-type="float" office:value="4.79955364151134">
                <text:p>4.79955364151134</text:p>
              </table:table-cell>
              <table:table-cell office:value-type="float" office:value="7.99925606918557">
                <text:p>7.99925606918557</text:p>
              </table:table-cell>
              <table:table-cell office:value-type="float" office:value="8.33987782078993">
                <text:p>8.33987782078993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1891565951076">
                <text:p>7.1891565951076</text:p>
              </table:table-cell>
              <table:table-cell office:value-type="float" office:value="5.61192815328982">
                <text:p>5.61192815328982</text:p>
              </table:table-cell>
              <table:table-cell office:value-type="float" office:value="4.95940417718215">
                <text:p>4.95940417718215</text:p>
              </table:table-cell>
              <table:table-cell office:value-type="float" office:value="4.54892223712205">
                <text:p>4.54892223712205</text:p>
              </table:table-cell>
              <table:table-cell office:value-type="float" office:value="7.58153706187008">
                <text:p>7.58153706187008</text:p>
              </table:table-cell>
              <table:table-cell office:value-type="float" office:value="6.55855974028103">
                <text:p>6.5585597402810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9856849129068">
                <text:p>9.69856849129068</text:p>
              </table:table-cell>
              <table:table-cell office:value-type="float" office:value="8.44089614180705">
                <text:p>8.44089614180705</text:p>
              </table:table-cell>
              <table:table-cell office:value-type="float" office:value="5.34712892596232">
                <text:p>5.34712892596232</text:p>
              </table:table-cell>
              <table:table-cell office:value-type="float" office:value="4.81470410634076">
                <text:p>4.81470410634076</text:p>
              </table:table-cell>
              <table:table-cell office:value-type="float" office:value="8.02450684390128">
                <text:p>8.02450684390128</text:p>
              </table:table-cell>
              <table:table-cell office:value-type="float" office:value="8.7679720593957">
                <text:p>8.7679720593957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58066778102483">
                <text:p>7.58066778102483</text:p>
              </table:table-cell>
              <table:table-cell office:value-type="float" office:value="7.13972288950535">
                <text:p>7.13972288950535</text:p>
              </table:table-cell>
              <table:table-cell office:value-type="float" office:value="5.57324674365643">
                <text:p>5.57324674365643</text:p>
              </table:table-cell>
              <table:table-cell office:value-type="float" office:value="4.82806068872286">
                <text:p>4.82806068872286</text:p>
              </table:table-cell>
              <table:table-cell office:value-type="float" office:value="8.0467678145381">
                <text:p>8.0467678145381</text:p>
              </table:table-cell>
              <table:table-cell office:value-type="float" office:value="6.5456271119875">
                <text:p>6.5456271119875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54083537169306">
                <text:p>9.54083537169306</text:p>
              </table:table-cell>
              <table:table-cell office:value-type="float" office:value="7.1582922104359">
                <text:p>7.1582922104359</text:p>
              </table:table-cell>
              <table:table-cell office:value-type="float" office:value="5.928947493241">
                <text:p>5.928947493241</text:p>
              </table:table-cell>
              <table:table-cell office:value-type="float" office:value="5.43396431470351">
                <text:p>5.43396431470351</text:p>
              </table:table-cell>
              <table:table-cell office:value-type="float" office:value="9.05660719117252">
                <text:p>9.05660719117252</text:p>
              </table:table-cell>
              <table:table-cell office:value-type="float" office:value="10.5856278049157">
                <text:p>10.5856278049157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81020422707778">
                <text:p>7.81020422707778</text:p>
              </table:table-cell>
              <table:table-cell office:value-type="float" office:value="6.59659615638331">
                <text:p>6.59659615638331</text:p>
              </table:table-cell>
              <table:table-cell office:value-type="float" office:value="5.73394495412844">
                <text:p>5.73394495412844</text:p>
              </table:table-cell>
              <table:table-cell office:value-type="float" office:value="5.27803709800325">
                <text:p>5.27803709800325</text:p>
              </table:table-cell>
              <table:table-cell office:value-type="float" office:value="8.79672849667209">
                <text:p>8.79672849667209</text:p>
              </table:table-cell>
              <table:table-cell office:value-type="float" office:value="7.22554229200223">
                <text:p>7.225542292002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63879575187219">
                <text:p>8.63879575187219</text:p>
              </table:table-cell>
              <table:table-cell office:value-type="float" office:value="8.37430344986409">
                <text:p>8.37430344986409</text:p>
              </table:table-cell>
              <table:table-cell office:value-type="float" office:value="5.9616028067226">
                <text:p>5.9616028067226</text:p>
              </table:table-cell>
              <table:table-cell office:value-type="float" office:value="5.36367984195023">
                <text:p>5.36367984195023</text:p>
              </table:table-cell>
              <table:table-cell office:value-type="float" office:value="8.93946640325039">
                <text:p>8.93946640325039</text:p>
              </table:table-cell>
              <table:table-cell office:value-type="float" office:value="7.43835463595453">
                <text:p>7.43835463595453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9967009072505">
                <text:p>11.9967009072505</text:p>
              </table:table-cell>
              <table:table-cell office:value-type="float" office:value="9.39709786294333">
                <text:p>9.39709786294333</text:p>
              </table:table-cell>
              <table:table-cell office:value-type="float" office:value="5.64707742566681">
                <text:p>5.64707742566681</text:p>
              </table:table-cell>
              <table:table-cell office:value-type="float" office:value="5.15943736335553">
                <text:p>5.15943736335553</text:p>
              </table:table-cell>
              <table:table-cell office:value-type="float" office:value="8.59906227225921">
                <text:p>8.59906227225921</text:p>
              </table:table-cell>
              <table:table-cell office:value-type="float" office:value="9.75788253948893">
                <text:p>9.75788253948893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63712625535232">
                <text:p>8.63712625535232</text:p>
              </table:table-cell>
              <table:table-cell office:value-type="float" office:value="7.31435258836652">
                <text:p>7.31435258836652</text:p>
              </table:table-cell>
              <table:table-cell office:value-type="float" office:value="6.75278721292213">
                <text:p>6.75278721292213</text:p>
              </table:table-cell>
              <table:table-cell office:value-type="float" office:value="5.93257627068368">
                <text:p>5.93257627068368</text:p>
              </table:table-cell>
              <table:table-cell office:value-type="float" office:value="9.88762711780613">
                <text:p>9.88762711780613</text:p>
              </table:table-cell>
              <table:table-cell office:value-type="float" office:value="7.70292390153096">
                <text:p>7.7029239015309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87693340971495">
                <text:p>9.87693340971495</text:p>
              </table:table-cell>
              <table:table-cell office:value-type="float" office:value="7.68760150036356">
                <text:p>7.68760150036356</text:p>
              </table:table-cell>
              <table:table-cell office:value-type="float" office:value="6.77087036153062">
                <text:p>6.77087036153062</text:p>
              </table:table-cell>
              <table:table-cell office:value-type="float" office:value="6.07017117882724">
                <text:p>6.07017117882724</text:p>
              </table:table-cell>
              <table:table-cell office:value-type="float" office:value="10.1169519647121">
                <text:p>10.1169519647121</text:p>
              </table:table-cell>
              <table:table-cell office:value-type="float" office:value="8.52884526542477">
                <text:p>8.5288452654247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4371819927288">
                <text:p>11.4371819927288</text:p>
              </table:table-cell>
              <table:table-cell office:value-type="float" office:value="9.1634181076778">
                <text:p>9.1634181076778</text:p>
              </table:table-cell>
              <table:table-cell office:value-type="float" office:value="6.69835547000267">
                <text:p>6.69835547000267</text:p>
              </table:table-cell>
              <table:table-cell office:value-type="float" office:value="6.08630378770972">
                <text:p>6.08630378770972</text:p>
              </table:table-cell>
              <table:table-cell office:value-type="float" office:value="10.1438396461829">
                <text:p>10.1438396461829</text:p>
              </table:table-cell>
              <table:table-cell office:value-type="float" office:value="10.1386245688444">
                <text:p>10.1386245688444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76046053741045">
                <text:p>8.76046053741045</text:p>
              </table:table-cell>
              <table:table-cell office:value-type="float" office:value="7.99714768399271">
                <text:p>7.99714768399271</text:p>
              </table:table-cell>
              <table:table-cell office:value-type="float" office:value="7.49265017846556">
                <text:p>7.49265017846556</text:p>
              </table:table-cell>
              <table:table-cell office:value-type="float" office:value="6.38930005217928">
                <text:p>6.38930005217928</text:p>
              </table:table-cell>
              <table:table-cell office:value-type="float" office:value="10.6488334202988">
                <text:p>10.6488334202988</text:p>
              </table:table-cell>
              <table:table-cell office:value-type="float" office:value="8.13613103239028">
                <text:p>8.13613103239028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65959584250995">
                <text:p>9.65959584250995</text:p>
              </table:table-cell>
              <table:table-cell office:value-type="float" office:value="7.53085296323375">
                <text:p>7.53085296323375</text:p>
              </table:table-cell>
              <table:table-cell office:value-type="float" office:value="7.33187551208568">
                <text:p>7.33187551208568</text:p>
              </table:table-cell>
              <table:table-cell office:value-type="float" office:value="5.93528315628466">
                <text:p>5.93528315628466</text:p>
              </table:table-cell>
              <table:table-cell office:value-type="float" office:value="9.89213859380777">
                <text:p>9.89213859380777</text:p>
              </table:table-cell>
              <table:table-cell office:value-type="float" office:value="8.94933001213753">
                <text:p>8.94933001213753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420615102858">
                <text:p>10.420615102858</text:p>
              </table:table-cell>
              <table:table-cell office:value-type="float" office:value="7.83475202193731">
                <text:p>7.83475202193731</text:p>
              </table:table-cell>
              <table:table-cell office:value-type="float" office:value="7.34545394446286">
                <text:p>7.34545394446286</text:p>
              </table:table-cell>
              <table:table-cell office:value-type="float" office:value="6.54862765321742">
                <text:p>6.54862765321742</text:p>
              </table:table-cell>
              <table:table-cell office:value-type="float" office:value="10.914379422029">
                <text:p>10.914379422029</text:p>
              </table:table-cell>
              <table:table-cell office:value-type="float" office:value="9.56363904435337">
                <text:p>9.56363904435337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48360580918274">
                <text:p>9.48360580918274</text:p>
              </table:table-cell>
              <table:table-cell office:value-type="float" office:value="8.71534063364158">
                <text:p>8.71534063364158</text:p>
              </table:table-cell>
              <table:table-cell office:value-type="float" office:value="7.37395151626878">
                <text:p>7.37395151626878</text:p>
              </table:table-cell>
              <table:table-cell office:value-type="float" office:value="6.6022579722265">
                <text:p>6.6022579722265</text:p>
              </table:table-cell>
              <table:table-cell office:value-type="float" office:value="11.0037632870442">
                <text:p>11.0037632870442</text:p>
              </table:table-cell>
              <table:table-cell office:value-type="float" office:value="9.52386621348937">
                <text:p>9.52386621348937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353898336772">
                <text:p>13.353898336772</text:p>
              </table:table-cell>
              <table:table-cell office:value-type="float" office:value="10.1330811322029">
                <text:p>10.1330811322029</text:p>
              </table:table-cell>
              <table:table-cell office:value-type="float" office:value="7.01623908536307">
                <text:p>7.01623908536307</text:p>
              </table:table-cell>
              <table:table-cell office:value-type="float" office:value="6.45228935291603">
                <text:p>6.45228935291603</text:p>
              </table:table-cell>
              <table:table-cell office:value-type="float" office:value="10.7538155881934">
                <text:p>10.7538155881934</text:p>
              </table:table-cell>
              <table:table-cell office:value-type="float" office:value="10.6800523322564">
                <text:p>10.6800523322564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602004826434">
                <text:p>11.602004826434</text:p>
              </table:table-cell>
              <table:table-cell office:value-type="float" office:value="8.39006825670113">
                <text:p>8.39006825670113</text:p>
              </table:table-cell>
              <table:table-cell office:value-type="float" office:value="8.24627500296351">
                <text:p>8.24627500296351</text:p>
              </table:table-cell>
              <table:table-cell office:value-type="float" office:value="6.95870011481855">
                <text:p>6.95870011481855</text:p>
              </table:table-cell>
              <table:table-cell office:value-type="float" office:value="11.5978335246976">
                <text:p>11.5978335246976</text:p>
              </table:table-cell>
              <table:table-cell office:value-type="float" office:value="8.51578702726294">
                <text:p>8.5157870272629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198423068833">
                <text:p>10.198423068833</text:p>
              </table:table-cell>
              <table:table-cell office:value-type="float" office:value="8.67589565066506">
                <text:p>8.67589565066506</text:p>
              </table:table-cell>
              <table:table-cell office:value-type="float" office:value="7.77759954112163">
                <text:p>7.77759954112163</text:p>
              </table:table-cell>
              <table:table-cell office:value-type="float" office:value="6.97442275754146">
                <text:p>6.97442275754146</text:p>
              </table:table-cell>
              <table:table-cell office:value-type="float" office:value="11.6240379292358">
                <text:p>11.6240379292358</text:p>
              </table:table-cell>
              <table:table-cell office:value-type="float" office:value="9.10821124218923">
                <text:p>9.1082112421892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93820918439602">
                <text:p>9.93820918439602</text:p>
              </table:table-cell>
              <table:table-cell office:value-type="float" office:value="9.32843072474133">
                <text:p>9.32843072474133</text:p>
              </table:table-cell>
              <table:table-cell office:value-type="float" office:value="7.86266286769006">
                <text:p>7.86266286769006</text:p>
              </table:table-cell>
              <table:table-cell office:value-type="float" office:value="7.03284337857796">
                <text:p>7.03284337857796</text:p>
              </table:table-cell>
              <table:table-cell office:value-type="float" office:value="11.7214056309633">
                <text:p>11.7214056309633</text:p>
              </table:table-cell>
              <table:table-cell office:value-type="float" office:value="8.97248251767859">
                <text:p>8.9724825176785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1313640095173">
                <text:p>11.1313640095173</text:p>
              </table:table-cell>
              <table:table-cell office:value-type="float" office:value="9.79845796767734">
                <text:p>9.79845796767734</text:p>
              </table:table-cell>
              <table:table-cell office:value-type="float" office:value="7.79307818795346">
                <text:p>7.79307818795346</text:p>
              </table:table-cell>
              <table:table-cell office:value-type="float" office:value="6.73442243909557">
                <text:p>6.73442243909557</text:p>
              </table:table-cell>
              <table:table-cell office:value-type="float" office:value="11.2240373984926">
                <text:p>11.2240373984926</text:p>
              </table:table-cell>
              <table:table-cell office:value-type="float" office:value="7.86346405250173">
                <text:p>7.86346405250173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5094996532763">
                <text:p>11.5094996532763</text:p>
              </table:table-cell>
              <table:table-cell office:value-type="float" office:value="9.34322937044153">
                <text:p>9.34322937044153</text:p>
              </table:table-cell>
              <table:table-cell office:value-type="float" office:value="7.7932603884161">
                <text:p>7.7932603884161</text:p>
              </table:table-cell>
              <table:table-cell office:value-type="float" office:value="6.58539195429738">
                <text:p>6.58539195429738</text:p>
              </table:table-cell>
              <table:table-cell office:value-type="float" office:value="10.9756532571623">
                <text:p>10.9756532571623</text:p>
              </table:table-cell>
              <table:table-cell office:value-type="float" office:value="8.38183446924652">
                <text:p>8.38183446924652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6206271943012">
                <text:p>11.6206271943012</text:p>
              </table:table-cell>
              <table:table-cell office:value-type="float" office:value="9.98720389500952">
                <text:p>9.98720389500952</text:p>
              </table:table-cell>
              <table:table-cell office:value-type="float" office:value="7.15131740675353">
                <text:p>7.15131740675353</text:p>
              </table:table-cell>
              <table:table-cell office:value-type="float" office:value="6.1115666491808">
                <text:p>6.1115666491808</text:p>
              </table:table-cell>
              <table:table-cell office:value-type="float" office:value="10.1859444153013">
                <text:p>10.1859444153013</text:p>
              </table:table-cell>
              <table:table-cell office:value-type="float" office:value="8.09195154269685">
                <text:p>8.09195154269685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6094463166884">
                <text:p>13.6094463166884</text:p>
              </table:table-cell>
              <table:table-cell office:value-type="float" office:value="10.9392484280528">
                <text:p>10.9392484280528</text:p>
              </table:table-cell>
              <table:table-cell office:value-type="float" office:value="7.68945372198396">
                <text:p>7.68945372198396</text:p>
              </table:table-cell>
              <table:table-cell office:value-type="float" office:value="6.59924438651774">
                <text:p>6.59924438651774</text:p>
              </table:table-cell>
              <table:table-cell office:value-type="float" office:value="10.9987406441962">
                <text:p>10.9987406441962</text:p>
              </table:table-cell>
              <table:table-cell office:value-type="float" office:value="9.20384797544106">
                <text:p>9.20384797544106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line" chart:style-name="ch1">
        <chart:legend chart:legend-position="end" svg:x="11.67cm" svg:y="4.206cm" style:legend-expansion="high" chart:style-name="ch2"/>
        <chart:plot-area chart:style-name="ch3" table:cell-range-address="'Theoritical speedup'.A1:'Theoritical speedup'.B41" chart:data-source-has-labels="both" svg:x="0.32cm" svg:y="0.18cm" svg:width="11.03cm" svg:height="8.65cm">
          <chart:coordinate-region svg:x="0.756cm" svg:y="0.379cm" svg:width="10.594cm" svg:height="7.659cm"/>
          <chart:axis chart:dimension="x" chart:name="primary-x" chart:style-name="ch4" chartooo:axis-type="auto">
            <chartooo:date-scale/>
            <chart:title svg:x="0cm" svg:y="0cm" chart:style-name="ch5">
              <text:p>Title</text:p>
            </chart:title>
            <chart:categories table:cell-range-address="'Theoritical speedup'.A2:'Theoritical speedup'.A41"/>
          </chart:axis>
          <chart:axis chart:dimension="y" chart:name="primary-y" chart:style-name="ch4">
            <chart:title svg:x="0cm" svg:y="0cm" chart:style-name="ch6">
              <text:p>Title</text:p>
            </chart:title>
            <chart:grid chart:style-name="ch7" chart:class="major"/>
          </chart:axis>
          <chart:series chart:style-name="ch8" chart:values-cell-range-address="'Theoritical speedup'.B2:'Theoritical speedup'.B41" chart:label-cell-address="'Theoritical speedup'.B1:'Theoritical speedup'.B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itical speedup</text:p>
                <draw:g>
                  <svg:desc>'Theoritical speedup'.B1:'Theoritical speedup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heoritical speedup'.A2:'Theoritical speedup'.A41</svg:desc>
                </draw:g>
              </table:table-cell>
              <table:table-cell office:value-type="float" office:value="1">
                <text:p>1</text:p>
                <draw:g>
                  <svg:desc>'Theoritical speedup'.B2:'Theoritical speedup'.B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maximum="40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1" chart:maximum="14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4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Sheet1.A2:Sheet1.B42 Sheet1.A1:Sheet1.C1 Sheet1.G1:Sheet1.G42 Sheet1.J1:Sheet1.J42 Sheet1.M1:Sheet1.M42 Sheet1.P1:Sheet1.P42 Sheet1.S1:Sheet1.S42 Sheet1.V1:Sheet1.V42 Sheet1.C2:Sheet1.C41" chart:data-source-has-labels="both" svg:x="0.643cm" svg:y="1.158cm" svg:width="42.492cm" svg:height="11.58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Sheet1.A2:Sheet1.A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10" chart:values-cell-range-address="Sheet1.G2:Sheet1.G42" chart:label-cell-address="Sheet1.G1:Sheet1.G1" chart:class="chart:scatter">
            <chart:data-point chart:repeated="41"/>
          </chart:series>
          <chart:series chart:style-name="ch11" chart:values-cell-range-address="Sheet1.J2:Sheet1.J42" chart:label-cell-address="Sheet1.J1:Sheet1.J1" chart:class="chart:scatter">
            <chart:data-point chart:repeated="41"/>
          </chart:series>
          <chart:series chart:style-name="ch12" chart:values-cell-range-address="Sheet1.M2:Sheet1.M42" chart:label-cell-address="Sheet1.M1:Sheet1.M1" chart:class="chart:scatter">
            <chart:data-point chart:repeated="41"/>
          </chart:series>
          <chart:series chart:style-name="ch13" chart:values-cell-range-address="Sheet1.P2:Sheet1.P42" chart:label-cell-address="Sheet1.P1:Sheet1.P1" chart:class="chart:scatter">
            <chart:data-point chart:repeated="41"/>
          </chart:series>
          <chart:series chart:style-name="ch14" chart:values-cell-range-address="Sheet1.S2:Sheet1.S42" chart:label-cell-address="Sheet1.S1:Sheet1.S1" chart:class="chart:scatter">
            <chart:data-point chart:repeated="41"/>
          </chart:series>
          <chart:series chart:style-name="ch15" chart:values-cell-range-address="Sheet1.V2:Sheet1.V42" chart:label-cell-address="Sheet1.V1:Sheet1.V1" chart:class="chart:scatter">
            <chart:data-point chart:repeated="41"/>
          </chart:series>
          <chart:series chart:style-name="ch16" chart:values-cell-range-address="Sheet1.C2:Sheet1.C41" chart:label-cell-address="Sheet1.C1:Sheet1.C1" chart:class="chart:scatter">
            <chart:domain table:cell-range-address="Sheet1.A2:Sheet1.A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 Speed up</text:p>
                <draw:g>
                  <svg:desc>Sheet1.B1:Sheet1.B1</svg:desc>
                </draw:g>
              </table:table-cell>
              <table:table-cell office:value-type="string">
                <text:p>OMP - Static -O0 Speedup</text:p>
                <draw:g>
                  <svg:desc>Sheet1.G1:Sheet1.G1</svg:desc>
                </draw:g>
              </table:table-cell>
              <table:table-cell office:value-type="string">
                <text:p>OMP-Static -O3 Speedup</text:p>
                <draw:g>
                  <svg:desc>Sheet1.J1:Sheet1.J1</svg:desc>
                </draw:g>
              </table:table-cell>
              <table:table-cell office:value-type="string">
                <text:p>OMP - Dynamic -O0 Speedup</text:p>
                <draw:g>
                  <svg:desc>Sheet1.M1:Sheet1.M1</svg:desc>
                </draw:g>
              </table:table-cell>
              <table:table-cell office:value-type="string">
                <text:p>OMP-Dynamic -O3 Speedup</text:p>
                <draw:g>
                  <svg:desc>Sheet1.P1:Sheet1.P1</svg:desc>
                </draw:g>
              </table:table-cell>
              <table:table-cell office:value-type="string">
                <text:p>OMP -  Guided -O0 Speedup</text:p>
                <draw:g>
                  <svg:desc>Sheet1.S1:Sheet1.S1</svg:desc>
                </draw:g>
              </table:table-cell>
              <table:table-cell office:value-type="string">
                <text:p>OMP- Guided -O3 Speedup</text:p>
                <draw:g>
                  <svg:desc>Sheet1.V1:Sheet1.V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heoritiacal speedu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A2:Sheet1.A42</svg:desc>
                </draw:g>
              </table:table-cell>
              <table:table-cell office:value-type="float" office:value="1">
                <text:p>1</text:p>
                <draw:g>
                  <svg:desc>Sheet1.B2:Sheet1.B42</svg:desc>
                </draw:g>
              </table:table-cell>
              <table:table-cell office:value-type="float" office:value="0.994905709676813">
                <text:p>0.994905709676813</text:p>
                <draw:g>
                  <svg:desc>Sheet1.G2:Sheet1.G42</svg:desc>
                </draw:g>
              </table:table-cell>
              <table:table-cell office:value-type="float" office:value="0.991492785340779">
                <text:p>0.991492785340779</text:p>
                <draw:g>
                  <svg:desc>Sheet1.J2:Sheet1.J42</svg:desc>
                </draw:g>
              </table:table-cell>
              <table:table-cell office:value-type="float" office:value="1.00052114645216">
                <text:p>1.00052114645216</text:p>
                <draw:g>
                  <svg:desc>Sheet1.M2:Sheet1.M42</svg:desc>
                </draw:g>
              </table:table-cell>
              <table:table-cell office:value-type="float" office:value="0.991528832109174">
                <text:p>0.991528832109174</text:p>
                <draw:g>
                  <svg:desc>Sheet1.P2:Sheet1.P42</svg:desc>
                </draw:g>
              </table:table-cell>
              <table:table-cell office:value-type="float" office:value="1.65254805351529">
                <text:p>1.65254805351529</text:p>
                <draw:g>
                  <svg:desc>Sheet1.S2:Sheet1.S42</svg:desc>
                </draw:g>
              </table:table-cell>
              <table:table-cell office:value-type="float" office:value="0.99162387706343">
                <text:p>0.99162387706343</text:p>
                <draw:g>
                  <svg:desc>Sheet1.V2:Sheet1.V42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4340458846467">
                <text:p>1.54340458846467</text:p>
              </table:table-cell>
              <table:table-cell office:value-type="float" office:value="1.44600830912525">
                <text:p>1.44600830912525</text:p>
              </table:table-cell>
              <table:table-cell office:value-type="float" office:value="1.38674953881911">
                <text:p>1.38674953881911</text:p>
              </table:table-cell>
              <table:table-cell office:value-type="float" office:value="1.31317715826821">
                <text:p>1.31317715826821</text:p>
              </table:table-cell>
              <table:table-cell office:value-type="float" office:value="2.18862859711369">
                <text:p>2.18862859711369</text:p>
              </table:table-cell>
              <table:table-cell office:value-type="float" office:value="1.52727668430777">
                <text:p>1.52727668430777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5609886252309">
                <text:p>2.15609886252309</text:p>
              </table:table-cell>
              <table:table-cell office:value-type="float" office:value="2.03682753926622">
                <text:p>2.03682753926622</text:p>
              </table:table-cell>
              <table:table-cell office:value-type="float" office:value="2.52797280912446">
                <text:p>2.52797280912446</text:p>
              </table:table-cell>
              <table:table-cell office:value-type="float" office:value="2.10133881549282">
                <text:p>2.10133881549282</text:p>
              </table:table-cell>
              <table:table-cell office:value-type="float" office:value="3.5022313591547">
                <text:p>3.5022313591547</text:p>
              </table:table-cell>
              <table:table-cell office:value-type="float" office:value="2.43323556457655">
                <text:p>2.43323556457655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8293057988619">
                <text:p>3.18293057988619</text:p>
              </table:table-cell>
              <table:table-cell office:value-type="float" office:value="3.05909209970346">
                <text:p>3.05909209970346</text:p>
              </table:table-cell>
              <table:table-cell office:value-type="float" office:value="2.38575299881696">
                <text:p>2.38575299881696</text:p>
              </table:table-cell>
              <table:table-cell office:value-type="float" office:value="2.19355970869527">
                <text:p>2.19355970869527</text:p>
              </table:table-cell>
              <table:table-cell office:value-type="float" office:value="3.65593284782545">
                <text:p>3.65593284782545</text:p>
              </table:table-cell>
              <table:table-cell office:value-type="float" office:value="2.86776039861869">
                <text:p>2.86776039861869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6350772100764">
                <text:p>3.56350772100764</text:p>
              </table:table-cell>
              <table:table-cell office:value-type="float" office:value="2.85318067231636">
                <text:p>2.85318067231636</text:p>
              </table:table-cell>
              <table:table-cell office:value-type="float" office:value="2.51023233455372">
                <text:p>2.51023233455372</text:p>
              </table:table-cell>
              <table:table-cell office:value-type="float" office:value="2.37861152516571">
                <text:p>2.37861152516571</text:p>
              </table:table-cell>
              <table:table-cell office:value-type="float" office:value="3.96435254194285">
                <text:p>3.96435254194285</text:p>
              </table:table-cell>
              <table:table-cell office:value-type="float" office:value="3.33468110027803">
                <text:p>3.33468110027803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0017302511949">
                <text:p>4.70017302511949</text:p>
              </table:table-cell>
              <table:table-cell office:value-type="float" office:value="4.14697931434881">
                <text:p>4.14697931434881</text:p>
              </table:table-cell>
              <table:table-cell office:value-type="float" office:value="2.82798831758026">
                <text:p>2.82798831758026</text:p>
              </table:table-cell>
              <table:table-cell office:value-type="float" office:value="2.64527375001171">
                <text:p>2.64527375001171</text:p>
              </table:table-cell>
              <table:table-cell office:value-type="float" office:value="4.40878958335285">
                <text:p>4.40878958335285</text:p>
              </table:table-cell>
              <table:table-cell office:value-type="float" office:value="4.17019612953672">
                <text:p>4.17019612953672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02542235534008">
                <text:p>5.02542235534008</text:p>
              </table:table-cell>
              <table:table-cell office:value-type="float" office:value="3.76967298086891">
                <text:p>3.76967298086891</text:p>
              </table:table-cell>
              <table:table-cell office:value-type="float" office:value="3.07706272823151">
                <text:p>3.07706272823151</text:p>
              </table:table-cell>
              <table:table-cell office:value-type="float" office:value="3.04810287347198">
                <text:p>3.04810287347198</text:p>
              </table:table-cell>
              <table:table-cell office:value-type="float" office:value="5.08017145578663">
                <text:p>5.08017145578663</text:p>
              </table:table-cell>
              <table:table-cell office:value-type="float" office:value="5.13893870209679">
                <text:p>5.138938702096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5005516459174">
                <text:p>5.75005516459174</text:p>
              </table:table-cell>
              <table:table-cell office:value-type="float" office:value="4.95303899899082">
                <text:p>4.95303899899082</text:p>
              </table:table-cell>
              <table:table-cell office:value-type="float" office:value="3.46147722001842">
                <text:p>3.46147722001842</text:p>
              </table:table-cell>
              <table:table-cell office:value-type="float" office:value="3.29565303364862">
                <text:p>3.29565303364862</text:p>
              </table:table-cell>
              <table:table-cell office:value-type="float" office:value="5.49275505608103">
                <text:p>5.49275505608103</text:p>
              </table:table-cell>
              <table:table-cell office:value-type="float" office:value="6.06338511211578">
                <text:p>6.0633851121157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65574871508459">
                <text:p>5.65574871508459</text:p>
              </table:table-cell>
              <table:table-cell office:value-type="float" office:value="4.77287100122901">
                <text:p>4.77287100122901</text:p>
              </table:table-cell>
              <table:table-cell office:value-type="float" office:value="3.21655884493372">
                <text:p>3.21655884493372</text:p>
              </table:table-cell>
              <table:table-cell office:value-type="float" office:value="3.0628320859737">
                <text:p>3.0628320859737</text:p>
              </table:table-cell>
              <table:table-cell office:value-type="float" office:value="5.10472014328949">
                <text:p>5.10472014328949</text:p>
              </table:table-cell>
              <table:table-cell office:value-type="float" office:value="5.71045834755991">
                <text:p>5.71045834755991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34933405846763">
                <text:p>7.34933405846763</text:p>
              </table:table-cell>
              <table:table-cell office:value-type="float" office:value="6.04784602184028">
                <text:p>6.04784602184028</text:p>
              </table:table-cell>
              <table:table-cell office:value-type="float" office:value="3.60686603017504">
                <text:p>3.60686603017504</text:p>
              </table:table-cell>
              <table:table-cell office:value-type="float" office:value="3.4004135753011">
                <text:p>3.4004135753011</text:p>
              </table:table-cell>
              <table:table-cell office:value-type="float" office:value="5.66735595883516">
                <text:p>5.66735595883516</text:p>
              </table:table-cell>
              <table:table-cell office:value-type="float" office:value="6.03401676953827">
                <text:p>6.0340167695382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6001198082492">
                <text:p>5.76001198082492</text:p>
              </table:table-cell>
              <table:table-cell office:value-type="float" office:value="5.02940104024778">
                <text:p>5.02940104024778</text:p>
              </table:table-cell>
              <table:table-cell office:value-type="float" office:value="3.77364364633978">
                <text:p>3.77364364633978</text:p>
              </table:table-cell>
              <table:table-cell office:value-type="float" office:value="3.32088922343773">
                <text:p>3.32088922343773</text:p>
              </table:table-cell>
              <table:table-cell office:value-type="float" office:value="5.53481537239622">
                <text:p>5.53481537239622</text:p>
              </table:table-cell>
              <table:table-cell office:value-type="float" office:value="6.77358583756094">
                <text:p>6.7735858375609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96545257278784">
                <text:p>5.96545257278784</text:p>
              </table:table-cell>
              <table:table-cell office:value-type="float" office:value="6.19609078305679">
                <text:p>6.19609078305679</text:p>
              </table:table-cell>
              <table:table-cell office:value-type="float" office:value="4.37863118515863">
                <text:p>4.37863118515863</text:p>
              </table:table-cell>
              <table:table-cell office:value-type="float" office:value="4.18315599947362">
                <text:p>4.18315599947362</text:p>
              </table:table-cell>
              <table:table-cell office:value-type="float" office:value="6.97192666578937">
                <text:p>6.97192666578937</text:p>
              </table:table-cell>
              <table:table-cell office:value-type="float" office:value="6.46173107083">
                <text:p>6.46173107083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9525979741821">
                <text:p>5.9525979741821</text:p>
              </table:table-cell>
              <table:table-cell office:value-type="float" office:value="5.92855351939934">
                <text:p>5.92855351939934</text:p>
              </table:table-cell>
              <table:table-cell office:value-type="float" office:value="4.09849293291741">
                <text:p>4.09849293291741</text:p>
              </table:table-cell>
              <table:table-cell office:value-type="float" office:value="4.11045829040902">
                <text:p>4.11045829040902</text:p>
              </table:table-cell>
              <table:table-cell office:value-type="float" office:value="6.85076381734836">
                <text:p>6.85076381734836</text:p>
              </table:table-cell>
              <table:table-cell office:value-type="float" office:value="7.29884830256159">
                <text:p>7.29884830256159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35781031565006">
                <text:p>7.35781031565006</text:p>
              </table:table-cell>
              <table:table-cell office:value-type="float" office:value="7.52290961067375">
                <text:p>7.52290961067375</text:p>
              </table:table-cell>
              <table:table-cell office:value-type="float" office:value="4.44750828348418">
                <text:p>4.44750828348418</text:p>
              </table:table-cell>
              <table:table-cell office:value-type="float" office:value="4.07827223996554">
                <text:p>4.07827223996554</text:p>
              </table:table-cell>
              <table:table-cell office:value-type="float" office:value="6.79712039994257">
                <text:p>6.79712039994257</text:p>
              </table:table-cell>
              <table:table-cell office:value-type="float" office:value="7.1811029276459">
                <text:p>7.181102927645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18648939992814">
                <text:p>7.18648939992814</text:p>
              </table:table-cell>
              <table:table-cell office:value-type="float" office:value="6.01501498114669">
                <text:p>6.01501498114669</text:p>
              </table:table-cell>
              <table:table-cell office:value-type="float" office:value="4.51943696854246">
                <text:p>4.51943696854246</text:p>
              </table:table-cell>
              <table:table-cell office:value-type="float" office:value="3.99161428365908">
                <text:p>3.99161428365908</text:p>
              </table:table-cell>
              <table:table-cell office:value-type="float" office:value="6.65269047276513">
                <text:p>6.65269047276513</text:p>
              </table:table-cell>
              <table:table-cell office:value-type="float" office:value="6.35086967221574">
                <text:p>6.35086967221574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25528819818545">
                <text:p>7.25528819818545</text:p>
              </table:table-cell>
              <table:table-cell office:value-type="float" office:value="6.6777312964398">
                <text:p>6.6777312964398</text:p>
              </table:table-cell>
              <table:table-cell office:value-type="float" office:value="4.82844533717034">
                <text:p>4.82844533717034</text:p>
              </table:table-cell>
              <table:table-cell office:value-type="float" office:value="4.52946843856956">
                <text:p>4.52946843856956</text:p>
              </table:table-cell>
              <table:table-cell office:value-type="float" office:value="7.54911406428259">
                <text:p>7.54911406428259</text:p>
              </table:table-cell>
              <table:table-cell office:value-type="float" office:value="6.74935564745303">
                <text:p>6.7493556474530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63148676882184">
                <text:p>5.63148676882184</text:p>
              </table:table-cell>
              <table:table-cell office:value-type="float" office:value="5.45397526622217">
                <text:p>5.45397526622217</text:p>
              </table:table-cell>
              <table:table-cell office:value-type="float" office:value="5.05979731716897">
                <text:p>5.05979731716897</text:p>
              </table:table-cell>
              <table:table-cell office:value-type="float" office:value="4.59014763062317">
                <text:p>4.59014763062317</text:p>
              </table:table-cell>
              <table:table-cell office:value-type="float" office:value="7.65024605103862">
                <text:p>7.65024605103862</text:p>
              </table:table-cell>
              <table:table-cell office:value-type="float" office:value="6.5019681999572">
                <text:p>6.5019681999572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31356683997662">
                <text:p>9.31356683997662</text:p>
              </table:table-cell>
              <table:table-cell office:value-type="float" office:value="6.67425863586496">
                <text:p>6.67425863586496</text:p>
              </table:table-cell>
              <table:table-cell office:value-type="float" office:value="5.30386857544057">
                <text:p>5.30386857544057</text:p>
              </table:table-cell>
              <table:table-cell office:value-type="float" office:value="4.79955364151134">
                <text:p>4.79955364151134</text:p>
              </table:table-cell>
              <table:table-cell office:value-type="float" office:value="7.99925606918557">
                <text:p>7.99925606918557</text:p>
              </table:table-cell>
              <table:table-cell office:value-type="float" office:value="8.33987782078993">
                <text:p>8.33987782078993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1891565951076">
                <text:p>7.1891565951076</text:p>
              </table:table-cell>
              <table:table-cell office:value-type="float" office:value="5.61192815328982">
                <text:p>5.61192815328982</text:p>
              </table:table-cell>
              <table:table-cell office:value-type="float" office:value="4.95940417718215">
                <text:p>4.95940417718215</text:p>
              </table:table-cell>
              <table:table-cell office:value-type="float" office:value="4.54892223712205">
                <text:p>4.54892223712205</text:p>
              </table:table-cell>
              <table:table-cell office:value-type="float" office:value="7.58153706187008">
                <text:p>7.58153706187008</text:p>
              </table:table-cell>
              <table:table-cell office:value-type="float" office:value="6.55855974028103">
                <text:p>6.5585597402810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9856849129068">
                <text:p>9.69856849129068</text:p>
              </table:table-cell>
              <table:table-cell office:value-type="float" office:value="8.44089614180705">
                <text:p>8.44089614180705</text:p>
              </table:table-cell>
              <table:table-cell office:value-type="float" office:value="5.34712892596232">
                <text:p>5.34712892596232</text:p>
              </table:table-cell>
              <table:table-cell office:value-type="float" office:value="4.81470410634076">
                <text:p>4.81470410634076</text:p>
              </table:table-cell>
              <table:table-cell office:value-type="float" office:value="8.02450684390128">
                <text:p>8.02450684390128</text:p>
              </table:table-cell>
              <table:table-cell office:value-type="float" office:value="8.7679720593957">
                <text:p>8.7679720593957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58066778102483">
                <text:p>7.58066778102483</text:p>
              </table:table-cell>
              <table:table-cell office:value-type="float" office:value="7.13972288950535">
                <text:p>7.13972288950535</text:p>
              </table:table-cell>
              <table:table-cell office:value-type="float" office:value="5.57324674365643">
                <text:p>5.57324674365643</text:p>
              </table:table-cell>
              <table:table-cell office:value-type="float" office:value="4.82806068872286">
                <text:p>4.82806068872286</text:p>
              </table:table-cell>
              <table:table-cell office:value-type="float" office:value="8.0467678145381">
                <text:p>8.0467678145381</text:p>
              </table:table-cell>
              <table:table-cell office:value-type="float" office:value="6.5456271119875">
                <text:p>6.5456271119875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54083537169306">
                <text:p>9.54083537169306</text:p>
              </table:table-cell>
              <table:table-cell office:value-type="float" office:value="7.1582922104359">
                <text:p>7.1582922104359</text:p>
              </table:table-cell>
              <table:table-cell office:value-type="float" office:value="5.928947493241">
                <text:p>5.928947493241</text:p>
              </table:table-cell>
              <table:table-cell office:value-type="float" office:value="5.43396431470351">
                <text:p>5.43396431470351</text:p>
              </table:table-cell>
              <table:table-cell office:value-type="float" office:value="9.05660719117252">
                <text:p>9.05660719117252</text:p>
              </table:table-cell>
              <table:table-cell office:value-type="float" office:value="10.5856278049157">
                <text:p>10.5856278049157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81020422707778">
                <text:p>7.81020422707778</text:p>
              </table:table-cell>
              <table:table-cell office:value-type="float" office:value="6.59659615638331">
                <text:p>6.59659615638331</text:p>
              </table:table-cell>
              <table:table-cell office:value-type="float" office:value="5.73394495412844">
                <text:p>5.73394495412844</text:p>
              </table:table-cell>
              <table:table-cell office:value-type="float" office:value="5.27803709800325">
                <text:p>5.27803709800325</text:p>
              </table:table-cell>
              <table:table-cell office:value-type="float" office:value="8.79672849667209">
                <text:p>8.79672849667209</text:p>
              </table:table-cell>
              <table:table-cell office:value-type="float" office:value="7.22554229200223">
                <text:p>7.225542292002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63879575187219">
                <text:p>8.63879575187219</text:p>
              </table:table-cell>
              <table:table-cell office:value-type="float" office:value="8.37430344986409">
                <text:p>8.37430344986409</text:p>
              </table:table-cell>
              <table:table-cell office:value-type="float" office:value="5.9616028067226">
                <text:p>5.9616028067226</text:p>
              </table:table-cell>
              <table:table-cell office:value-type="float" office:value="5.36367984195023">
                <text:p>5.36367984195023</text:p>
              </table:table-cell>
              <table:table-cell office:value-type="float" office:value="8.93946640325039">
                <text:p>8.93946640325039</text:p>
              </table:table-cell>
              <table:table-cell office:value-type="float" office:value="7.43835463595453">
                <text:p>7.43835463595453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9967009072505">
                <text:p>11.9967009072505</text:p>
              </table:table-cell>
              <table:table-cell office:value-type="float" office:value="9.39709786294333">
                <text:p>9.39709786294333</text:p>
              </table:table-cell>
              <table:table-cell office:value-type="float" office:value="5.64707742566681">
                <text:p>5.64707742566681</text:p>
              </table:table-cell>
              <table:table-cell office:value-type="float" office:value="5.15943736335553">
                <text:p>5.15943736335553</text:p>
              </table:table-cell>
              <table:table-cell office:value-type="float" office:value="8.59906227225921">
                <text:p>8.59906227225921</text:p>
              </table:table-cell>
              <table:table-cell office:value-type="float" office:value="9.75788253948893">
                <text:p>9.75788253948893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63712625535232">
                <text:p>8.63712625535232</text:p>
              </table:table-cell>
              <table:table-cell office:value-type="float" office:value="7.31435258836652">
                <text:p>7.31435258836652</text:p>
              </table:table-cell>
              <table:table-cell office:value-type="float" office:value="6.75278721292213">
                <text:p>6.75278721292213</text:p>
              </table:table-cell>
              <table:table-cell office:value-type="float" office:value="5.93257627068368">
                <text:p>5.93257627068368</text:p>
              </table:table-cell>
              <table:table-cell office:value-type="float" office:value="9.88762711780613">
                <text:p>9.88762711780613</text:p>
              </table:table-cell>
              <table:table-cell office:value-type="float" office:value="7.70292390153096">
                <text:p>7.7029239015309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87693340971495">
                <text:p>9.87693340971495</text:p>
              </table:table-cell>
              <table:table-cell office:value-type="float" office:value="7.68760150036356">
                <text:p>7.68760150036356</text:p>
              </table:table-cell>
              <table:table-cell office:value-type="float" office:value="6.77087036153062">
                <text:p>6.77087036153062</text:p>
              </table:table-cell>
              <table:table-cell office:value-type="float" office:value="6.07017117882724">
                <text:p>6.07017117882724</text:p>
              </table:table-cell>
              <table:table-cell office:value-type="float" office:value="10.1169519647121">
                <text:p>10.1169519647121</text:p>
              </table:table-cell>
              <table:table-cell office:value-type="float" office:value="8.52884526542477">
                <text:p>8.5288452654247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4371819927288">
                <text:p>11.4371819927288</text:p>
              </table:table-cell>
              <table:table-cell office:value-type="float" office:value="9.1634181076778">
                <text:p>9.1634181076778</text:p>
              </table:table-cell>
              <table:table-cell office:value-type="float" office:value="6.69835547000267">
                <text:p>6.69835547000267</text:p>
              </table:table-cell>
              <table:table-cell office:value-type="float" office:value="6.08630378770972">
                <text:p>6.08630378770972</text:p>
              </table:table-cell>
              <table:table-cell office:value-type="float" office:value="10.1438396461829">
                <text:p>10.1438396461829</text:p>
              </table:table-cell>
              <table:table-cell office:value-type="float" office:value="10.1386245688444">
                <text:p>10.1386245688444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76046053741045">
                <text:p>8.76046053741045</text:p>
              </table:table-cell>
              <table:table-cell office:value-type="float" office:value="7.99714768399271">
                <text:p>7.99714768399271</text:p>
              </table:table-cell>
              <table:table-cell office:value-type="float" office:value="7.49265017846556">
                <text:p>7.49265017846556</text:p>
              </table:table-cell>
              <table:table-cell office:value-type="float" office:value="6.38930005217928">
                <text:p>6.38930005217928</text:p>
              </table:table-cell>
              <table:table-cell office:value-type="float" office:value="10.6488334202988">
                <text:p>10.6488334202988</text:p>
              </table:table-cell>
              <table:table-cell office:value-type="float" office:value="8.13613103239028">
                <text:p>8.13613103239028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65959584250995">
                <text:p>9.65959584250995</text:p>
              </table:table-cell>
              <table:table-cell office:value-type="float" office:value="7.53085296323375">
                <text:p>7.53085296323375</text:p>
              </table:table-cell>
              <table:table-cell office:value-type="float" office:value="7.33187551208568">
                <text:p>7.33187551208568</text:p>
              </table:table-cell>
              <table:table-cell office:value-type="float" office:value="5.93528315628466">
                <text:p>5.93528315628466</text:p>
              </table:table-cell>
              <table:table-cell office:value-type="float" office:value="9.89213859380777">
                <text:p>9.89213859380777</text:p>
              </table:table-cell>
              <table:table-cell office:value-type="float" office:value="8.94933001213753">
                <text:p>8.94933001213753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420615102858">
                <text:p>10.420615102858</text:p>
              </table:table-cell>
              <table:table-cell office:value-type="float" office:value="7.83475202193731">
                <text:p>7.83475202193731</text:p>
              </table:table-cell>
              <table:table-cell office:value-type="float" office:value="7.34545394446286">
                <text:p>7.34545394446286</text:p>
              </table:table-cell>
              <table:table-cell office:value-type="float" office:value="6.54862765321742">
                <text:p>6.54862765321742</text:p>
              </table:table-cell>
              <table:table-cell office:value-type="float" office:value="10.914379422029">
                <text:p>10.914379422029</text:p>
              </table:table-cell>
              <table:table-cell office:value-type="float" office:value="9.56363904435337">
                <text:p>9.56363904435337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48360580918274">
                <text:p>9.48360580918274</text:p>
              </table:table-cell>
              <table:table-cell office:value-type="float" office:value="8.71534063364158">
                <text:p>8.71534063364158</text:p>
              </table:table-cell>
              <table:table-cell office:value-type="float" office:value="7.37395151626878">
                <text:p>7.37395151626878</text:p>
              </table:table-cell>
              <table:table-cell office:value-type="float" office:value="6.6022579722265">
                <text:p>6.6022579722265</text:p>
              </table:table-cell>
              <table:table-cell office:value-type="float" office:value="11.0037632870442">
                <text:p>11.0037632870442</text:p>
              </table:table-cell>
              <table:table-cell office:value-type="float" office:value="9.52386621348937">
                <text:p>9.52386621348937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353898336772">
                <text:p>13.353898336772</text:p>
              </table:table-cell>
              <table:table-cell office:value-type="float" office:value="10.1330811322029">
                <text:p>10.1330811322029</text:p>
              </table:table-cell>
              <table:table-cell office:value-type="float" office:value="7.01623908536307">
                <text:p>7.01623908536307</text:p>
              </table:table-cell>
              <table:table-cell office:value-type="float" office:value="6.45228935291603">
                <text:p>6.45228935291603</text:p>
              </table:table-cell>
              <table:table-cell office:value-type="float" office:value="10.7538155881934">
                <text:p>10.7538155881934</text:p>
              </table:table-cell>
              <table:table-cell office:value-type="float" office:value="10.6800523322564">
                <text:p>10.6800523322564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602004826434">
                <text:p>11.602004826434</text:p>
              </table:table-cell>
              <table:table-cell office:value-type="float" office:value="8.39006825670113">
                <text:p>8.39006825670113</text:p>
              </table:table-cell>
              <table:table-cell office:value-type="float" office:value="8.24627500296351">
                <text:p>8.24627500296351</text:p>
              </table:table-cell>
              <table:table-cell office:value-type="float" office:value="6.95870011481855">
                <text:p>6.95870011481855</text:p>
              </table:table-cell>
              <table:table-cell office:value-type="float" office:value="11.5978335246976">
                <text:p>11.5978335246976</text:p>
              </table:table-cell>
              <table:table-cell office:value-type="float" office:value="8.51578702726294">
                <text:p>8.5157870272629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198423068833">
                <text:p>10.198423068833</text:p>
              </table:table-cell>
              <table:table-cell office:value-type="float" office:value="8.67589565066506">
                <text:p>8.67589565066506</text:p>
              </table:table-cell>
              <table:table-cell office:value-type="float" office:value="7.77759954112163">
                <text:p>7.77759954112163</text:p>
              </table:table-cell>
              <table:table-cell office:value-type="float" office:value="6.97442275754146">
                <text:p>6.97442275754146</text:p>
              </table:table-cell>
              <table:table-cell office:value-type="float" office:value="11.6240379292358">
                <text:p>11.6240379292358</text:p>
              </table:table-cell>
              <table:table-cell office:value-type="float" office:value="9.10821124218923">
                <text:p>9.1082112421892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93820918439602">
                <text:p>9.93820918439602</text:p>
              </table:table-cell>
              <table:table-cell office:value-type="float" office:value="9.32843072474133">
                <text:p>9.32843072474133</text:p>
              </table:table-cell>
              <table:table-cell office:value-type="float" office:value="7.86266286769006">
                <text:p>7.86266286769006</text:p>
              </table:table-cell>
              <table:table-cell office:value-type="float" office:value="7.03284337857796">
                <text:p>7.03284337857796</text:p>
              </table:table-cell>
              <table:table-cell office:value-type="float" office:value="11.7214056309633">
                <text:p>11.7214056309633</text:p>
              </table:table-cell>
              <table:table-cell office:value-type="float" office:value="8.97248251767859">
                <text:p>8.9724825176785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1313640095173">
                <text:p>11.1313640095173</text:p>
              </table:table-cell>
              <table:table-cell office:value-type="float" office:value="9.79845796767734">
                <text:p>9.79845796767734</text:p>
              </table:table-cell>
              <table:table-cell office:value-type="float" office:value="7.79307818795346">
                <text:p>7.79307818795346</text:p>
              </table:table-cell>
              <table:table-cell office:value-type="float" office:value="6.73442243909557">
                <text:p>6.73442243909557</text:p>
              </table:table-cell>
              <table:table-cell office:value-type="float" office:value="11.2240373984926">
                <text:p>11.2240373984926</text:p>
              </table:table-cell>
              <table:table-cell office:value-type="float" office:value="7.86346405250173">
                <text:p>7.86346405250173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5094996532763">
                <text:p>11.5094996532763</text:p>
              </table:table-cell>
              <table:table-cell office:value-type="float" office:value="9.34322937044153">
                <text:p>9.34322937044153</text:p>
              </table:table-cell>
              <table:table-cell office:value-type="float" office:value="7.7932603884161">
                <text:p>7.7932603884161</text:p>
              </table:table-cell>
              <table:table-cell office:value-type="float" office:value="6.58539195429738">
                <text:p>6.58539195429738</text:p>
              </table:table-cell>
              <table:table-cell office:value-type="float" office:value="10.9756532571623">
                <text:p>10.9756532571623</text:p>
              </table:table-cell>
              <table:table-cell office:value-type="float" office:value="8.38183446924652">
                <text:p>8.38183446924652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6206271943012">
                <text:p>11.6206271943012</text:p>
              </table:table-cell>
              <table:table-cell office:value-type="float" office:value="9.98720389500952">
                <text:p>9.98720389500952</text:p>
              </table:table-cell>
              <table:table-cell office:value-type="float" office:value="7.15131740675353">
                <text:p>7.15131740675353</text:p>
              </table:table-cell>
              <table:table-cell office:value-type="float" office:value="6.1115666491808">
                <text:p>6.1115666491808</text:p>
              </table:table-cell>
              <table:table-cell office:value-type="float" office:value="10.1859444153013">
                <text:p>10.1859444153013</text:p>
              </table:table-cell>
              <table:table-cell office:value-type="float" office:value="8.09195154269685">
                <text:p>8.09195154269685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6094463166884">
                <text:p>13.6094463166884</text:p>
              </table:table-cell>
              <table:table-cell office:value-type="float" office:value="10.9392484280528">
                <text:p>10.9392484280528</text:p>
              </table:table-cell>
              <table:table-cell office:value-type="float" office:value="7.68945372198396">
                <text:p>7.68945372198396</text:p>
              </table:table-cell>
              <table:table-cell office:value-type="float" office:value="6.59924438651774">
                <text:p>6.59924438651774</text:p>
              </table:table-cell>
              <table:table-cell office:value-type="float" office:value="10.9987406441962">
                <text:p>10.9987406441962</text:p>
              </table:table-cell>
              <table:table-cell office:value-type="float" office:value="9.20384797544106">
                <text:p>9.20384797544106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